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Replacements/Object 10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5" manifest:media-type=""/>
  <manifest:file-entry manifest:full-path="ObjectReplacements/Object 74" manifest:media-type="application/x-openoffice-gdimetafile;windows_formatname=&quot;GDIMetaFile&quot;"/>
  <manifest:file-entry manifest:full-path="ObjectReplacements/Object 66" manifest:media-type=""/>
  <manifest:file-entry manifest:full-path="ObjectReplacements/Object 7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2d0dd"/>
    </style:style>
    <style:style style:name="P3" style:family="paragraph" style:parent-style-name="Standard">
      <style:paragraph-properties fo:text-align="center" style:justify-single-word="false"/>
      <style:text-properties officeooo:paragraph-rsid="00149d09"/>
    </style:style>
    <style:style style:name="P4" style:family="paragraph" style:parent-style-name="Standard">
      <style:paragraph-properties fo:text-align="center" style:justify-single-word="false"/>
      <style:text-properties officeooo:paragraph-rsid="0014feae"/>
    </style:style>
    <style:style style:name="P5" style:family="paragraph" style:parent-style-name="Standard">
      <style:paragraph-properties fo:text-align="center" style:justify-single-word="false"/>
      <style:text-properties officeooo:paragraph-rsid="0015dafb"/>
    </style:style>
    <style:style style:name="P6" style:family="paragraph" style:parent-style-name="Standard">
      <style:paragraph-properties fo:text-align="center" style:justify-single-word="false"/>
      <style:text-properties officeooo:paragraph-rsid="0016a4df"/>
    </style:style>
    <style:style style:name="P7" style:family="paragraph" style:parent-style-name="Standard">
      <style:paragraph-properties fo:text-align="center" style:justify-single-word="false"/>
      <style:text-properties officeooo:paragraph-rsid="0018b295"/>
    </style:style>
    <style:style style:name="P8" style:family="paragraph" style:parent-style-name="Standard">
      <style:paragraph-properties fo:text-align="center" style:justify-single-word="false"/>
      <style:text-properties officeooo:paragraph-rsid="001a15c7"/>
    </style:style>
    <style:style style:name="P9" style:family="paragraph" style:parent-style-name="Standard">
      <style:paragraph-properties fo:text-align="center" style:justify-single-word="false"/>
      <style:text-properties officeooo:paragraph-rsid="001cba66"/>
    </style:style>
    <style:style style:name="P10" style:family="paragraph" style:parent-style-name="Standard">
      <style:paragraph-properties fo:text-align="center" style:justify-single-word="false"/>
      <style:text-properties officeooo:paragraph-rsid="00275141"/>
    </style:style>
    <style:style style:name="P11" style:family="paragraph" style:parent-style-name="Standard">
      <style:paragraph-properties fo:text-align="center" style:justify-single-word="false"/>
      <style:text-properties officeooo:paragraph-rsid="00595744"/>
    </style:style>
    <style:style style:name="P12" style:family="paragraph" style:parent-style-name="Standard">
      <style:paragraph-properties fo:text-align="center" style:justify-single-word="false"/>
      <style:text-properties officeooo:paragraph-rsid="006d66d9"/>
    </style:style>
    <style:style style:name="P13" style:family="paragraph" style:parent-style-name="Standard">
      <style:paragraph-properties fo:text-align="center" style:justify-single-word="false"/>
      <style:text-properties officeooo:paragraph-rsid="00784666"/>
    </style:style>
    <style:style style:name="P14" style:family="paragraph" style:parent-style-name="Standard">
      <style:paragraph-properties fo:text-align="center" style:justify-single-word="false"/>
      <style:text-properties officeooo:rsid="0014feae" officeooo:paragraph-rsid="00149d09"/>
    </style:style>
    <style:style style:name="P15" style:family="paragraph" style:parent-style-name="Standard">
      <style:paragraph-properties fo:text-align="center" style:justify-single-word="false"/>
      <style:text-properties officeooo:rsid="0014feae" officeooo:paragraph-rsid="0016a4df"/>
    </style:style>
    <style:style style:name="P16" style:family="paragraph" style:parent-style-name="Standard">
      <style:paragraph-properties fo:text-align="center" style:justify-single-word="false"/>
      <style:text-properties officeooo:rsid="0014feae" officeooo:paragraph-rsid="002ca87a"/>
    </style:style>
    <style:style style:name="P17" style:family="paragraph" style:parent-style-name="Standard">
      <style:paragraph-properties fo:text-align="center" style:justify-single-word="false"/>
      <style:text-properties officeooo:rsid="0014feae" officeooo:paragraph-rsid="00371e6b"/>
    </style:style>
    <style:style style:name="P18" style:family="paragraph" style:parent-style-name="Standard">
      <style:paragraph-properties fo:text-align="center" style:justify-single-word="false"/>
      <style:text-properties officeooo:rsid="0014feae" officeooo:paragraph-rsid="004eb808"/>
    </style:style>
    <style:style style:name="P19" style:family="paragraph" style:parent-style-name="Standard">
      <style:paragraph-properties fo:text-align="center" style:justify-single-word="false"/>
      <style:text-properties officeooo:rsid="0014feae" officeooo:paragraph-rsid="00595744"/>
    </style:style>
    <style:style style:name="P20" style:family="paragraph" style:parent-style-name="Standard">
      <style:paragraph-properties fo:text-align="center" style:justify-single-word="false"/>
      <style:text-properties officeooo:rsid="0014feae" officeooo:paragraph-rsid="00685b65"/>
    </style:style>
    <style:style style:name="P21" style:family="paragraph" style:parent-style-name="Standard">
      <style:paragraph-properties fo:text-align="center" style:justify-single-word="false"/>
      <style:text-properties officeooo:rsid="0014feae" officeooo:paragraph-rsid="00784666"/>
    </style:style>
    <style:style style:name="P22" style:family="paragraph" style:parent-style-name="Standard">
      <style:paragraph-properties fo:text-align="center" style:justify-single-word="false"/>
      <style:text-properties officeooo:rsid="0014feae" officeooo:paragraph-rsid="008bb27b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8b2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5ecd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71e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7d9a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87d7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0f0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42d3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628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132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18b2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576e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813e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8963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0f0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7c85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916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f42c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89e5bd" officeooo:paragraph-rsid="0018b295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2e468a" officeooo:paragraph-rsid="0018b295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3f42c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4132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41daa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4eb80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550ad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593a9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35ecd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8756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18b29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87d78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14feae" officeooo:paragraph-rsid="004eb80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14feae" officeooo:paragraph-rsid="00501de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2e4e7d" officeooo:paragraph-rsid="00591b05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2e4e7d" officeooo:paragraph-rsid="008426aa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2912ac" officeooo:paragraph-rsid="0018b295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2912ac" officeooo:paragraph-rsid="008963e8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officeooo:rsid="001a15c7" officeooo:paragraph-rsid="001a15c7"/>
    </style:style>
    <style:style style:name="P59" style:family="paragraph" style:parent-style-name="Standard">
      <style:paragraph-properties fo:text-align="start" style:justify-single-word="false"/>
      <style:text-properties officeooo:rsid="0028652c" officeooo:paragraph-rsid="0028652c"/>
    </style:style>
    <style:style style:name="P60" style:family="paragraph" style:parent-style-name="Standard">
      <style:paragraph-properties fo:text-align="start" style:justify-single-word="false"/>
      <style:text-properties officeooo:rsid="0028652c" officeooo:paragraph-rsid="002912ac"/>
    </style:style>
    <style:style style:name="P61" style:family="paragraph" style:parent-style-name="Standard">
      <style:paragraph-properties fo:text-align="start" style:justify-single-word="false"/>
      <style:text-properties officeooo:rsid="0028652c" officeooo:paragraph-rsid="008963e8"/>
    </style:style>
    <style:style style:name="P62" style:family="paragraph" style:parent-style-name="Standard">
      <style:paragraph-properties fo:text-align="center" style:justify-single-word="false"/>
      <style:text-properties fo:font-size="20pt" officeooo:rsid="0028652c" officeooo:paragraph-rsid="002a8ff3" style:font-size-asian="20pt" style:font-size-complex="20pt"/>
    </style:style>
    <style:style style:name="P63" style:family="paragraph" style:parent-style-name="Standard">
      <style:paragraph-properties fo:text-align="center" style:justify-single-word="false"/>
      <style:text-properties fo:font-size="20pt" officeooo:rsid="0028652c" officeooo:paragraph-rsid="0028652c" style:font-size-asian="20pt" style:font-size-complex="20pt"/>
    </style:style>
    <style:style style:name="P64" style:family="paragraph" style:parent-style-name="Standard">
      <style:paragraph-properties fo:text-align="center" style:justify-single-word="false"/>
      <style:text-properties fo:font-size="20pt" officeooo:rsid="002a8ff3" officeooo:paragraph-rsid="002a8ff3" style:font-size-asian="20pt" style:font-size-complex="20pt"/>
    </style:style>
    <style:style style:name="P65" style:family="paragraph" style:parent-style-name="Standard">
      <style:paragraph-properties fo:text-align="center" style:justify-single-word="false"/>
      <style:text-properties fo:font-size="20pt" officeooo:rsid="002912ac" officeooo:paragraph-rsid="006d66d9" style:font-size-asian="20pt" style:font-size-complex="20pt"/>
    </style:style>
    <style:style style:name="P66" style:family="paragraph" style:parent-style-name="Standard">
      <style:paragraph-properties fo:text-align="center" style:justify-single-word="false"/>
      <style:text-properties fo:font-size="20pt" officeooo:rsid="002912ac" officeooo:paragraph-rsid="00784666" style:font-size-asian="20pt" style:font-size-complex="20pt"/>
    </style:style>
    <style:style style:name="P67" style:family="paragraph" style:parent-style-name="Standard">
      <style:paragraph-properties fo:text-align="center" style:justify-single-word="false"/>
      <style:text-properties fo:font-size="20pt" officeooo:rsid="002912ac" officeooo:paragraph-rsid="008e58b7" style:font-size-asian="20pt" style:font-size-complex="20pt"/>
    </style:style>
    <style:style style:name="P68" style:family="paragraph" style:parent-style-name="Standard">
      <style:paragraph-properties fo:text-align="start" style:justify-single-word="false"/>
      <style:text-properties fo:font-size="20pt" officeooo:rsid="002912ac" officeooo:paragraph-rsid="002a8ff3" style:font-size-asian="20pt" style:font-size-complex="20pt"/>
    </style:style>
    <style:style style:name="P69" style:family="paragraph" style:parent-style-name="Standard">
      <style:paragraph-properties fo:text-align="start" style:justify-single-word="false"/>
      <style:text-properties fo:font-size="20pt" officeooo:rsid="002912ac" officeooo:paragraph-rsid="002b2d18" style:font-size-asian="20pt" style:font-size-complex="20pt"/>
    </style:style>
    <style:style style:name="P70" style:family="paragraph" style:parent-style-name="Standard">
      <style:paragraph-properties fo:text-align="start" style:justify-single-word="false"/>
      <style:text-properties fo:font-size="20pt" officeooo:rsid="002912ac" officeooo:paragraph-rsid="002ca87a" style:font-size-asian="20pt" style:font-size-complex="20pt"/>
    </style:style>
    <style:style style:name="P71" style:family="paragraph" style:parent-style-name="Standard">
      <style:paragraph-properties fo:text-align="start" style:justify-single-word="false"/>
      <style:text-properties fo:font-size="20pt" officeooo:rsid="002912ac" officeooo:paragraph-rsid="002e4e7d" style:font-size-asian="20pt" style:font-size-complex="20pt"/>
    </style:style>
    <style:style style:name="P72" style:family="paragraph" style:parent-style-name="Standard">
      <style:paragraph-properties fo:text-align="start" style:justify-single-word="false"/>
      <style:text-properties fo:font-size="20pt" officeooo:rsid="002912ac" officeooo:paragraph-rsid="002eca0f" style:font-size-asian="20pt" style:font-size-complex="20pt"/>
    </style:style>
    <style:style style:name="P73" style:family="paragraph" style:parent-style-name="Standard">
      <style:paragraph-properties fo:text-align="start" style:justify-single-word="false"/>
      <style:text-properties fo:font-size="20pt" officeooo:rsid="002912ac" officeooo:paragraph-rsid="00595744" style:font-size-asian="20pt" style:font-size-complex="20pt"/>
    </style:style>
    <style:style style:name="P74" style:family="paragraph" style:parent-style-name="Standard">
      <style:paragraph-properties fo:text-align="start" style:justify-single-word="false"/>
      <style:text-properties fo:font-size="20pt" officeooo:rsid="002912ac" officeooo:paragraph-rsid="005c13a4" style:font-size-asian="20pt" style:font-size-complex="20pt"/>
    </style:style>
    <style:style style:name="P75" style:family="paragraph" style:parent-style-name="Standard">
      <style:paragraph-properties fo:text-align="start" style:justify-single-word="false"/>
      <style:text-properties fo:font-size="20pt" officeooo:rsid="002912ac" officeooo:paragraph-rsid="006d66d9" style:font-size-asian="20pt" style:font-size-complex="20pt"/>
    </style:style>
    <style:style style:name="P76" style:family="paragraph" style:parent-style-name="Standard">
      <style:paragraph-properties fo:text-align="start" style:justify-single-word="false"/>
      <style:text-properties fo:font-size="20pt" officeooo:rsid="002912ac" officeooo:paragraph-rsid="006ed354" style:font-size-asian="20pt" style:font-size-complex="20pt"/>
    </style:style>
    <style:style style:name="P77" style:family="paragraph" style:parent-style-name="Standard">
      <style:paragraph-properties fo:text-align="start" style:justify-single-word="false"/>
      <style:text-properties fo:font-size="20pt" officeooo:rsid="002912ac" officeooo:paragraph-rsid="006fb89b" style:font-size-asian="20pt" style:font-size-complex="20pt"/>
    </style:style>
    <style:style style:name="P78" style:family="paragraph" style:parent-style-name="Standard">
      <style:paragraph-properties fo:text-align="start" style:justify-single-word="false"/>
      <style:text-properties fo:font-size="20pt" officeooo:rsid="002912ac" officeooo:paragraph-rsid="00728baf" style:font-size-asian="20pt" style:font-size-complex="20pt"/>
    </style:style>
    <style:style style:name="P79" style:family="paragraph" style:parent-style-name="Standard">
      <style:paragraph-properties fo:text-align="start" style:justify-single-word="false"/>
      <style:text-properties fo:font-size="20pt" officeooo:rsid="002912ac" officeooo:paragraph-rsid="00784666" style:font-size-asian="20pt" style:font-size-complex="20pt"/>
    </style:style>
    <style:style style:name="P80" style:family="paragraph" style:parent-style-name="Standard">
      <style:paragraph-properties fo:text-align="start" style:justify-single-word="false"/>
      <style:text-properties fo:font-size="20pt" officeooo:rsid="002912ac" officeooo:paragraph-rsid="008963e8" style:font-size-asian="20pt" style:font-size-complex="20pt"/>
    </style:style>
    <style:style style:name="P81" style:family="paragraph" style:parent-style-name="Standard">
      <style:paragraph-properties fo:text-align="start" style:justify-single-word="false"/>
      <style:text-properties fo:font-size="20pt" officeooo:rsid="002912ac" officeooo:paragraph-rsid="008bb27b" style:font-size-asian="20pt" style:font-size-complex="20pt"/>
    </style:style>
    <style:style style:name="P82" style:family="paragraph" style:parent-style-name="Standard">
      <style:paragraph-properties fo:text-align="start" style:justify-single-word="false"/>
      <style:text-properties fo:font-size="20pt" officeooo:rsid="002912ac" officeooo:paragraph-rsid="008caa29" style:font-size-asian="20pt" style:font-size-complex="20pt"/>
    </style:style>
    <style:style style:name="P83" style:family="paragraph" style:parent-style-name="Standard">
      <style:paragraph-properties fo:text-align="start" style:justify-single-word="false"/>
      <style:text-properties fo:font-size="20pt" officeooo:rsid="002912ac" officeooo:paragraph-rsid="008dac24" style:font-size-asian="20pt" style:font-size-complex="20pt"/>
    </style:style>
    <style:style style:name="P84" style:family="paragraph" style:parent-style-name="Standard">
      <style:paragraph-properties fo:text-align="center" style:justify-single-word="false"/>
      <style:text-properties fo:font-size="20pt" officeooo:rsid="002b2d18" officeooo:paragraph-rsid="002b2d18" style:font-size-asian="20pt" style:font-size-complex="20pt"/>
    </style:style>
    <style:style style:name="P85" style:family="paragraph" style:parent-style-name="Standard">
      <style:paragraph-properties fo:text-align="center" style:justify-single-word="false"/>
      <style:text-properties fo:font-size="20pt" officeooo:rsid="002e4e7d" officeooo:paragraph-rsid="002e4e7d" style:font-size-asian="20pt" style:font-size-complex="20pt"/>
    </style:style>
    <style:style style:name="P86" style:family="paragraph" style:parent-style-name="Standard">
      <style:paragraph-properties fo:text-align="center" style:justify-single-word="false"/>
      <style:text-properties fo:font-size="20pt" officeooo:rsid="002e4e7d" officeooo:paragraph-rsid="004eb808" style:font-size-asian="20pt" style:font-size-complex="20pt"/>
    </style:style>
    <style:style style:name="P87" style:family="paragraph" style:parent-style-name="Standard">
      <style:paragraph-properties fo:text-align="center" style:justify-single-word="false"/>
      <style:text-properties fo:font-size="20pt" officeooo:rsid="004eb808" officeooo:paragraph-rsid="004eb808" style:font-size-asian="20pt" style:font-size-complex="20pt"/>
    </style:style>
    <style:style style:name="P88" style:family="paragraph" style:parent-style-name="Standard">
      <style:paragraph-properties fo:text-align="center" style:justify-single-word="false"/>
      <style:text-properties fo:font-size="20pt" officeooo:rsid="004eb808" officeooo:paragraph-rsid="00784666" style:font-size-asian="20pt" style:font-size-complex="20pt"/>
    </style:style>
    <style:style style:name="P89" style:family="paragraph" style:parent-style-name="Standard">
      <style:paragraph-properties fo:text-align="center" style:justify-single-word="false"/>
      <style:text-properties fo:font-size="20pt" officeooo:rsid="004eb808" officeooo:paragraph-rsid="0090f0c7" style:font-size-asian="20pt" style:font-size-complex="20pt"/>
    </style:style>
    <style:style style:name="P90" style:family="paragraph" style:parent-style-name="Standard">
      <style:paragraph-properties fo:text-align="center" style:justify-single-word="false"/>
      <style:text-properties fo:font-size="20pt" officeooo:rsid="004eb808" officeooo:paragraph-rsid="00942d39" style:font-size-asian="20pt" style:font-size-complex="20pt"/>
    </style:style>
    <style:style style:name="P91" style:family="paragraph" style:parent-style-name="Standard">
      <style:paragraph-properties fo:text-align="center" style:justify-single-word="false"/>
      <style:text-properties fo:font-size="20pt" officeooo:rsid="004eb808" officeooo:paragraph-rsid="00962893" style:font-size-asian="20pt" style:font-size-complex="20pt"/>
    </style:style>
    <style:style style:name="P92" style:family="paragraph" style:parent-style-name="Standard">
      <style:paragraph-properties fo:text-align="center" style:justify-single-word="false"/>
      <style:text-properties fo:font-size="20pt" officeooo:rsid="008963e8" officeooo:paragraph-rsid="008963e8" style:font-size-asian="20pt" style:font-size-complex="20pt"/>
    </style:style>
    <style:style style:name="P93" style:family="paragraph" style:parent-style-name="Standard">
      <style:paragraph-properties fo:text-align="center" style:justify-single-word="false"/>
      <style:text-properties fo:font-size="20pt" officeooo:rsid="008af024" officeooo:paragraph-rsid="008af024" style:font-size-asian="20pt" style:font-size-complex="20pt"/>
    </style:style>
    <style:style style:name="P94" style:family="paragraph" style:parent-style-name="Standard">
      <style:paragraph-properties fo:text-align="center" style:justify-single-word="false"/>
      <style:text-properties fo:font-size="20pt" officeooo:rsid="008e58b7" officeooo:paragraph-rsid="004eb808" style:font-size-asian="20pt" style:font-size-complex="20pt"/>
    </style:style>
    <style:style style:name="P95" style:family="paragraph" style:parent-style-name="Standard">
      <style:paragraph-properties fo:text-align="start" style:justify-single-word="false"/>
      <style:text-properties officeooo:rsid="002912ac" officeooo:paragraph-rsid="002912ac"/>
    </style:style>
    <style:style style:name="P96" style:family="paragraph" style:parent-style-name="Standard">
      <style:paragraph-properties fo:text-align="start" style:justify-single-word="false"/>
      <style:text-properties officeooo:rsid="002912ac" officeooo:paragraph-rsid="002a8ff3"/>
    </style:style>
    <style:style style:name="P97" style:family="paragraph" style:parent-style-name="Standard">
      <style:paragraph-properties fo:text-align="start" style:justify-single-word="false"/>
      <style:text-properties fo:font-size="8pt" officeooo:rsid="002e4e7d" officeooo:paragraph-rsid="006fb89b" style:font-size-asian="8pt" style:font-size-complex="8pt"/>
    </style:style>
    <style:style style:name="P98" style:family="paragraph" style:parent-style-name="Standard">
      <style:paragraph-properties fo:text-align="start" style:justify-single-word="false"/>
      <style:text-properties fo:font-size="8pt" officeooo:rsid="002e4e7d" officeooo:paragraph-rsid="00784666" style:font-size-asian="8pt" style:font-size-complex="8pt"/>
    </style:style>
    <style:style style:name="P99" style:family="paragraph" style:parent-style-name="Standard">
      <style:paragraph-properties fo:text-align="center" style:justify-single-word="false"/>
      <style:text-properties fo:font-size="8pt" officeooo:rsid="002e4e7d" officeooo:paragraph-rsid="006a3803" style:font-size-asian="8pt" style:font-size-complex="8pt"/>
    </style:style>
    <style:style style:name="P100" style:family="paragraph" style:parent-style-name="Standard">
      <style:paragraph-properties fo:text-align="center" style:justify-single-word="false"/>
      <style:text-properties fo:font-size="8pt" officeooo:rsid="002e4e7d" officeooo:paragraph-rsid="00784666" style:font-size-asian="8pt" style:font-size-complex="8pt"/>
    </style:style>
    <style:style style:name="P101" style:family="paragraph" style:parent-style-name="Standard">
      <style:paragraph-properties fo:text-align="start" style:justify-single-word="false"/>
      <style:text-properties officeooo:rsid="008af024" officeooo:paragraph-rsid="008af024"/>
    </style:style>
    <style:style style:name="P102" style:family="paragraph" style:parent-style-name="Standard">
      <style:paragraph-properties fo:text-align="center" style:justify-single-word="false"/>
      <style:text-properties fo:font-size="10pt" officeooo:rsid="0008348a" officeooo:paragraph-rsid="0092331b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fo:font-size="10pt" officeooo:rsid="0008348a" officeooo:paragraph-rsid="00942d39" style:font-size-asian="10pt" style:font-size-complex="10pt"/>
    </style:style>
    <style:style style:name="P104" style:family="paragraph" style:parent-style-name="Standard">
      <style:paragraph-properties fo:text-align="start" style:justify-single-word="false"/>
      <style:text-properties fo:font-size="10pt" officeooo:rsid="0008348a" officeooo:paragraph-rsid="0092331b" style:font-size-asian="10pt" style:font-size-complex="10pt"/>
    </style:style>
    <style:style style:name="P105" style:family="paragraph" style:parent-style-name="Standard">
      <style:paragraph-properties fo:text-align="center" style:justify-single-word="false" style:text-autospace="none"/>
      <style:text-properties fo:font-size="12pt" officeooo:rsid="002e468a" officeooo:paragraph-rsid="0090f0c7" style:font-size-asian="10.5pt" style:font-size-complex="10.5pt"/>
    </style:style>
    <style:style style:name="P106" style:family="paragraph" style:parent-style-name="Standard">
      <style:paragraph-properties fo:text-align="center" style:justify-single-word="false" style:text-autospace="none"/>
      <style:text-properties fo:font-size="12pt" officeooo:rsid="002e468a" officeooo:paragraph-rsid="0097c856" style:font-size-asian="10.5pt" style:font-size-complex="10.5pt"/>
    </style:style>
    <style:style style:name="P107" style:family="paragraph" style:parent-style-name="Standard">
      <style:paragraph-properties fo:text-align="center" style:justify-single-word="false" style:text-autospace="none"/>
      <style:text-properties fo:font-size="12pt" officeooo:rsid="002e468a" officeooo:paragraph-rsid="009bd89b" style:font-size-asian="10.5pt" style:font-size-complex="10.5pt"/>
    </style:style>
    <style:style style:name="P108" style:family="paragraph" style:parent-style-name="Standard">
      <style:paragraph-properties fo:text-align="center" style:justify-single-word="false" style:text-autospace="none"/>
      <style:text-properties fo:font-size="12pt" officeooo:rsid="005a182b" officeooo:paragraph-rsid="00962893" style:font-size-asian="10.5pt" style:font-size-complex="10.5pt"/>
    </style:style>
    <style:style style:name="P109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paragraph-rsid="0012d0dd"/>
    </style:style>
    <style:style style:name="P110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paragraph-rsid="00149d09"/>
    </style:style>
    <style:style style:name="P111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rsid="0014feae" officeooo:paragraph-rsid="0016a4df"/>
    </style:style>
    <style:style style:name="P112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rsid="0014feae" officeooo:paragraph-rsid="004eb808"/>
    </style:style>
    <style:style style:name="P113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font-size="20pt" officeooo:rsid="004eb808" officeooo:paragraph-rsid="004eb808" style:font-size-asian="20pt" style:font-size-complex="20pt"/>
    </style:style>
    <style:style style:name="P114" style:family="paragraph" style:parent-style-name="Contents_20_1">
      <style:paragraph-properties fo:text-align="end" style:justify-single-word="false" fo:padding="0.0291in" fo:border-left="none" fo:border-right="none" fo:border-top="none" fo:border-bottom="0.99pt solid #000000" style:join-border="false"/>
    </style:style>
    <style:style style:name="P115" style:family="paragraph" style:parent-style-name="Contents_20_1">
      <style:paragraph-properties fo:text-align="end" style:justify-single-word="false" fo:padding="0.0291in" fo:border-left="none" fo:border-right="none" fo:border-top="none" fo:border-bottom="0.99pt solid #000000" style:join-border="false"/>
      <style:text-properties officeooo:paragraph-rsid="00576e7b"/>
    </style:style>
    <style:style style:name="P116" style:family="paragraph" style:parent-style-name="Contents_20_1">
      <style:paragraph-properties fo:text-align="end" style:justify-single-word="false" fo:padding="0.0291in" fo:border-left="none" fo:border-right="none" fo:border-top="none" fo:border-bottom="0.99pt solid #000000" style:join-border="false"/>
      <style:text-properties officeooo:paragraph-rsid="00813ee0"/>
    </style:style>
    <style:style style:name="P117" style:family="paragraph" style:parent-style-name="Footnote">
      <style:text-properties officeooo:paragraph-rsid="001a15c7"/>
    </style:style>
    <style:style style:name="P118" style:family="paragraph" style:parent-style-name="Contents_20_1">
      <style:paragraph-properties fo:text-align="end" style:justify-single-word="false"/>
    </style:style>
    <style:style style:name="P119" style:family="paragraph" style:parent-style-name="Contents_20_1">
      <style:paragraph-properties fo:text-align="end" style:justify-single-word="false"/>
      <style:text-properties officeooo:paragraph-rsid="001a15c7"/>
    </style:style>
    <style:style style:name="P120" style:family="paragraph" style:parent-style-name="Contents_20_1">
      <style:paragraph-properties fo:text-align="end" style:justify-single-word="false"/>
      <style:text-properties officeooo:paragraph-rsid="001cba66"/>
    </style:style>
    <style:style style:name="P121" style:family="paragraph" style:parent-style-name="Contents_20_1">
      <style:paragraph-properties fo:text-align="end" style:justify-single-word="false"/>
      <style:text-properties officeooo:paragraph-rsid="001ea239"/>
    </style:style>
    <style:style style:name="P122" style:family="paragraph" style:parent-style-name="Contents_20_1">
      <style:paragraph-properties fo:text-align="end" style:justify-single-word="false"/>
      <style:text-properties officeooo:paragraph-rsid="0024cb17"/>
    </style:style>
    <style:style style:name="P123" style:family="paragraph" style:parent-style-name="Contents_20_1">
      <style:paragraph-properties fo:text-align="end" style:justify-single-word="false"/>
      <style:text-properties officeooo:paragraph-rsid="003f42c6"/>
    </style:style>
    <style:style style:name="P124" style:family="paragraph" style:parent-style-name="Contents_20_1">
      <style:paragraph-properties fo:text-align="end" style:justify-single-word="false"/>
      <style:text-properties officeooo:paragraph-rsid="00437388"/>
    </style:style>
    <style:style style:name="P125" style:family="paragraph" style:parent-style-name="Contents_20_1">
      <style:paragraph-properties fo:text-align="end" style:justify-single-word="false"/>
      <style:text-properties officeooo:paragraph-rsid="004eb808"/>
    </style:style>
    <style:style style:name="P126" style:family="paragraph" style:parent-style-name="Contents_20_1">
      <style:paragraph-properties fo:text-align="end" style:justify-single-word="false"/>
      <style:text-properties officeooo:paragraph-rsid="00550ade"/>
    </style:style>
    <style:style style:name="P127" style:family="paragraph" style:parent-style-name="Contents_20_1">
      <style:paragraph-properties fo:text-align="end" style:justify-single-word="false"/>
      <style:text-properties officeooo:paragraph-rsid="00576e7b"/>
    </style:style>
    <style:style style:name="P128" style:family="paragraph" style:parent-style-name="Contents_20_1">
      <style:paragraph-properties fo:text-align="end" style:justify-single-word="false"/>
      <style:text-properties fo:font-size="8pt" officeooo:rsid="001ea239" officeooo:paragraph-rsid="001ea239" style:font-size-asian="8pt" style:font-size-complex="8pt"/>
    </style:style>
    <style:style style:name="P129" style:family="paragraph" style:parent-style-name="Contents_20_1">
      <style:paragraph-properties fo:text-align="end" style:justify-single-word="false"/>
      <style:text-properties fo:font-size="8pt" style:font-size-asian="8pt" style:font-size-complex="8pt"/>
    </style:style>
    <style:style style:name="P130" style:family="paragraph" style:parent-style-name="Contents_20_1">
      <style:paragraph-properties fo:text-align="end" style:justify-single-word="false"/>
      <style:text-properties fo:font-size="8pt" officeooo:paragraph-rsid="001cba66" style:font-size-asian="8pt" style:font-size-complex="8pt"/>
    </style:style>
    <style:style style:name="P131" style:family="paragraph" style:parent-style-name="Contents_20_1">
      <style:paragraph-properties fo:text-align="end" style:justify-single-word="false"/>
      <style:text-properties fo:font-size="8pt" officeooo:paragraph-rsid="002a8ff3" style:font-size-asian="8pt" style:font-size-complex="8pt"/>
    </style:style>
    <style:style style:name="P132" style:family="paragraph" style:parent-style-name="Contents_20_1">
      <style:paragraph-properties fo:text-align="end" style:justify-single-word="false"/>
      <style:text-properties fo:font-size="8pt" officeooo:paragraph-rsid="0075d5f9" style:font-size-asian="8pt" style:font-size-complex="8pt"/>
    </style:style>
    <style:style style:name="P133" style:family="paragraph" style:parent-style-name="Contents_20_1">
      <style:paragraph-properties fo:text-align="end" style:justify-single-word="false"/>
      <style:text-properties fo:font-size="8pt" officeooo:rsid="002e4e7d" officeooo:paragraph-rsid="0060df8b" style:font-size-asian="8pt" style:font-size-complex="8pt"/>
    </style:style>
    <style:style style:name="P134" style:family="paragraph" style:parent-style-name="Contents_20_1">
      <style:paragraph-properties fo:text-align="end" style:justify-single-word="false"/>
      <style:text-properties fo:font-size="8pt" officeooo:rsid="002e4e7d" officeooo:paragraph-rsid="0063e03f" style:font-size-asian="8pt" style:font-size-complex="8pt"/>
    </style:style>
    <style:style style:name="P135" style:family="paragraph" style:parent-style-name="Contents_20_1">
      <style:paragraph-properties fo:text-align="end" style:justify-single-word="false"/>
      <style:text-properties fo:font-size="8pt" officeooo:rsid="002e4e7d" officeooo:paragraph-rsid="00685b65" style:font-size-asian="8pt" style:font-size-complex="8pt"/>
    </style:style>
    <style:style style:name="P136" style:family="paragraph" style:parent-style-name="Contents_20_1">
      <style:paragraph-properties fo:text-align="end" style:justify-single-word="false"/>
      <style:text-properties fo:font-size="8pt" officeooo:rsid="002e4e7d" officeooo:paragraph-rsid="00784666" style:font-size-asian="8pt" style:font-size-complex="8pt"/>
    </style:style>
    <style:style style:name="P137" style:family="paragraph" style:parent-style-name="Contents_20_1">
      <style:paragraph-properties fo:text-align="end" style:justify-single-word="false"/>
      <style:text-properties fo:font-size="8pt" officeooo:rsid="002e4e7d" officeooo:paragraph-rsid="008dac24" style:font-size-asian="8pt" style:font-size-complex="8pt"/>
    </style:style>
    <style:style style:name="P138" style:family="paragraph" style:parent-style-name="Contents_20_1">
      <style:paragraph-properties fo:text-align="end" style:justify-single-word="false"/>
      <style:text-properties officeooo:rsid="0024cb17" officeooo:paragraph-rsid="006c2163"/>
    </style:style>
    <style:style style:name="P139" style:family="paragraph" style:parent-style-name="Contents_20_1">
      <style:paragraph-properties fo:text-align="end" style:justify-single-word="false"/>
      <style:text-properties officeooo:rsid="00275141" officeooo:paragraph-rsid="002eca0f"/>
    </style:style>
    <style:style style:name="P140" style:family="paragraph" style:parent-style-name="Contents_20_1">
      <style:paragraph-properties fo:text-align="end" style:justify-single-word="false"/>
      <style:text-properties officeooo:rsid="00275141" officeooo:paragraph-rsid="005a84ae"/>
    </style:style>
    <style:style style:name="P141" style:family="paragraph" style:parent-style-name="Contents_20_1">
      <style:paragraph-properties fo:text-align="end" style:justify-single-word="false"/>
      <style:text-properties officeooo:rsid="00275141" officeooo:paragraph-rsid="005c13a4"/>
    </style:style>
    <style:style style:name="P142" style:family="paragraph" style:parent-style-name="Contents_20_1">
      <style:paragraph-properties fo:text-align="end" style:justify-single-word="false"/>
      <style:text-properties officeooo:rsid="0014feae" officeooo:paragraph-rsid="0041daa2"/>
    </style:style>
    <style:style style:name="P143" style:family="paragraph" style:parent-style-name="Contents_20_1">
      <style:paragraph-properties fo:text-align="end" style:justify-single-word="false"/>
      <style:text-properties officeooo:rsid="0014feae" officeooo:paragraph-rsid="00437388"/>
    </style:style>
    <style:style style:name="P144" style:family="paragraph" style:parent-style-name="Contents_20_1">
      <style:paragraph-properties fo:text-align="end" style:justify-single-word="false"/>
      <style:text-properties officeooo:rsid="0014feae" officeooo:paragraph-rsid="0044d926"/>
    </style:style>
    <style:style style:name="P145" style:family="paragraph" style:parent-style-name="Contents_20_1">
      <style:paragraph-properties fo:text-align="end" style:justify-single-word="false"/>
      <style:text-properties officeooo:rsid="0014feae" officeooo:paragraph-rsid="00532d48"/>
    </style:style>
    <style:style style:name="P146" style:family="paragraph" style:parent-style-name="Contents_20_1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5ecd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7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3f42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8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41daa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9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576e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0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4feae" officeooo:paragraph-rsid="00813e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1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14feae" officeooo:paragraph-rsid="00501de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2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14feae" officeooo:paragraph-rsid="00550ad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3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6a3803" officeooo:paragraph-rsid="008dac24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154" style:family="paragraph" style:parent-style-name="Contents_20_1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6a3803" officeooo:paragraph-rsid="0099164e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155" style:family="paragraph" style:parent-style-name="Contents_20_1">
      <style:paragraph-properties fo:text-align="end" style:justify-single-word="false" style:text-autospace="none"/>
      <style:text-properties officeooo:rsid="005a182b" officeooo:paragraph-rsid="00550ade"/>
    </style:style>
    <style:style style:name="P156" style:family="paragraph" style:parent-style-name="Contents_20_1">
      <style:paragraph-properties fo:text-align="end" style:justify-single-word="false"/>
      <style:text-properties officeooo:rsid="0060df8b" officeooo:paragraph-rsid="007a0a14"/>
    </style:style>
    <style:style style:name="P157" style:family="paragraph" style:parent-style-name="Contents_20_1">
      <style:paragraph-properties fo:text-align="end" style:justify-single-word="false"/>
      <style:text-properties officeooo:rsid="0063e03f" officeooo:paragraph-rsid="00784666"/>
    </style:style>
    <style:style style:name="P158" style:family="paragraph" style:parent-style-name="Contents_20_1">
      <style:paragraph-properties fo:text-align="end" style:justify-single-word="false"/>
      <style:text-properties officeooo:rsid="00685b65" officeooo:paragraph-rsid="00685b65"/>
    </style:style>
    <style:style style:name="P159" style:family="paragraph" style:parent-style-name="Contents_20_1">
      <style:paragraph-properties fo:text-align="end" style:justify-single-word="false"/>
      <style:text-properties officeooo:rsid="006a3803" officeooo:paragraph-rsid="006a3803"/>
    </style:style>
    <style:style style:name="P160" style:family="paragraph" style:parent-style-name="Contents_20_1">
      <style:paragraph-properties fo:text-align="end" style:justify-single-word="false"/>
      <style:text-properties officeooo:rsid="007c2569" officeooo:paragraph-rsid="007c2569"/>
    </style:style>
    <style:style style:name="P161" style:family="paragraph" style:parent-style-name="Contents_20_1">
      <style:paragraph-properties fo:text-align="end" style:justify-single-word="false"/>
      <style:text-properties fo:font-size="20pt" officeooo:rsid="006a3803" officeooo:paragraph-rsid="008caa29" style:font-size-asian="20pt" style:font-size-complex="20pt"/>
    </style:style>
    <style:style style:name="P162" style:family="paragraph" style:parent-style-name="Contents_20_1">
      <style:paragraph-properties fo:text-align="end" style:justify-single-word="false"/>
      <style:text-properties fo:font-size="20pt" officeooo:rsid="006a3803" officeooo:paragraph-rsid="008dac24" style:font-size-asian="20pt" style:font-size-complex="20pt"/>
    </style:style>
    <style:style style:name="P163" style:family="paragraph" style:parent-style-name="Standard">
      <style:paragraph-properties fo:text-align="center" style:justify-single-word="false"/>
      <style:text-properties fo:font-size="20pt" officeooo:rsid="004eb808" officeooo:paragraph-rsid="004eb808" style:font-size-asian="20pt" style:font-size-complex="20pt"/>
    </style:style>
    <style:style style:name="P164" style:family="paragraph" style:parent-style-name="Standard">
      <style:paragraph-properties fo:text-align="center" style:justify-single-word="false"/>
      <style:text-properties fo:font-size="20pt" officeooo:rsid="004eb808" officeooo:paragraph-rsid="00962893" style:font-size-asian="20pt" style:font-size-complex="20pt"/>
    </style:style>
    <style:style style:name="P165" style:family="paragraph" style:parent-style-name="Standard">
      <style:paragraph-properties fo:text-align="start" style:justify-single-word="false"/>
      <style:text-properties fo:font-size="20pt" officeooo:rsid="002912ac" officeooo:paragraph-rsid="00a162e1" style:font-size-asian="20pt" style:font-size-complex="20pt"/>
    </style:style>
    <style:style style:name="P166" style:family="paragraph" style:parent-style-name="Standard">
      <style:paragraph-properties fo:text-align="start" style:justify-single-word="false"/>
      <style:text-properties fo:font-size="20pt" officeooo:rsid="002912ac" officeooo:paragraph-rsid="00a33f15" style:font-size-asian="20pt" style:font-size-complex="20pt"/>
    </style:style>
    <style:style style:name="P167" style:family="paragraph" style:parent-style-name="Standard">
      <style:paragraph-properties fo:text-align="start" style:justify-single-word="false"/>
      <style:text-properties fo:font-size="20pt" officeooo:rsid="002912ac" officeooo:paragraph-rsid="00a43111" style:font-size-asian="20pt" style:font-size-complex="20pt"/>
    </style:style>
    <style:style style:name="P168" style:family="paragraph" style:parent-style-name="Standard">
      <style:paragraph-properties fo:text-align="start" style:justify-single-word="false" style:text-autospace="none"/>
      <style:text-properties fo:font-size="20pt" officeooo:rsid="002912ac" officeooo:paragraph-rsid="00a43111" style:font-size-asian="20pt" style:font-size-complex="20pt"/>
    </style:style>
    <style:style style:name="P169" style:family="paragraph" style:parent-style-name="Standard">
      <style:paragraph-properties fo:text-align="start" style:justify-single-word="false" style:text-autospace="none"/>
      <style:text-properties fo:font-size="20pt" officeooo:rsid="002912ac" officeooo:paragraph-rsid="00a4780c" style:font-size-asian="20pt" style:font-size-complex="20pt"/>
    </style:style>
    <style:style style:name="P170" style:family="paragraph" style:parent-style-name="Standard">
      <style:paragraph-properties fo:text-align="start" style:justify-single-word="false"/>
      <style:text-properties fo:font-size="10pt" officeooo:rsid="0008348a" officeooo:paragraph-rsid="0092331b" style:font-size-asian="10pt" style:font-size-complex="10pt"/>
    </style:style>
    <style:style style:name="P171" style:family="paragraph" style:parent-style-name="Standard">
      <style:paragraph-properties fo:text-align="center" style:justify-single-word="false" style:text-autospace="none"/>
      <style:text-properties fo:font-size="12pt" officeooo:rsid="002e468a" officeooo:paragraph-rsid="009bd89b" style:font-size-asian="10.5pt" style:font-size-complex="10.5pt"/>
    </style:style>
    <style:style style:name="P172" style:family="paragraph" style:parent-style-name="Standard">
      <style:paragraph-properties fo:text-align="center" style:justify-single-word="false" style:text-autospace="none"/>
      <style:text-properties fo:font-size="12pt" officeooo:rsid="002e468a" officeooo:paragraph-rsid="00a4780c" style:font-size-asian="10.5pt" style:font-size-complex="10.5pt"/>
    </style:style>
    <style:style style:name="P173" style:family="paragraph" style:parent-style-name="Standard">
      <style:paragraph-properties fo:text-align="center" style:justify-single-word="false"/>
      <style:text-properties officeooo:paragraph-rsid="0015dafb"/>
    </style:style>
    <style:style style:name="P17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officeooo:rsid="002912ac" officeooo:paragraph-rsid="00a43111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officeooo:rsid="0028652c" officeooo:paragraph-rsid="00ac3e0d"/>
    </style:style>
    <style:style style:name="P176" style:family="paragraph" style:parent-style-name="Standard">
      <style:paragraph-properties fo:text-align="start" style:justify-single-word="false"/>
      <style:text-properties officeooo:rsid="002912ac" officeooo:paragraph-rsid="00ac3e0d"/>
    </style:style>
    <style:style style:name="P177" style:family="paragraph" style:parent-style-name="Standard">
      <style:paragraph-properties fo:text-align="center" style:justify-single-word="false"/>
      <style:text-properties officeooo:rsid="002912ac" officeooo:paragraph-rsid="0015dafb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14feae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5a182b" fo:background-color="#ffffff" loext:char-shading-value="0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2e468a" fo:background-color="#ffffff" loext:char-shading-value="0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tyle="normal" officeooo:rsid="002e468a" style:font-name-asian="Courier New" style:font-style-asian="normal" style:font-name-complex="Courier New" style:font-style-complex="normal"/>
    </style:style>
    <style:style style:name="T7" style:family="text">
      <style:text-properties style:font-name="Times New Roman" style:font-name-asian="Courier New" style:font-name-complex="Courier New"/>
    </style:style>
    <style:style style:name="T8" style:family="text">
      <style:text-properties style:font-name="Times New Roman" officeooo:rsid="004132ad" style:font-name-asian="Courier New" style:font-name-complex="Courier New"/>
    </style:style>
    <style:style style:name="T9" style:family="text">
      <style:text-properties style:font-name="Times New Roman" officeooo:rsid="004eb808" style:font-name-asian="Courier New" style:font-name-complex="Courier New"/>
    </style:style>
    <style:style style:name="T10" style:family="text">
      <style:text-properties style:font-name="Times New Roman" officeooo:rsid="0014feae" style:font-name-asian="Courier New" style:font-name-complex="Courier New"/>
    </style:style>
    <style:style style:name="T11" style:family="text">
      <style:text-properties style:font-name="Times New Roman" officeooo:rsid="00550ade" style:font-name-asian="Courier New" style:font-size-asian="12pt" style:font-name-complex="Courier New" style:font-size-complex="12pt"/>
    </style:style>
    <style:style style:name="T12" style:family="text">
      <style:text-properties style:font-name="Times New Roman" fo:font-size="12pt" style:font-name-asian="Courier New" style:font-size-asian="12pt" style:font-name-complex="Courier New" style:font-size-complex="12pt"/>
    </style:style>
    <style:style style:name="T13" style:family="text">
      <style:text-properties style:font-name="Times New Roman" fo:font-size="12pt" officeooo:rsid="0035ecd9" style:font-name-asian="Courier New" style:font-size-asian="12pt" style:font-name-complex="Courier New" style:font-size-complex="12pt"/>
    </style:style>
    <style:style style:name="T14" style:family="text">
      <style:text-properties style:font-name="Times New Roman" fo:font-size="12pt" officeooo:rsid="003f42c6" style:font-name-asian="Courier New" style:font-size-asian="12pt" style:font-name-complex="Courier New" style:font-size-complex="12pt"/>
    </style:style>
    <style:style style:name="T15" style:family="text">
      <style:text-properties style:font-name="Times New Roman" fo:font-size="12pt" officeooo:rsid="004132ad" style:font-name-asian="Courier New" style:font-size-asian="12pt" style:font-name-complex="Courier New" style:font-size-complex="12pt"/>
    </style:style>
    <style:style style:name="T16" style:family="text">
      <style:text-properties style:font-name="Times New Roman" fo:font-size="12pt" officeooo:rsid="0041daa2" style:font-name-asian="Courier New" style:font-size-asian="12pt" style:font-name-complex="Courier New" style:font-size-complex="12pt"/>
    </style:style>
    <style:style style:name="T17" style:family="text">
      <style:text-properties style:font-name="Times New Roman" fo:font-size="12pt" officeooo:rsid="004eb808" style:font-name-asian="Courier New" style:font-size-asian="12pt" style:font-name-complex="Courier New" style:font-size-complex="12pt"/>
    </style:style>
    <style:style style:name="T18" style:family="text">
      <style:text-properties style:font-name="Times New Roman" fo:font-size="12pt" officeooo:rsid="00532d48" style:font-name-asian="Courier New" style:font-size-asian="12pt" style:font-name-complex="Courier New" style:font-size-complex="12pt"/>
    </style:style>
    <style:style style:name="T19" style:family="text">
      <style:text-properties style:font-name="Times New Roman" fo:font-size="12pt" officeooo:rsid="00550ade" style:font-name-asian="Courier New" style:font-size-asian="12pt" style:font-name-complex="Courier New" style:font-size-complex="12pt"/>
    </style:style>
    <style:style style:name="T20" style:family="text">
      <style:text-properties style:font-name="Times New Roman" fo:font-size="12pt" officeooo:rsid="00593a9f" style:font-name-asian="Courier New" style:font-size-asian="12pt" style:font-name-complex="Courier New" style:font-size-complex="12pt"/>
    </style:style>
    <style:style style:name="T21" style:family="text">
      <style:text-properties style:font-name="Times New Roman" fo:font-size="12pt" officeooo:rsid="00875687" style:font-name-asian="Courier New" style:font-size-asian="12pt" style:font-name-complex="Courier New" style:font-size-complex="12pt"/>
    </style:style>
    <style:style style:name="T22" style:family="text">
      <style:text-properties style:font-name="Times New Roman" fo:font-size="12pt" officeooo:rsid="0087d788" style:font-name-asian="Courier New" style:font-size-asian="12pt" style:font-name-complex="Courier New" style:font-size-complex="12pt"/>
    </style:style>
    <style:style style:name="T23" style:family="text">
      <style:text-properties style:font-name="Times New Roman" fo:font-size="12pt" officeooo:rsid="008963e8" style:font-name-asian="Courier New" style:font-size-asian="12pt" style:font-name-complex="Courier New" style:font-size-complex="12pt"/>
    </style:style>
    <style:style style:name="T24" style:family="text">
      <style:text-properties style:font-name="Times New Roman" fo:font-size="12pt" fo:font-style="italic" officeooo:rsid="0035ecd9" style:font-name-asian="Courier New" style:font-size-asian="12pt" style:font-style-asian="italic" style:font-name-complex="Courier New" style:font-size-complex="12pt" style:font-style-complex="italic"/>
    </style:style>
    <style:style style:name="T25" style:family="text">
      <style:text-properties officeooo:rsid="008c1cfa"/>
    </style:style>
    <style:style style:name="T26" style:family="text">
      <style:text-properties officeooo:rsid="008a41e9"/>
    </style:style>
    <style:style style:name="T27" style:family="text">
      <style:text-properties officeooo:rsid="00c75e03"/>
    </style:style>
    <style:style style:name="T28" style:family="text">
      <style:text-properties fo:color="#000000" style:text-outline="false" style:text-line-through-style="none" style:text-line-through-type="none" style:font-name="Times New Roman" fo:font-size="8pt" fo:letter-spacing="normal" fo:font-style="normal" fo:text-shadow="none" style:text-underline-style="none" fo:font-weight="normal" officeooo:rsid="002e468a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29" style:family="text">
      <style:text-properties fo:color="#000000" style:text-outline="false" style:text-line-through-style="none" style:text-line-through-type="none" style:font-name="Times New Roman" fo:font-size="8pt" fo:letter-spacing="normal" fo:font-style="normal" fo:text-shadow="none" style:text-underline-style="none" fo:font-weight="normal" officeooo:rsid="00550ade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0" style:family="text">
      <style:text-properties fo:color="#000000" style:text-outline="false" style:text-line-through-style="none" style:text-line-through-type="none" style:font-name="Times New Roman" fo:font-size="8pt" fo:letter-spacing="normal" fo:font-style="normal" fo:text-shadow="none" style:text-underline-style="none" fo:font-weight="normal" officeooo:rsid="001ea239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1" style:family="text">
      <style:text-properties fo:color="#000000" style:text-outline="false" style:text-line-through-style="none" style:text-line-through-type="none" style:font-name="Times New Roman" fo:font-size="8pt" fo:letter-spacing="normal" fo:font-style="normal" fo:text-shadow="none" style:text-underline-style="none" fo:font-weight="normal" officeooo:rsid="001cba66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2" style:family="text">
      <style:text-properties fo:color="#000000" style:text-outline="false" style:text-line-through-style="none" style:text-line-through-type="none" style:font-name="Times New Roman" fo:font-size="8pt" fo:letter-spacing="normal" fo:font-style="normal" fo:text-shadow="none" style:text-underline-style="none" fo:font-weight="normal" officeooo:rsid="0024cb17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33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fo:background-color="#ffffff" loext:char-shading-value="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4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a43111" fo:background-color="#ffffff" loext:char-shading-value="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5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a4780c" fo:background-color="#ffffff" loext:char-shading-value="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6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fo:background-color="#ffffff" loext:char-shading-value="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7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db1ef" fo:background-color="#ffffff" loext:char-shading-value="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8" style:family="text">
      <style:text-properties fo:color="#000000" style:text-outline="false" style:text-line-through-style="none" style:text-line-through-type="none" style:font-name="Times New Roman" fo:letter-spacing="normal" fo:font-style="normal" fo:text-shadow="none" style:text-underline-style="none" fo:font-weight="normal" fo:background-color="#ffffff" loext:char-shading-value="0" style:font-name-asian="Courier New" style:font-style-asian="normal" style:font-weight-asian="normal" style:font-name-complex="Courier New" style:font-style-complex="normal" style:font-weight-complex="normal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fo:background-color="#ffffff" loext:char-shading-value="0" style:font-size-asian="10pt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fo:font-size="8pt" officeooo:rsid="001a15c7" style:font-size-asian="8pt" style:font-size-complex="8pt"/>
    </style:style>
    <style:style style:name="T43" style:family="text">
      <style:text-properties fo:font-size="8pt" officeooo:rsid="001cba66" style:font-size-asian="8pt" style:font-size-complex="8pt"/>
    </style:style>
    <style:style style:name="T44" style:family="text">
      <style:text-properties fo:font-size="8pt" officeooo:rsid="001ea239" style:font-size-asian="8pt" style:font-size-complex="8pt"/>
    </style:style>
    <style:style style:name="T45" style:family="text">
      <style:text-properties fo:font-size="8pt" officeooo:rsid="0024cb17" style:font-size-asian="8pt" style:font-size-complex="8pt"/>
    </style:style>
    <style:style style:name="T46" style:family="text">
      <style:text-properties fo:font-size="8pt" officeooo:rsid="002e4e7d" style:font-size-asian="8pt" style:font-size-complex="8pt"/>
    </style:style>
    <style:style style:name="T47" style:family="text">
      <style:text-properties fo:font-size="8pt" officeooo:rsid="002eca0f" style:font-size-asian="8pt" style:font-size-complex="8pt"/>
    </style:style>
    <style:style style:name="T48" style:family="text">
      <style:text-properties fo:font-size="8pt" officeooo:rsid="0041daa2" style:font-size-asian="8pt" style:font-size-complex="8pt"/>
    </style:style>
    <style:style style:name="T49" style:family="text">
      <style:text-properties fo:font-size="8pt" officeooo:rsid="00437388" style:font-size-asian="8pt" style:font-size-complex="8pt"/>
    </style:style>
    <style:style style:name="T50" style:family="text">
      <style:text-properties fo:font-size="8pt" officeooo:rsid="0044d926" style:font-size-asian="8pt" style:font-size-complex="8pt"/>
    </style:style>
    <style:style style:name="T51" style:family="text">
      <style:text-properties fo:font-size="8pt" officeooo:rsid="00501de0" style:font-size-asian="8pt" style:font-size-complex="8pt"/>
    </style:style>
    <style:style style:name="T52" style:family="text">
      <style:text-properties fo:font-size="8pt" officeooo:rsid="00532d48" style:font-size-asian="8pt" style:font-size-complex="8pt"/>
    </style:style>
    <style:style style:name="T53" style:family="text">
      <style:text-properties fo:font-size="8pt" officeooo:rsid="00550ade" style:font-size-asian="8pt" style:font-size-complex="8pt"/>
    </style:style>
    <style:style style:name="T54" style:family="text">
      <style:text-properties fo:font-size="8pt" officeooo:rsid="005a84ae" style:font-size-asian="8pt" style:font-size-complex="8pt"/>
    </style:style>
    <style:style style:name="T55" style:family="text">
      <style:text-properties fo:font-size="8pt" officeooo:rsid="005adc8e" style:font-size-asian="8pt" style:font-size-complex="8pt"/>
    </style:style>
    <style:style style:name="T56" style:family="text">
      <style:text-properties fo:font-size="8pt" officeooo:rsid="005c13a4" style:font-size-asian="8pt" style:font-size-complex="8pt"/>
    </style:style>
    <style:style style:name="T57" style:family="text">
      <style:text-properties fo:font-size="8pt" officeooo:rsid="006c2163" style:font-size-asian="8pt" style:font-size-complex="8pt"/>
    </style:style>
    <style:style style:name="T58" style:family="text">
      <style:text-properties fo:font-size="8pt" officeooo:rsid="007a0a14" style:font-size-asian="8pt" style:font-size-complex="8pt"/>
    </style:style>
    <style:style style:name="T59" style:family="text">
      <style:text-properties fo:font-size="8pt" officeooo:rsid="007a17bd" style:font-size-asian="8pt" style:font-size-complex="8pt"/>
    </style:style>
    <style:style style:name="T60" style:family="text">
      <style:text-properties fo:font-size="8pt" officeooo:rsid="008dac24" style:font-size-asian="8pt" style:font-size-complex="8pt"/>
    </style:style>
    <style:style style:name="T61" style:family="text">
      <style:text-properties fo:font-size="8pt" officeooo:rsid="008caa29" style:font-size-asian="8pt" style:font-size-complex="8pt"/>
    </style:style>
    <style:style style:name="T62" style:family="text">
      <style:text-properties fo:font-size="8pt" fo:font-style="normal" officeooo:rsid="002e4e7d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08caa29" style:font-size-asian="8pt" style:font-style-asian="normal" style:font-size-complex="8pt" style:font-style-complex="normal"/>
    </style:style>
    <style:style style:name="T64" style:family="text">
      <style:text-properties fo:font-size="8pt" officeooo:rsid="0099164e" fo:background-color="#ffffff" loext:char-shading-value="0" style:font-size-asian="8pt" style:font-size-complex="8pt"/>
    </style:style>
    <style:style style:name="T65" style:family="text">
      <style:text-properties officeooo:rsid="001cba66"/>
    </style:style>
    <style:style style:name="T66" style:family="text">
      <style:text-properties officeooo:rsid="002912ac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ize="12pt" officeooo:rsid="0028652c" style:font-size-asian="12pt" style:font-size-complex="12pt"/>
    </style:style>
    <style:style style:name="T69" style:family="text">
      <style:text-properties fo:font-size="12pt" officeooo:rsid="002a8ff3" style:font-size-asian="12pt" style:font-size-complex="12pt"/>
    </style:style>
    <style:style style:name="T70" style:family="text">
      <style:text-properties fo:font-size="12pt" officeooo:rsid="002b2d18" style:font-size-asian="12pt" style:font-size-complex="12pt"/>
    </style:style>
    <style:style style:name="T71" style:family="text">
      <style:text-properties fo:font-size="12pt" officeooo:rsid="002ca87a" style:font-size-asian="12pt" style:font-size-complex="12pt"/>
    </style:style>
    <style:style style:name="T72" style:family="text">
      <style:text-properties fo:font-size="12pt" officeooo:rsid="002e4e7d" style:font-size-asian="12pt" style:font-size-complex="12pt"/>
    </style:style>
    <style:style style:name="T73" style:family="text">
      <style:text-properties fo:font-size="12pt" officeooo:rsid="00593a9f" style:font-size-asian="12pt" style:font-size-complex="12pt"/>
    </style:style>
    <style:style style:name="T74" style:family="text">
      <style:text-properties fo:font-size="12pt" officeooo:rsid="00875687" style:font-size-asian="12pt" style:font-size-complex="12pt"/>
    </style:style>
    <style:style style:name="T75" style:family="text">
      <style:text-properties fo:font-size="12pt" officeooo:rsid="008963e8" style:font-size-asian="12pt" style:font-size-complex="12pt"/>
    </style:style>
    <style:style style:name="T76" style:family="text">
      <style:text-properties fo:font-size="12pt" officeooo:rsid="008bb27b" style:font-size-asian="12pt" style:font-size-complex="12pt"/>
    </style:style>
    <style:style style:name="T77" style:family="text">
      <style:text-properties fo:font-size="12pt" officeooo:rsid="00ac3e0d" style:font-size-asian="12pt" style:font-size-complex="12pt"/>
    </style:style>
    <style:style style:name="T78" style:family="text">
      <style:text-properties fo:font-size="12pt" fo:font-style="italic" officeooo:rsid="002b2d18" style:font-size-asian="12pt" style:font-style-asian="italic" style:font-size-complex="12pt" style:font-style-complex="italic"/>
    </style:style>
    <style:style style:name="T79" style:family="text">
      <style:text-properties fo:font-size="12pt" fo:font-style="normal" officeooo:rsid="002b2d18" style:font-size-asian="12pt" style:font-style-asian="normal" style:font-size-complex="12pt" style:font-style-complex="normal"/>
    </style:style>
    <style:style style:name="T80" style:family="text">
      <style:text-properties fo:font-size="12pt" fo:font-style="normal" officeooo:rsid="002a8ff3" style:font-size-asian="12pt" style:font-style-asian="normal" style:font-size-complex="12pt" style:font-style-complex="normal"/>
    </style:style>
    <style:style style:name="T81" style:family="text">
      <style:text-properties fo:font-size="12pt" fo:font-style="normal" officeooo:rsid="002ca87a" style:font-size-asian="12pt" style:font-style-asian="normal" style:font-size-complex="12pt" style:font-style-complex="normal"/>
    </style:style>
    <style:style style:name="T82" style:family="text">
      <style:text-properties fo:font-size="12pt" fo:font-style="normal" officeooo:rsid="002e4e7d" style:font-size-asian="12pt" style:font-style-asian="normal" style:font-size-complex="12pt" style:font-style-complex="normal"/>
    </style:style>
    <style:style style:name="T83" style:family="text">
      <style:text-properties fo:font-size="12pt" fo:font-style="normal" officeooo:rsid="002eca0f" style:font-size-asian="12pt" style:font-style-asian="normal" style:font-size-complex="12pt" style:font-style-complex="normal"/>
    </style:style>
    <style:style style:name="T84" style:family="text">
      <style:text-properties fo:font-size="12pt" fo:font-style="normal" officeooo:rsid="0033c37d" style:font-size-asian="12pt" style:font-style-asian="normal" style:font-size-complex="12pt" style:font-style-complex="normal"/>
    </style:style>
    <style:style style:name="T85" style:family="text">
      <style:text-properties fo:font-size="12pt" fo:font-style="normal" officeooo:rsid="00595744" style:font-size-asian="12pt" style:font-style-asian="normal" style:font-size-complex="12pt" style:font-style-complex="normal"/>
    </style:style>
    <style:style style:name="T86" style:family="text">
      <style:text-properties fo:font-size="12pt" fo:font-style="normal" officeooo:rsid="005c13a4" style:font-size-asian="12pt" style:font-style-asian="normal" style:font-size-complex="12pt" style:font-style-complex="normal"/>
    </style:style>
    <style:style style:name="T87" style:family="text">
      <style:text-properties fo:font-size="12pt" fo:font-style="normal" officeooo:rsid="005efcbe" style:font-size-asian="12pt" style:font-style-asian="normal" style:font-size-complex="12pt" style:font-style-complex="normal"/>
    </style:style>
    <style:style style:name="T88" style:family="text">
      <style:text-properties fo:font-size="12pt" fo:font-style="normal" officeooo:rsid="006d66d9" style:font-size-asian="12pt" style:font-style-asian="normal" style:font-size-complex="12pt" style:font-style-complex="normal"/>
    </style:style>
    <style:style style:name="T89" style:family="text">
      <style:text-properties fo:font-size="12pt" fo:font-style="normal" officeooo:rsid="0014feae" style:font-size-asian="12pt" style:font-style-asian="normal" style:font-size-complex="12pt" style:font-style-complex="normal"/>
    </style:style>
    <style:style style:name="T90" style:family="text">
      <style:text-properties fo:font-size="12pt" fo:font-style="normal" officeooo:rsid="006ed354" style:font-size-asian="12pt" style:font-style-asian="normal" style:font-size-complex="12pt" style:font-style-complex="normal"/>
    </style:style>
    <style:style style:name="T91" style:family="text">
      <style:text-properties fo:font-size="12pt" fo:font-style="normal" officeooo:rsid="006fb89b" style:font-size-asian="12pt" style:font-style-asian="normal" style:font-size-complex="12pt" style:font-style-complex="normal"/>
    </style:style>
    <style:style style:name="T92" style:family="text">
      <style:text-properties fo:font-size="12pt" fo:font-style="normal" officeooo:rsid="00728baf" style:font-size-asian="12pt" style:font-style-asian="normal" style:font-size-complex="12pt" style:font-style-complex="normal"/>
    </style:style>
    <style:style style:name="T93" style:family="text">
      <style:text-properties fo:font-size="12pt" fo:font-style="normal" officeooo:rsid="00875687" style:font-size-asian="12pt" style:font-style-asian="normal" style:font-size-complex="12pt" style:font-style-complex="normal"/>
    </style:style>
    <style:style style:name="T94" style:family="text">
      <style:text-properties fo:font-size="12pt" fo:font-style="normal" officeooo:rsid="008963e8" style:font-size-asian="12pt" style:font-style-asian="normal" style:font-size-complex="12pt" style:font-style-complex="normal"/>
    </style:style>
    <style:style style:name="T95" style:family="text">
      <style:text-properties fo:font-size="12pt" fo:font-style="normal" officeooo:rsid="008bb27b" style:font-size-asian="12pt" style:font-style-asian="normal" style:font-size-complex="12pt" style:font-style-complex="normal"/>
    </style:style>
    <style:style style:name="T96" style:family="text">
      <style:text-properties fo:font-size="12pt" fo:font-style="normal" officeooo:rsid="008caa29" style:font-size-asian="12pt" style:font-style-asian="normal" style:font-size-complex="12pt" style:font-style-complex="normal"/>
    </style:style>
    <style:style style:name="T97" style:family="text">
      <style:text-properties fo:font-size="12pt" fo:font-style="normal" officeooo:rsid="008dac24" style:font-size-asian="12pt" style:font-style-asian="normal" style:font-size-complex="12pt" style:font-style-complex="normal"/>
    </style:style>
    <style:style style:name="T98" style:family="text">
      <style:text-properties fo:font-size="12pt" fo:font-style="normal" officeooo:rsid="008e58b7" style:font-size-asian="12pt" style:font-style-asian="normal" style:font-size-complex="12pt" style:font-style-complex="normal"/>
    </style:style>
    <style:style style:name="T99" style:family="text">
      <style:text-properties fo:font-size="12pt" fo:font-style="normal" officeooo:rsid="00a162e1" style:font-size-asian="12pt" style:font-style-asian="normal" style:font-size-complex="12pt" style:font-style-complex="normal"/>
    </style:style>
    <style:style style:name="T100" style:family="text">
      <style:text-properties fo:font-size="12pt" fo:font-style="normal" officeooo:rsid="00ac3e0d" style:font-size-asian="12pt" style:font-style-asian="normal" style:font-size-complex="12pt" style:font-style-complex="normal"/>
    </style:style>
    <style:style style:name="T101" style:family="text">
      <style:text-properties fo:font-size="12pt" fo:font-style="normal" officeooo:rsid="00aca54e" style:font-size-asian="12pt" style:font-style-asian="normal" style:font-size-complex="12pt" style:font-style-complex="normal"/>
    </style:style>
    <style:style style:name="T102" style:family="text">
      <style:text-properties fo:font-size="12pt" fo:font-style="normal" officeooo:rsid="00a162e1" fo:background-color="#ffffff" loext:char-shading-value="0" style:font-size-asian="12pt" style:font-style-asian="normal" style:font-size-complex="12pt" style:font-style-complex="normal"/>
    </style:style>
    <style:style style:name="T103" style:family="text">
      <style:text-properties fo:font-size="12pt" fo:font-style="normal" officeooo:rsid="00a33f15" fo:background-color="#ffffff" loext:char-shading-value="0" style:font-size-asian="12pt" style:font-style-asian="normal" style:font-size-complex="12pt" style:font-style-complex="normal"/>
    </style:style>
    <style:style style:name="T104" style:family="text">
      <style:text-properties fo:font-size="12pt" fo:font-style="normal" officeooo:rsid="00a43111" fo:background-color="#ffffff" loext:char-shading-value="0" style:font-size-asian="12pt" style:font-style-asian="normal" style:font-size-complex="12pt" style:font-style-complex="normal"/>
    </style:style>
    <style:style style:name="T105" style:family="text">
      <style:text-properties fo:font-size="12pt" officeooo:rsid="00a43111" fo:background-color="#ffffff" loext:char-shading-value="0" style:font-size-asian="12pt" style:font-size-complex="12pt"/>
    </style:style>
    <style:style style:name="T106" style:family="text">
      <style:text-properties officeooo:rsid="002a8ff3"/>
    </style:style>
    <style:style style:name="T107" style:family="text">
      <style:text-properties officeooo:rsid="002e4e7d"/>
    </style:style>
    <style:style style:name="T108" style:family="text">
      <style:text-properties style:font-name="Liberation Serif" fo:font-size="8pt" style:font-size-asian="8pt" style:font-size-complex="8pt"/>
    </style:style>
    <style:style style:name="T109" style:family="text">
      <style:text-properties style:font-name="Liberation Serif" fo:font-size="8pt" officeooo:rsid="0041daa2" style:font-size-asian="8pt" style:font-size-complex="8pt"/>
    </style:style>
    <style:style style:name="T110" style:family="text">
      <style:text-properties style:font-name="Liberation Serif" fo:font-size="8pt" officeooo:rsid="004eb808" style:font-size-asian="8pt" style:font-size-complex="8pt"/>
    </style:style>
    <style:style style:name="T111" style:family="text">
      <style:text-properties style:font-name="Liberation Serif" fo:font-size="20pt" officeooo:rsid="002e4e7d" style:font-size-asian="20pt" style:font-size-complex="20pt"/>
    </style:style>
    <style:style style:name="T112" style:family="text">
      <style:text-properties style:font-name="Liberation Serif" fo:font-size="20pt" officeooo:rsid="004eb808" style:font-size-asian="20pt" style:font-size-complex="20pt"/>
    </style:style>
    <style:style style:name="T113" style:family="text">
      <style:text-properties style:font-name="Liberation Serif" officeooo:rsid="00591b05"/>
    </style:style>
    <style:style style:name="T114" style:family="text">
      <style:text-properties style:font-name="Liberation Serif" officeooo:rsid="008426aa"/>
    </style:style>
    <style:style style:name="T115" style:family="text">
      <style:text-properties style:font-name="Liberation Serif" officeooo:rsid="008e58b7"/>
    </style:style>
    <style:style style:name="T116" style:family="text">
      <style:text-properties officeooo:rsid="004eb808"/>
    </style:style>
    <style:style style:name="T117" style:family="text">
      <style:text-properties officeooo:rsid="005efcbe"/>
    </style:style>
    <style:style style:name="T118" style:family="text">
      <style:text-properties officeooo:rsid="006ed354"/>
    </style:style>
    <style:style style:name="T119" style:family="text">
      <style:text-properties officeooo:rsid="00784666"/>
    </style:style>
    <style:style style:name="T120" style:family="text">
      <style:text-properties officeooo:rsid="008963e8"/>
    </style:style>
    <style:style style:name="T121" style:family="text">
      <style:text-properties officeooo:rsid="0044d926"/>
    </style:style>
    <style:style style:name="T122" style:family="text">
      <style:text-properties officeooo:rsid="0028652c"/>
    </style:style>
    <style:style style:name="T123" style:family="text">
      <style:text-properties officeooo:rsid="008e58b7"/>
    </style:style>
    <style:style style:name="T124" style:family="text">
      <style:text-properties fo:font-style="normal" officeooo:rsid="004eb808" style:font-style-asian="normal" style:font-style-complex="normal"/>
    </style:style>
    <style:style style:name="T125" style:family="text">
      <style:text-properties fo:font-style="normal" officeooo:rsid="004eb808" fo:background-color="#ffffff" loext:char-shading-value="0" style:font-style-asian="normal" style:font-style-complex="normal"/>
    </style:style>
    <style:style style:name="T126" style:family="text">
      <style:text-properties officeooo:rsid="00ac3e0d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A Novel Approach to Counting Primes</text:p>
      <text:p text:style-name="P92"/>
      <text:p text:style-name="P92"/>
      <text:p text:style-name="P92"><text:span text:style-name="T123">1. </text:span>Overview</text:p>
      <text:p text:style-name="P61"/>
      <text:p text:style-name="P101">I have, elsewhere, detailed descriptions and an implementation of a prime counting algorithm that runs in something like<text:span text:style-name="T122"><draw:frame draw:style-name="fr1" draw:name="Object102" text:anchor-type="as-char" svg:y="-0.1437in" svg:width="0.7862in" svg:height="0.1783in" draw:z-index="5"><draw:object xlink:href="./Object 108" xlink:type="simple" xlink:show="embed" xlink:actuate="onLoad"/><draw:image xlink:href="./ObjectReplacements/Object 108" xlink:type="simple" xlink:show="embed" xlink:actuate="onLoad"/><svg:desc>formula</svg:desc></draw:frame></text:span>time and<text:span text:style-name="T122"><draw:frame draw:style-name="fr1" draw:name="Object108" text:anchor-type="as-char" svg:y="-0.1437in" svg:width="0.7835in" svg:height="0.1783in" draw:z-index="6"><draw:object xlink:href="./Object 114" xlink:type="simple" xlink:show="embed" xlink:actuate="onLoad"/><draw:image xlink:href="./ObjectReplacements/Object 114" xlink:type="simple" xlink:show="embed" xlink:actuate="onLoad"/><svg:desc>formula</svg:desc></draw:frame></text:span>or thereabouts. <text:s/>It is, as far as I know, novel.</text:p>
      <text:p text:style-name="P101"/>
      <text:p text:style-name="P101">There is, however, a second approach that I’ve explored that I feel is very promising, but that I haven’t quite gotten as fast yet. <text:s/>It’s an approach that feels like it’s one good idea away from being amazing, and is, at any rate, much more elegant. <text:s/>In my best current implementations of this general idea, it seems to run in something like<text:span text:style-name="T122"><draw:frame draw:style-name="fr1" draw:name="Object109" text:anchor-type="as-char" svg:y="-0.1437in" svg:width="0.7866in" svg:height="0.1783in" draw:z-index="7"><draw:object xlink:href="./Object 115" xlink:type="simple" xlink:show="embed" xlink:actuate="onLoad"/><draw:image xlink:href="./ObjectReplacements/Object 115" xlink:type="simple" xlink:show="embed" xlink:actuate="onLoad"/><svg:desc>formula</svg:desc></draw:frame></text:span>time and<text:span text:style-name="T122"><draw:frame draw:style-name="fr1" draw:name="Object113" text:anchor-type="as-char" svg:y="-0.1244in" svg:width="0.3665in" svg:height="0.1591in" draw:z-index="8"><draw:object xlink:href="./Object 119" xlink:type="simple" xlink:show="embed" xlink:actuate="onLoad"/><draw:image xlink:href="./ObjectReplacements/Object 119" xlink:type="simple" xlink:show="embed" xlink:actuate="onLoad"/><svg:desc>formula</svg:desc></draw:frame></text:span>space, with extremely favorable constant time factors.</text:p>
      <text:p text:style-name="P101"/>
      <text:p text:style-name="P101">So I’ll describe that approach here, in the hopes that someone else will pick it up and run with it.</text:p>
      <text:p text:style-name="P101"/>
      <text:p text:style-name="P101">Throughout this paper, I won’t be proving anything, but I will be placing <text:span text:style-name="T126">runnable </text:span>Mathematica code under most identities as a form of double entry book-keeping, and as an easy way to test what I’m describing.</text:p>
      <text:p text:style-name="P101"/>
      <text:p text:style-name="P101">Nathan McKenzie</text:p>
      <text:p text:style-name="P101">nathan@icecreambreakfast.com</text:p>
      <text:p text:style-name="P63"/>
      <text:p text:style-name="P63"/>
      <text:p text:style-name="P63"><text:span text:style-name="T123">2. </text:span>Basic Theory</text:p>
      <text:p text:style-name="P1"/>
      <text:p text:style-name="P59"/>
      <text:p text:style-name="P60"><text:span text:style-name="T66">F</text:span>irst, I <text:span text:style-name="T66">need</text:span> to <text:span text:style-name="T117">collect and present</text:span> a bit of theory to give <text:span text:style-name="T106">the general</text:span> context <text:span text:style-name="T106">I’m working in</text:span>.</text:p>
      <text:p text:style-name="P59"/>
      <text:p text:style-name="P59">I start with the generalized number of divisors function, which I’ll define as</text:p>
      <text:p text:style-name="P1"/>
      <text:p text:style-name="P1"><draw:frame draw:style-name="fr1" draw:name="Object1118" text:anchor-type="as-char" svg:y="-0.1827in" svg:width="0.972in" svg:height="0.337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8"/>
      <text:p text:style-name="P118"><text:span text:style-name="Endnote_20_Symbol"><text:span text:style-name="T41">dz[n_, z_] := <text:s/>If[n == 1, 1, Product[Pochhammer[z, p[[2]]]/p[[2]]!, {p, FactorInteger[n]}]]</text:span></text:span></text:p>
      <text:p text:style-name="P1"/>
      <text:p text:style-name="P175">where <draw:frame draw:style-name="fr1" draw:name="Object22" text:anchor-type="as-char" svg:y="-0.1827in" svg:width="0.3583in" svg:height="0.3154in" draw:z-index="16"><draw:object xlink:href="./Object 31" xlink:type="simple" xlink:show="embed" xlink:actuate="onLoad"/><draw:image xlink:href="./ObjectReplacements/Object 31" xlink:type="simple" xlink:show="embed" xlink:actuate="onLoad"/><svg:desc>formula</svg:desc></draw:frame>is a multi-set coefficient, defined <text:span text:style-name="T66">for complex z and whole number a as </text:span><draw:frame draw:style-name="fr1" draw:name="Object23" text:anchor-type="as-char" svg:y="-0.2083in" svg:width="1.1839in" svg:height="0.3335in" draw:z-index="17"><draw:object xlink:href="./Object 32" xlink:type="simple" xlink:show="embed" xlink:actuate="onLoad"/><draw:image xlink:href="./ObjectReplacements/Object 32" xlink:type="simple" xlink:show="embed" xlink:actuate="onLoad"/><svg:desc>formula</svg:desc></draw:frame>. <text:s/><draw:frame draw:style-name="fr1" draw:name="Object151" text:anchor-type="as-char" svg:y="-0.1244in" svg:width="0.4028in" svg:height="0.1752in" draw:z-index="164"><draw:object xlink:href="./Object 162" xlink:type="simple" xlink:show="embed" xlink:actuate="onLoad"/><draw:image xlink:href="./ObjectReplacements/Object 162" xlink:type="simple" xlink:show="embed" xlink:actuate="onLoad"/><svg:desc>formula</svg:desc></draw:frame> are also the coefficients <text:span text:style-name="T66">for</text:span><draw:frame draw:style-name="fr1" draw:name="Object21" text:anchor-type="as-char" svg:y="-0.1437in" svg:width="0.3752in" svg:height="0.1783in" draw:z-index="18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<text:p text:style-name="P59"/>
      <text:p text:style-name="P95">The generalized number of divisors function is very naturally connected to a specific prime counting function as</text:p>
      <text:p text:style-name="P2"><draw:frame draw:style-name="fr1" draw:name="Object1" text:anchor-type="as-char" svg:y="-0.2083in" svg:width="1.2728in" svg:height="0.333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7"/>
      <text:p text:style-name="P118"><text:soft-page-break/><text:span text:style-name="Endnote_20_Symbol"><text:span text:style-name="T41">test[n_] := {D[dz[n, z], z] /. z -&gt; 0, FullSimplify[MangoldtLambda[n]/Log[n]]}</text:span></text:span></text:p>
      <text:p text:style-name="P58"><text:span text:style-name="Endnote_20_Symbol"><text:span text:style-name="T39"/></text:span></text:p>
      <text:p text:style-name="P176"><text:span text:style-name="Endnote_20_Symbol"><text:span text:style-name="T77">where</text:span></text:span><text:span text:style-name="Endnote_20_Symbol"><text:span text:style-name="T68"><draw:frame draw:style-name="fr1" draw:name="Object155" text:anchor-type="as-char" svg:y="-0.1244in" svg:width="0.3744in" svg:height="0.1591in" draw:z-index="165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span><text:span text:style-name="Endnote_20_Symbol"><text:span text:style-name="T77">is the Mangoldt lambda function. <text:s/></text:span></text:span><text:span text:style-name="Endnote_20_Symbol"><text:span text:style-name="T76">T</text:span></text:span><text:span text:style-name="Endnote_20_Symbol"><text:span text:style-name="T67">his </text:span></text:span><text:span text:style-name="Endnote_20_Symbol"><text:span text:style-name="T76">is the </text:span></text:span><text:span text:style-name="Endnote_20_Symbol"><text:span text:style-name="T67">specific connection </text:span></text:span><text:span text:style-name="Endnote_20_Symbol"><text:span text:style-name="T76">I will use </text:span></text:span><text:span text:style-name="Endnote_20_Symbol"><text:span text:style-name="T67">to count primes. <text:s/></text:span></text:span><text:span text:style-name="Endnote_20_Symbol"><text:span text:style-name="T68">These are </text:span></text:span><text:span text:style-name="Endnote_20_Symbol"><text:span text:style-name="T67">also</text:span></text:span><text:span text:style-name="Endnote_20_Symbol"><text:span text:style-name="T68">, </text:span></text:span><text:span text:style-name="Endnote_20_Symbol"><text:span text:style-name="T67">of course,</text:span></text:span><text:span text:style-name="Endnote_20_Symbol"><text:span text:style-name="T68"> the coefficients </text:span></text:span><text:span text:style-name="Endnote_20_Symbol"><text:span text:style-name="T67">of</text:span></text:span><text:span text:style-name="Endnote_20_Symbol"><text:span text:style-name="T68"><draw:frame draw:style-name="fr1" draw:name="Object24" text:anchor-type="as-char" svg:y="-0.1244in" svg:width="0.5346in" svg:height="0.1591in" draw:z-index="19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Endnote_20_Symbol"><text:span text:style-name="T68">.</text:span></text:span></text:p>
      <text:p text:style-name="P95"><text:span text:style-name="Endnote_20_Symbol"><text:span text:style-name="T67"/></text:span></text:p>
      <text:p text:style-name="P95"><text:span text:style-name="Endnote_20_Symbol"><text:span text:style-name="T67">Now let’s define a generalized count of divisors summatory function.</text:span></text:span></text:p>
      <text:p text:style-name="P58"><text:span text:style-name="Endnote_20_Symbol"><text:span text:style-name="T39"/></text:span></text:p>
      <text:p text:style-name="P2"><draw:frame draw:style-name="fr1" draw:name="Object2" text:anchor-type="as-char" svg:y="-0.2339in" svg:width="1.048in" svg:height="0.37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118"><text:span text:style-name="Endnote_20_Symbol"><text:span text:style-name="T42">D</text:span></text:span><text:span text:style-name="Endnote_20_Symbol"><text:span text:style-name="T41">z[n_, z_] := <text:s/></text:span></text:span><text:span text:style-name="Endnote_20_Symbol"><text:span text:style-name="T42">Sum[dz[j,z],{j,1,n}]</text:span></text:span></text:p>
      <text:p text:style-name="P95"><text:span text:style-name="Endnote_20_Symbol"><text:span text:style-name="T67"/></text:span></text:p>
      <text:p text:style-name="P95"><text:span text:style-name="Endnote_20_Symbol"><text:span text:style-name="T67">Needless to say, using our above definition, </text:span></text:span><text:span text:style-name="Endnote_20_Symbol"><text:span text:style-name="T67"><draw:frame draw:style-name="fr1" draw:name="Object25" text:anchor-type="as-char" svg:y="-0.1827in" svg:width="0.972in" svg:height="0.3374in" draw:z-index="20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Endnote_20_Symbol"><text:span text:style-name="T67">, would mean that computing</text:span></text:span><text:span text:style-name="Endnote_20_Symbol"><text:span text:style-name="T67"><draw:frame draw:style-name="fr1" draw:name="Object26" text:anchor-type="as-char" svg:y="-0.1244in" svg:width="0.428in" svg:height="0.1752in" draw:z-index="21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Endnote_20_Symbol"><text:span text:style-name="T67">involves factoring all the numbers between 1 and n, which is onerous. <text:s/>Our hope would be that there might be other, more tractable definitions for</text:span></text:span><text:span text:style-name="Endnote_20_Symbol"><text:span text:style-name="T67"><draw:frame draw:style-name="fr1" draw:name="Object27" text:anchor-type="as-char" svg:y="-0.1244in" svg:width="0.428in" svg:height="0.1752in" draw:z-index="22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Endnote_20_Symbol"><text:span text:style-name="T67">if we view it on its own terms… and that hope will be justified. <text:s/></text:span></text:span><text:span text:style-name="Endnote_20_Symbol"><text:span text:style-name="T77">That’s what the rest of this paper describes, in fact.</text:span></text:span></text:p>
      <text:p text:style-name="P95"><text:span text:style-name="Endnote_20_Symbol"><text:span text:style-name="T67"/></text:span></text:p>
      <text:p text:style-name="P96"><text:span text:style-name="Endnote_20_Symbol"><text:span text:style-name="T69">The prime counting function we’ll be computing is just the summatory version of the previous identity:</text:span></text:span></text:p>
      <text:p text:style-name="P2"/>
      <text:p text:style-name="P2"><draw:frame draw:style-name="fr1" draw:name="Object3" text:anchor-type="as-char" svg:y="-0.3382in" svg:width="2.1457in" svg:height="0.47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124"><text:span text:style-name="Endnote_20_Symbol"><text:span text:style-name="T49">Pi2[n_]:=</text:span></text:span><text:span text:style-name="Endnote_20_Symbol"><text:span text:style-name="T42">Sum[PrimePi[n^(1/k)]/k,{k,1,Log2@n}]</text:span></text:span></text:p>
      <text:p text:style-name="P119"><text:span text:style-name="Endnote_20_Symbol"><text:span text:style-name="T42">test2[n_]:={D[D</text:span></text:span><text:span text:style-name="Endnote_20_Symbol"><text:span text:style-name="T41">z[n, z],z]/.z</text:span></text:span><text:span text:style-name="Endnote_20_Symbol"><text:span text:style-name="T42">-&gt;</text:span></text:span><text:span text:style-name="Endnote_20_Symbol"><text:span text:style-name="T41">0</text:span></text:span><text:span text:style-name="Endnote_20_Symbol"><text:span text:style-name="T42">,</text:span></text:span><text:span text:style-name="Endnote_20_Symbol"><text:span text:style-name="T41"> </text:span></text:span><text:span text:style-name="Endnote_20_Symbol"><text:span text:style-name="T49">Pi2[n]}</text:span></text:span></text:p>
      <text:p text:style-name="P5"/>
      <text:p text:style-name="P96"><text:span text:style-name="Endnote_20_Symbol"><text:span text:style-name="T69">The function I’m naming here as</text:span></text:span><text:span text:style-name="Endnote_20_Symbol"><text:span text:style-name="T69"><draw:frame draw:style-name="fr1" draw:name="Object28" text:anchor-type="as-char" svg:y="-0.1244in" svg:width="0.3819in" svg:height="0.1591in" draw:z-index="23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Endnote_20_Symbol"><text:span text:style-name="T69">lacks standard notation, but</text:span></text:span><text:span text:style-name="Endnote_20_Symbol"><text:span text:style-name="T69"><draw:frame draw:style-name="fr1" draw:name="Object30" text:anchor-type="as-char" svg:y="-0.1244in" svg:width="0.3819in" svg:height="0.1591in" draw:z-index="27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text:span text:style-name="Endnote_20_Symbol"><text:span text:style-name="T69">is used rather often, so I’ll stick with that.</text:span></text:span></text:p>
      <text:p text:style-name="P96"><text:span text:style-name="Endnote_20_Symbol"><text:span text:style-name="T69"/></text:span></text:p>
      <text:p text:style-name="P96"><text:span text:style-name="Endnote_20_Symbol"><text:span text:style-name="T69">And finally, by standard techniques, we can recover the count of primes,</text:span></text:span><text:span text:style-name="Endnote_20_Symbol"><text:span text:style-name="T69"><draw:frame draw:style-name="fr1" draw:name="Object29" text:anchor-type="as-char" svg:y="-0.1244in" svg:width="0.352in" svg:height="0.1591in" draw:z-index="28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text:span text:style-name="Endnote_20_Symbol"><text:span text:style-name="T69">, from</text:span></text:span><text:span text:style-name="Endnote_20_Symbol"><text:span text:style-name="T69"><draw:frame draw:style-name="fr1" draw:name="Object31" text:anchor-type="as-char" svg:y="-0.1244in" svg:width="0.3819in" svg:height="0.1591in" draw:z-index="2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Endnote_20_Symbol"><text:span text:style-name="T69">by using moebius inversion.</text:span></text:span></text:p>
      <text:p text:style-name="P96"><text:span text:style-name="Endnote_20_Symbol"><text:span text:style-name="T69"/></text:span></text:p>
      <text:p text:style-name="P5"><draw:frame draw:style-name="fr1" draw:name="Object12" text:anchor-type="as-char" svg:y="-0.3382in" svg:width="1.4339in" svg:height="0.4783in" draw:z-index="3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77"><text:span text:style-name="Endnote_20_Symbol"><text:span text:style-name="T67"/></text:span></text:p>
      <text:p text:style-name="P109"/>
      <text:p text:style-name="P2"/>
      <text:p text:style-name="P2"/>
      <text:p text:style-name="P64"><text:span text:style-name="T123">3. </text:span>A Simple Identity for<draw:frame draw:style-name="fr1" draw:name="Object32" text:anchor-type="as-char" svg:y="-0.2465in" svg:width="0.778in" svg:height="0.3492in" draw:z-index="3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62"/>
      <text:p text:style-name="P81"><text:span text:style-name="Endnote_20_Symbol"><text:span text:style-name="T76">So now I want to talk about some ways to think about</text:span></text:span><text:span text:style-name="Endnote_20_Symbol"><text:span text:style-name="T69"><draw:frame draw:style-name="fr1" draw:name="Object116" text:anchor-type="as-char" svg:y="-0.1244in" svg:width="0.428in" svg:height="0.1752in" draw:z-index="32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text:span text:style-name="Endnote_20_Symbol"><text:span text:style-name="T76">on its own terms.</text:span></text:span></text:p>
      <text:p text:style-name="P68"><text:span text:style-name="Endnote_20_Symbol"><text:span text:style-name="T69"/></text:span></text:p>
      <text:p text:style-name="P68"><text:span text:style-name="Endnote_20_Symbol"><text:span text:style-name="T69">I want to start by showing what must be the simplest possible expression for</text:span></text:span><text:span text:style-name="Endnote_20_Symbol"><text:span text:style-name="T69"><draw:frame draw:style-name="fr1" draw:name="Object36" text:anchor-type="as-char" svg:y="-0.1244in" svg:width="0.428in" svg:height="0.1752in" draw:z-index="33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Endnote_20_Symbol"><text:span text:style-name="T69">, which is the following recursive formula</text:span></text:span></text:p>
      <text:p text:style-name="P2"/>
      <text:p text:style-name="P2"><draw:frame draw:style-name="fr2" draw:name="Object624" text:anchor-type="as-char" svg:y="-0.2846in" svg:width="4.9984in" svg:height="0.5256in" draw:z-index="3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><text:soft-page-break/></text:p>
      <text:p text:style-name="P132">Dz<text:span text:style-name="T106">Verision2</text:span>[n_, z_, k_, j_] := If[n &lt; j, 0, ((z + 1)/k - 1) (1 + Dz<text:span text:style-name="T106">Verision2</text:span>[n/j, z, k + 1, 2]) + Dz<text:span text:style-name="T106">Verision2</text:span>[n, z, k, j + 1]]</text:p>
      <text:p text:style-name="P131">test3[n_] := {Expand[1 + Dz<text:span text:style-name="T106">Verision2</text:span>[n, z, 1, 2]], Expand@Dz[n, z]}</text:p>
      <text:p text:style-name="P2"/>
      <text:p text:style-name="P68"><text:span text:style-name="Endnote_20_Symbol"><text:span text:style-name="T69"/></text:span></text:p>
      <text:p text:style-name="P68"><text:span text:style-name="Endnote_20_Symbol"><text:span text:style-name="T69">If the recursion if flattened out, so to speak, another way to </text:span></text:span><text:span text:style-name="Endnote_20_Symbol"><text:span text:style-name="T77">express this concept</text:span></text:span><text:span text:style-name="Endnote_20_Symbol"><text:span text:style-name="T69"> is as</text:span></text:span></text:p>
      <text:p text:style-name="P2"/>
      <text:p text:style-name="P2"><draw:frame draw:style-name="fr1" draw:name="Object4" text:anchor-type="as-char" svg:y="-0.3382in" svg:width="3.1744in" svg:height="0.4783in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68"><text:span text:style-name="Endnote_20_Symbol"><text:span text:style-name="T69">Once again, we can take the derivative of</text:span></text:span><text:span text:style-name="Endnote_20_Symbol"><text:span text:style-name="T69"><draw:frame draw:style-name="fr1" draw:name="Object37" text:anchor-type="as-char" svg:y="-0.1244in" svg:width="0.428in" svg:height="0.1752in" draw:z-index="35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text:span text:style-name="Endnote_20_Symbol"><text:span text:style-name="T69">at 0 to yield a similar recursive formula for our prime counting funciton</text:span></text:span><text:span text:style-name="Endnote_20_Symbol"><text:span text:style-name="T69"><draw:frame draw:style-name="fr1" draw:name="Object38" text:anchor-type="as-char" svg:y="-0.1244in" svg:width="0.3819in" svg:height="0.1591in" draw:z-index="36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text:span text:style-name="Endnote_20_Symbol"><text:span text:style-name="T69">, which is</text:span></text:span></text:p>
      <text:p text:style-name="P2"/>
      <text:p text:style-name="P2"><draw:frame draw:style-name="fr3" draw:name="Object6" text:anchor-type="as-char" svg:y="-0.2638in" svg:width="5.0744in" svg:height="0.4839in" draw:z-index="3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129">pi2[n_, k_, j_] := If[n &lt; j, 0, (1/k - pi2[n/j, k + 1, 2]) + pi2[n, k, j + 1]]</text:p>
      <text:p text:style-name="P129">test4[n_] := {pi2[n, 1, 2], D[Dz[n, z], z] /. z -&gt; 0}</text:p>
      <text:p text:style-name="P2"/>
      <text:p text:style-name="P68"><text:span text:style-name="Endnote_20_Symbol"><text:span text:style-name="T69">Flattening out the recursion, this is</text:span></text:span></text:p>
      <text:p text:style-name="P2"/>
      <text:p text:style-name="P2"><draw:frame draw:style-name="fr1" draw:name="Object5" text:anchor-type="as-char" svg:y="-0.3382in" svg:width="2.6882in" svg:height="0.4783in" draw:z-index="2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68"><text:span text:style-name="Endnote_20_Symbol"><text:span text:style-name="T69"/></text:span></text:p>
      <text:p text:style-name="P68"><text:span text:style-name="Endnote_20_Symbol"><text:span text:style-name="T69">These are useful expressions, though slow to compute as written. <text:s/></text:span></text:span><text:span text:style-name="Endnote_20_Symbol"><text:span text:style-name="T76">They are </text:span></text:span><text:span text:style-name="Endnote_20_Symbol"><text:span text:style-name="T69">in fact the basis of my other fast prime counting algorithm, </text:span></text:span><text:span text:style-name="Endnote_20_Symbol"><text:span text:style-name="T76">mentioned in the introduction</text:span></text:span><text:span text:style-name="Endnote_20_Symbol"><text:span text:style-name="T69">.</text:span></text:span></text:p>
      <text:p text:style-name="P68"><text:span text:style-name="Endnote_20_Symbol"><text:span text:style-name="T69"/></text:span></text:p>
      <text:p text:style-name="P81"><text:span text:style-name="Endnote_20_Symbol"><text:span text:style-name="T76">Conceptually, this approach is manually identifying every single possible permutation of whole numbers, where order is significant, that, when multiplied together, </text:span></text:span><text:span text:style-name="Endnote_20_Symbol"><text:span text:style-name="T77">are</text:span></text:span><text:span text:style-name="Endnote_20_Symbol"><text:span text:style-name="T76"> less than or equal to n, with permutations scaled by different values depending on how many terms they have.</text:span></text:span></text:p>
      <text:p text:style-name="P2"/>
      <text:p text:style-name="P109"/>
      <text:p text:style-name="P84"/>
      <text:p text:style-name="P84"><text:span text:style-name="T123">4. </text:span>The Hyperbola Method</text:p>
      <text:p text:style-name="P2"/>
      <text:p text:style-name="P69"><text:span text:style-name="Endnote_20_Symbol"><text:span text:style-name="T70">Computing</text:span></text:span><text:span text:style-name="Endnote_20_Symbol"><text:span text:style-name="T69"><draw:frame draw:style-name="fr1" draw:name="Object40" text:anchor-type="as-char" svg:y="-0.1244in" svg:width="0.428in" svg:height="0.1752in" draw:z-index="38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Endnote_20_Symbol"><text:span text:style-name="T70">quickly mostly hinges on finding and exploiting its natural symmetries. <text:s/>The approach I’m going to detail below, which </text:span></text:span><text:span text:style-name="Endnote_20_Symbol"><text:span text:style-name="T78">feels </text:span></text:span><text:span text:style-name="Endnote_20_Symbol"><text:span text:style-name="T79">to me very natural, involves, essentially, the same symmetry exploited in the Dirichlet hyperbola method. <text:s/>But to convey it, I’m going to need to generalize</text:span></text:span><text:span text:style-name="Endnote_20_Symbol"><text:span text:style-name="T80"><draw:frame draw:style-name="fr1" draw:name="Object39" text:anchor-type="as-char" svg:y="-0.1244in" svg:width="0.428in" svg:height="0.1752in" draw:z-index="39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Endnote_20_Symbol"><text:span text:style-name="T79">in a way that is highly analogous to the generalization of the zeta function</text:span></text:span><text:span text:style-name="Endnote_20_Symbol"><text:span text:style-name="T80"><draw:frame draw:style-name="fr1" draw:name="Object41" text:anchor-type="as-char" svg:y="-0.1244in" svg:width="0.3437in" svg:height="0.1591in" draw:z-index="40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Endnote_20_Symbol"><text:span text:style-name="T79">to the Hurwitz zeta function</text:span></text:span><text:span text:style-name="Endnote_20_Symbol"><text:span text:style-name="T80"><draw:frame draw:style-name="fr1" draw:name="Object42" text:anchor-type="as-char" svg:y="-0.1244in" svg:width="0.5008in" svg:height="0.1591in" draw:z-index="41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Endnote_20_Symbol"><text:span text:style-name="T80">.</text:span></text:span></text:p>
      <text:p text:style-name="P2"/>
      <text:p text:style-name="P69"><text:span text:style-name="Endnote_20_Symbol"><text:span text:style-name="T79">So I’m going to introduce the following function, </text:span></text:span><text:span text:style-name="Endnote_20_Symbol"><text:span text:style-name="T80"><draw:frame draw:style-name="fr1" draw:name="Object43" text:anchor-type="as-char" svg:y="-0.1244in" svg:width="0.5217in" svg:height="0.1752in" draw:z-index="42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text:span text:style-name="Endnote_20_Symbol"><text:span text:style-name="T80">, </text:span></text:span><text:span text:style-name="Endnote_20_Symbol"><text:span text:style-name="T79">which I will define recursively as</text:span></text:span></text:p>
      <text:p text:style-name="P2"/>
      <text:p text:style-name="P9"><draw:frame draw:style-name="fr3" draw:name="Object19" text:anchor-type="as-char" svg:y="-0.2638in" svg:width="5.0508in" svg:height="0.4839in" draw:z-index="4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"><text:soft-page-break/></text:p>
      <text:p text:style-name="P130">Dz<text:span text:style-name="T65">yr</text:span>[n_, z_, k_, j_,<text:span text:style-name="T65">y_</text:span>] := If[n &lt; j, 0, ((z + 1)/k - 1) (1 + Dz<text:span text:style-name="T65">yr</text:span>[n/j, z, k + 1, <text:span text:style-name="T65">y</text:span>,<text:span text:style-name="T65">y</text:span>]) + Dz<text:span text:style-name="T65">y</text:span>[n, z, k, j + 1,<text:span text:style-name="T65">y</text:span>]]</text:p>
      <text:p text:style-name="P128">Dzy[n_,z_,y_]:=1+Dzyr[n,z,1,y,y]</text:p>
      <text:p text:style-name="P120"><text:span text:style-name="T41">test</text:span><text:span text:style-name="T43">5</text:span><text:span text:style-name="T41">[n_] := {Expand[Dz</text:span><text:span text:style-name="T43">y</text:span><text:span text:style-name="T41">[n, z, </text:span><text:span text:style-name="T43">2</text:span><text:span text:style-name="T41">]], Expand@Dz[n, z]}</text:span></text:p>
      <text:p text:style-name="P2"/>
      <text:p text:style-name="P69"><text:span text:style-name="Endnote_20_Symbol"><text:span text:style-name="T79">Note that this is basically the same as our definition for</text:span></text:span><text:span text:style-name="Endnote_20_Symbol"><text:span text:style-name="T80"><draw:frame draw:style-name="fr1" draw:name="Object44" text:anchor-type="as-char" svg:y="-0.1244in" svg:width="0.428in" svg:height="0.1752in" draw:z-index="45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Endnote_20_Symbol"><text:span text:style-name="T79">from before, but where the constant 2 was before, this new definition has the variable y. <text:s/>And, in fact, </text:span></text:span><text:span text:style-name="Endnote_20_Symbol"><text:span text:style-name="T87">we can express our original function as</text:span></text:span><text:span text:style-name="Endnote_20_Symbol"><text:span text:style-name="T80"><draw:frame draw:style-name="fr1" draw:name="Object45" text:anchor-type="as-char" svg:y="-0.1244in" svg:width="0.9752in" svg:height="0.1752in" draw:z-index="46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Endnote_20_Symbol"><text:span text:style-name="T80">.</text:span></text:span></text:p>
      <text:p text:style-name="P69"><text:span text:style-name="Endnote_20_Symbol"><text:span text:style-name="T81"/></text:span></text:p>
      <text:p text:style-name="P70"><text:span text:style-name="Endnote_20_Symbol"><text:span text:style-name="T81">If we flatten out the recursion, we are left with the following identity for</text:span></text:span><text:span text:style-name="Endnote_20_Symbol"><text:span text:style-name="T80"><draw:frame draw:style-name="fr1" draw:name="Object46" text:anchor-type="as-char" svg:y="-0.1244in" svg:width="0.5217in" svg:height="0.1752in" draw:z-index="47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Endnote_20_Symbol"><text:span text:style-name="T81">.</text:span></text:span></text:p>
      <text:p text:style-name="P2"/>
      <text:p text:style-name="P2"><draw:frame draw:style-name="fr1" draw:name="Object1613" text:anchor-type="as-char" svg:y="-0.3382in" svg:width="3.2854in" svg:height="0.47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81"><text:span text:style-name="Endnote_20_Symbol"><text:span text:style-name="T95">So far, so good.</text:span></text:span></text:p>
      <text:p text:style-name="P70"><text:span text:style-name="Endnote_20_Symbol"><text:span text:style-name="T81"/></text:span></text:p>
      <text:p text:style-name="P70"><text:span text:style-name="Endnote_20_Symbol"><text:span text:style-name="T81">Now, </text:span></text:span><text:span text:style-name="Endnote_20_Symbol"><text:span text:style-name="T95">here’s the motivation for this generalization. <text:s/>It turns out that</text:span></text:span><text:span text:style-name="Endnote_20_Symbol"><text:span text:style-name="T80"><draw:frame draw:style-name="fr1" draw:name="Object47" text:anchor-type="as-char" svg:y="-0.1244in" svg:width="0.5217in" svg:height="0.1752in" draw:z-index="48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Endnote_20_Symbol"><text:span text:style-name="T81">can be expressed as </text:span></text:span><text:span text:style-name="Endnote_20_Symbol"><text:span text:style-name="T95">concise</text:span></text:span><text:span text:style-name="Endnote_20_Symbol"><text:span text:style-name="T81"> sums of either</text:span></text:span><text:span text:style-name="Endnote_20_Symbol"><text:span text:style-name="T80"><draw:frame draw:style-name="fr1" draw:name="Object48" text:anchor-type="as-char" svg:y="-0.1244in" svg:width="0.6201in" svg:height="0.1752in" draw:z-index="49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Endnote_20_Symbol"><text:span text:style-name="T80"> </text:span></text:span><text:span text:style-name="Endnote_20_Symbol"><text:span text:style-name="T81">or </text:span></text:span><text:span text:style-name="Endnote_20_Symbol"><text:span text:style-name="T80"><draw:frame draw:style-name="fr1" draw:name="Object49" text:anchor-type="as-char" svg:y="-0.1244in" svg:width="0.6319in" svg:height="0.1752in" draw:z-index="50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Endnote_20_Symbol"><text:span text:style-name="T80">, </text:span></text:span><text:span text:style-name="Endnote_20_Symbol"><text:span text:style-name="T82">as</text:span></text:span></text:p>
      <text:p text:style-name="P4"/>
      <text:p text:style-name="P2"><draw:frame draw:style-name="fr3" draw:name="Object1083" text:anchor-type="as-char" svg:y="-0.3382in" svg:width="1.8335in" svg:height="0.481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/>
      <text:p text:style-name="P138"><text:span text:style-name="T41">bin[z_, k_] := </text:span><text:span text:style-name="T57">bin[z,k] =</text:span><text:span text:style-name="T44"> </text:span><text:span text:style-name="T41"><text:s/>Product[z - j, {j, 0, k - 1}]/k!</text:span></text:p>
      <text:p text:style-name="P121"><text:span text:style-name="T41">test</text:span><text:span text:style-name="T44">6</text:span><text:span text:style-name="T41">[n_,</text:span><text:span text:style-name="T44">y_</text:span><text:span text:style-name="T41">] := {Expand[Dz</text:span><text:span text:style-name="T43">y</text:span><text:span text:style-name="T41">[n, z, </text:span><text:span text:style-name="T44">y</text:span><text:span text:style-name="T41">]], Expand</text:span><text:span text:style-name="T44">[Sum[</text:span><text:span text:style-name="T46">bin</text:span><text:span text:style-name="T44">[z,k]Dzy[n/y^k,z-k,y+1],{k,0,Log[y,n]}]]</text:span><text:span text:style-name="T41">}</text:span></text:p>
      <text:p text:style-name="P3"/>
      <text:p text:style-name="P71"><text:span text:style-name="Endnote_20_Symbol"><text:span text:style-name="T82">and as</text:span></text:span></text:p>
      <text:p text:style-name="P3"/>
      <text:p text:style-name="P6"><draw:frame draw:style-name="fr3" draw:name="Object14" text:anchor-type="as-char" svg:y="-0.3409in" svg:width="2.6217in" svg:height="0.4898in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"/>
      <text:p text:style-name="P122"><text:span text:style-name="T41">test</text:span><text:span text:style-name="T46">7</text:span><text:span text:style-name="T41">[n_,</text:span><text:span text:style-name="T44">y_</text:span><text:span text:style-name="T41">] := {Expand[Dz</text:span><text:span text:style-name="T43">y</text:span><text:span text:style-name="T41">[n, z, </text:span><text:span text:style-name="T44">y</text:span><text:span text:style-name="T41">]], Expand</text:span><text:span text:style-name="T44">[Sum[</text:span><text:span text:style-name="T45">(-1)^k bin</text:span><text:span text:style-name="T44">[z,k]Dzy[n/</text:span><text:span text:style-name="T45">(y-1)</text:span><text:span text:style-name="T44">^k,z-k,y</text:span><text:span text:style-name="T45">-</text:span><text:span text:style-name="T44">1],{k,0,Log[y</text:span><text:span text:style-name="T45">-1</text:span><text:span text:style-name="T44">,n]}]]</text:span><text:span text:style-name="T41">}</text:span></text:p>
      <text:p text:style-name="P14"/>
      <text:p text:style-name="P71"><text:span text:style-name="Endnote_20_Symbol"><text:span text:style-name="T82">We can actually use the first of these identities recursively by itself to define</text:span></text:span><text:span text:style-name="Endnote_20_Symbol"><text:span text:style-name="T82"><draw:frame draw:style-name="fr1" draw:name="Object50" text:anchor-type="as-char" svg:y="-0.1244in" svg:width="0.5217in" svg:height="0.1752in" draw:z-index="51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text:span text:style-name="Endnote_20_Symbol"><text:span text:style-name="T82">, and </text:span></text:span><text:span text:style-name="Endnote_20_Symbol"><text:span text:style-name="T95">in turn</text:span></text:span><text:span text:style-name="Endnote_20_Symbol"><text:span text:style-name="T82"><draw:frame draw:style-name="fr1" draw:name="Object51" text:anchor-type="as-char" svg:y="-0.1244in" svg:width="0.428in" svg:height="0.1752in" draw:z-index="52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Endnote_20_Symbol"><text:span text:style-name="T82">and</text:span></text:span><text:span text:style-name="Endnote_20_Symbol"><text:span text:style-name="T82"><draw:frame draw:style-name="fr1" draw:name="Object52" text:anchor-type="as-char" svg:y="-0.1244in" svg:width="0.3819in" svg:height="0.1591in" draw:z-index="53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text:span text:style-name="Endnote_20_Symbol"><text:span text:style-name="T82">. <text:s/>From inspection </text:span></text:span><text:span text:style-name="Endnote_20_Symbol"><text:span text:style-name="T95">of the nested sum definition above</text:span></text:span><text:span text:style-name="Endnote_20_Symbol"><text:span text:style-name="T82">, it should be clear that </text:span></text:span></text:p>
      <text:p text:style-name="P14"/>
      <text:p text:style-name="P16"><text:span text:style-name="T107">i</text:span>f <draw:frame draw:style-name="fr1" draw:name="Object10" text:anchor-type="as-char" svg:y="-0.1244in" svg:width="0.3362in" svg:height="0.1543in" draw:z-index="54"><draw:object xlink:href="./Object 11" xlink:type="simple" xlink:show="embed" xlink:actuate="onLoad"/><draw:image xlink:href="./ObjectReplacements/Object 11" xlink:type="simple" xlink:show="embed" xlink:actuate="onLoad"/><svg:desc>formula</svg:desc></draw:frame>, <draw:frame draw:style-name="fr1" draw:name="Object8" text:anchor-type="as-char" svg:y="-0.1244in" svg:width="0.7028in" svg:height="0.1752in" draw:z-index="5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6"/>
      <text:p text:style-name="P71"><text:span text:style-name="Endnote_20_Symbol"><text:span text:style-name="T100">as all of the sums will be 0. This</text:span></text:span><text:span text:style-name="Endnote_20_Symbol"><text:span text:style-name="T82"> gives us a terminating condition for recursion, and so we can compute</text:span></text:span><text:span text:style-name="Endnote_20_Symbol"><text:span text:style-name="T80"><draw:frame draw:style-name="fr1" draw:name="Object53" text:anchor-type="as-char" svg:y="-0.1244in" svg:width="0.9752in" svg:height="0.1752in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text:span text:style-name="Endnote_20_Symbol"><text:span text:style-name="T95">as</text:span></text:span></text:p>
      <text:p text:style-name="P14"/>
      <text:p text:style-name="P22"><draw:frame draw:style-name="fr2" draw:name="Object117" text:anchor-type="as-char" svg:y="-0.3665in" svg:width="1.8902in" svg:height="0.7047in" draw:z-index="58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P14"/>
      <text:p text:style-name="P139"><text:span text:style-name="T44">D</text:span><text:span text:style-name="T41">zy</text:span><text:span text:style-name="T47">Revision2</text:span><text:span text:style-name="T41">[n_,z_,y_]:=If[n&lt;y,1,Sum[bin[z,k]</text:span><text:span text:style-name="T44">D</text:span><text:span text:style-name="T41">zy</text:span><text:span text:style-name="T47">Revision2</text:span><text:span text:style-name="T41">[n/y^k,z-k,y+1],{k,0,Log[y,n]}]]</text:span></text:p>
      <text:p text:style-name="P139"><text:span text:style-name="T41">test</text:span><text:span text:style-name="T46">8</text:span><text:span text:style-name="T41">[n_] := {Expand[Dz[n, z]], Expand</text:span><text:span text:style-name="T44">[D</text:span><text:span text:style-name="T41">zy</text:span><text:span text:style-name="T47">Revision2</text:span><text:span text:style-name="T41">[n,z,</text:span><text:span text:style-name="T46">2</text:span><text:span text:style-name="T41">]]}</text:span></text:p>
      <text:p text:style-name="P3"/>
      <text:p text:style-name="P71"><text:span text:style-name="Endnote_20_Symbol"><text:span text:style-name="T82">and thus</text:span></text:span><text:span text:style-name="Endnote_20_Symbol"><text:span text:style-name="T82"><draw:frame draw:style-name="fr1" draw:name="Object54" text:anchor-type="as-char" svg:y="-0.1244in" svg:width="0.3819in" svg:height="0.1591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text:span text:style-name="Endnote_20_Symbol"><text:span text:style-name="T98">is</text:span></text:span></text:p>
      <text:p text:style-name="P71"><text:soft-page-break/><text:span text:style-name="Endnote_20_Symbol"><text:span text:style-name="T95"/></text:span></text:p>
      <text:p text:style-name="P67"><text:span text:style-name="Endnote_20_Symbol"><text:span text:style-name="T95"><draw:frame draw:style-name="fr3" draw:name="Object118" text:anchor-type="as-char" svg:y="-0.1626in" svg:width="1.3701in" svg:height="0.2866in" draw:z-index="60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71"><text:span text:style-name="Endnote_20_Symbol"><text:span text:style-name="T95"/></text:span></text:p>
      <text:p text:style-name="P139"><text:span text:style-name="T41">test</text:span><text:span text:style-name="T46">9</text:span><text:span text:style-name="T41">[n_] := {</text:span><text:span text:style-name="T46">D[</text:span><text:span text:style-name="T41">Dz[n, z],</text:span><text:span text:style-name="T46">z]/.z-&gt;0</text:span><text:span text:style-name="T41">, </text:span><text:span text:style-name="T46">D[DzyRevision2[n,z,2],z]/.z→0}</text:span></text:p>
      <text:p text:style-name="P72"/>
      <text:p text:style-name="P81"><text:span text:style-name="Endnote_20_Symbol"><text:span text:style-name="T95">Conceptually, the approach </text:span></text:span><text:span text:style-name="Endnote_20_Symbol"><text:span text:style-name="T98">in section 3 </text:span></text:span><text:span text:style-name="Endnote_20_Symbol"><text:span text:style-name="T95">counted all permutations of ordered whole numbers that, when multiplied together, were less than or equal to n. <text:s/>This approach instead counts all possible unordered combinations of whole numbers greater than 1 that, when multiplied together, are less than or equal to n. <text:s/>It </text:span></text:span><text:span text:style-name="Endnote_20_Symbol"><text:span text:style-name="T100">then</text:span></text:span><text:span text:style-name="Endnote_20_Symbol"><text:span text:style-name="T95"> uses combinatorial identities to compute how many permutations that would result in</text:span></text:span><text:span text:style-name="Endnote_20_Symbol"><text:span text:style-name="T96">.</text:span></text:span></text:p>
      <text:p text:style-name="P81"><text:span text:style-name="Endnote_20_Symbol"><text:span text:style-name="T82"/></text:span></text:p>
      <text:p text:style-name="P110"/>
      <text:p text:style-name="P3"/>
      <text:p text:style-name="P10"/>
      <text:p text:style-name="P85"><text:span text:style-name="T123">5. Core</text:span> Optimizations</text:p>
      <text:p text:style-name="P16"/>
      <text:p text:style-name="P72"><text:span text:style-name="Endnote_20_Symbol"><text:span text:style-name="T83">So I’ve suggested that</text:span></text:span><text:span text:style-name="Endnote_20_Symbol"><text:span text:style-name="T83"><draw:frame draw:style-name="fr3" draw:name="Object55" text:anchor-type="as-char" svg:y="-0.3382in" svg:width="1.8335in" svg:height="0.4819in" draw:z-index="63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text:span text:style-name="Endnote_20_Symbol"><text:span text:style-name="T83">is a very natural identity to use to compute</text:span></text:span><text:span text:style-name="Endnote_20_Symbol"><text:span text:style-name="T83"><draw:frame draw:style-name="fr3" draw:name="Object56" text:anchor-type="as-char" svg:y="-0.1244in" svg:width="0.428in" svg:height="0.1752in" draw:z-index="64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text:span text:style-name="Endnote_20_Symbol"><text:span text:style-name="T83">and thus</text:span></text:span><text:span text:style-name="Endnote_20_Symbol"><text:span text:style-name="T82"><draw:frame draw:style-name="fr1" draw:name="Object57" text:anchor-type="as-char" svg:y="-0.1244in" svg:width="0.3819in" svg:height="0.1591in" draw:z-index="65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text:span text:style-name="Endnote_20_Symbol"><text:span text:style-name="T82">.</text:span></text:span><text:span text:style-name="Endnote_20_Symbol"><text:span text:style-name="T83"> <text:s/>And I’ve provided some sample Mathematica code to demonstrate that it does, in fact, compute those functions.</text:span></text:span></text:p>
      <text:p text:style-name="P72"><text:span text:style-name="Endnote_20_Symbol"><text:span text:style-name="T83"/></text:span></text:p>
      <text:p text:style-name="P72"><text:span text:style-name="Endnote_20_Symbol"><text:span text:style-name="T83">But as we’re interested in efficient computation, there are tweaks we can make to the formula to make it more efficient in both time and space. <text:s/></text:span></text:span><text:span text:style-name="Endnote_20_Symbol"><text:span text:style-name="T84">Like most such optimizations, we’re going to lose a lot of elegance along the way, of course.</text:span></text:span></text:p>
      <text:p text:style-name="P72"><text:span text:style-name="Endnote_20_Symbol"><text:span text:style-name="T84"/></text:span></text:p>
      <text:p text:style-name="P75"><text:span text:style-name="Endnote_20_Symbol"><text:span text:style-name="T88">So first, for the sake of avoiding the memory overhead of recursion, let’s note that</text:span></text:span></text:p>
      <text:p text:style-name="P75"><text:span text:style-name="Endnote_20_Symbol"><text:span text:style-name="T88"/></text:span></text:p>
      <text:p text:style-name="P65"><text:span text:style-name="Endnote_20_Symbol"><text:span text:style-name="T88"><draw:frame draw:style-name="fr3" draw:name="Object95" text:anchor-type="as-char" svg:y="-0.3382in" svg:width="3.2244in" svg:height="0.4819in" draw:z-index="66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65"><text:span text:style-name="Endnote_20_Symbol"><text:span text:style-name="T88"/></text:span></text:p>
      <text:p text:style-name="P75"><text:span text:style-name="Endnote_20_Symbol"><text:span text:style-name="T88">which, combined with the terminating condition </text:span></text:span><text:span text:style-name="Endnote_20_Symbol"><text:span text:style-name="T82">i</text:span></text:span><text:span text:style-name="Endnote_20_Symbol"><text:span text:style-name="T89">f </text:span></text:span><text:span text:style-name="Endnote_20_Symbol"><text:span text:style-name="T89"><draw:frame draw:style-name="fr1" draw:name="Object96" text:anchor-type="as-char" svg:y="-0.1244in" svg:width="0.3362in" svg:height="0.1543in" draw:z-index="67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text:span text:style-name="Endnote_20_Symbol"><text:span text:style-name="T89">, </text:span></text:span><text:span text:style-name="Endnote_20_Symbol"><text:span text:style-name="T89"><draw:frame draw:style-name="fr1" draw:name="Object97" text:anchor-type="as-char" svg:y="-0.1244in" svg:width="0.7028in" svg:height="0.1752in" draw:z-index="72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text:span text:style-name="Endnote_20_Symbol"><text:span text:style-name="T89">, </text:span></text:span><text:span text:style-name="Endnote_20_Symbol"><text:span text:style-name="T88">let’s us </text:span></text:span><text:span text:style-name="Endnote_20_Symbol"><text:span text:style-name="T90">pare down</text:span></text:span><text:span text:style-name="Endnote_20_Symbol"><text:span text:style-name="T88"> the recursion as</text:span></text:span></text:p>
      <text:p text:style-name="P12"/>
      <text:p text:style-name="P10"><draw:frame draw:style-name="fr3" draw:name="Object20" text:anchor-type="as-char" svg:y="-0.3382in" svg:width="2.252in" svg:height="0.4819in" draw:z-index="4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0"/>
      <text:p text:style-name="P133">DzyRevision3[n_, z_, y_] := 1 + Sum[bin[z, k] DzyRevision3[n/m^k, z - k, m + 1], {m, y, n}, {k, 1, Log[m, n]}]</text:p>
      <text:p text:style-name="P3"/>
      <text:p text:style-name="P76"><text:span text:style-name="Endnote_20_Symbol"><text:span text:style-name="T90">Note that this change converts the memory bounds of computing</text:span></text:span><text:span text:style-name="Endnote_20_Symbol"><text:span text:style-name="T80"><draw:frame draw:style-name="fr1" draw:name="Object98" text:anchor-type="as-char" svg:y="-0.1244in" svg:width="0.5217in" svg:height="0.1752in" draw:z-index="73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text:span text:style-name="Endnote_20_Symbol"><text:span text:style-name="T90">from greater than</text:span></text:span><text:span text:style-name="Endnote_20_Symbol"><text:span text:style-name="T80"><draw:frame draw:style-name="fr1" draw:name="Object99" text:anchor-type="as-char" svg:y="-0.1244in" svg:width="0.3756in" svg:height="0.1591in" draw:z-index="74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text:span text:style-name="Endnote_20_Symbol"><text:span text:style-name="T90">down to the ballpark of</text:span></text:span><text:span text:style-name="Endnote_20_Symbol"><text:span text:style-name="T90"><draw:frame draw:style-name="fr1" draw:name="Object100" text:anchor-type="as-char" svg:y="-0.1244in" svg:width="0.5744in" svg:height="0.1591in" draw:z-index="77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text:span text:style-name="Endnote_20_Symbol"><text:span text:style-name="T80">.</text:span></text:span></text:p>
      <text:p text:style-name="P75"><text:span text:style-name="Endnote_20_Symbol"><text:span text:style-name="T88"/></text:span></text:p>
      <text:p text:style-name="P75"><text:span text:style-name="Endnote_20_Symbol"><text:span text:style-name="T88">A bit more thought or testing should likewise confirm that</text:span></text:span></text:p>
      <text:p text:style-name="P3"/>
      <text:p text:style-name="P15"><text:span text:style-name="T118">i</text:span>f <draw:frame draw:style-name="fr1" draw:name="Object11" text:anchor-type="as-char" svg:y="-0.1437in" svg:width="0.3807in" svg:height="0.173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draw:frame draw:style-name="fr1" draw:name="Object9" text:anchor-type="as-char" svg:y="-0.1244in" svg:width="1.4571in" svg:height="0.1752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5"/>
      <text:p text:style-name="P76"><text:span text:style-name="Endnote_20_Symbol"><text:span text:style-name="T90">which we could use with our purely recursive definition as</text:span></text:span></text:p>
      <text:p text:style-name="P15"/>
      <text:p text:style-name="P134"><text:soft-page-break/>DzyRevision4[n_, z_, y_] := If[n &lt; y, 1, If[n &lt; y^2, 1 + z (n - y + 1), 1 + Sum[bin[z, k] DzyRevision4[Floor[n/m^k], z - k, m + 1], {m, y, n}, {k, 1, Log[m, n]}]]]</text:p>
      <text:p text:style-name="P15"/>
      <text:p text:style-name="P76"><text:span text:style-name="Endnote_20_Symbol"><text:span text:style-name="T90">but that we’ll apply instead to our equation with the recursion pared down as</text:span></text:span></text:p>
      <text:p text:style-name="P76"><text:span text:style-name="Endnote_20_Symbol"><text:span text:style-name="T90"/></text:span></text:p>
      <text:p text:style-name="P20"><draw:frame draw:style-name="fr2" draw:name="Object92" text:anchor-type="as-char" svg:y="-0.3591in" svg:width="3.9437in" svg:height="0.5236in" draw:z-index="78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15"/>
      <text:p text:style-name="P158"><text:span text:style-name="T46">DzyRevision</text:span><text:span text:style-name="T41">5</text:span><text:span text:style-name="T46">[n_, z_, y_] := DzyRevision</text:span><text:span text:style-name="T41">5</text:span><text:span text:style-name="T46">[n, z, y] </text:span><text:span text:style-name="T41">= </text:span><text:span text:style-name="T46">If[n &lt; y, 1, 1 + z (n + 1 - Max[y, 1 + Floor[n^(1/2)]]) + </text:span></text:p>
      <text:p text:style-name="P158"><text:span text:style-name="T46">Sum[bin[z, k] DzyRevision</text:span><text:span text:style-name="T41">5</text:span><text:span text:style-name="T46">[Floor[n/m^k], z - k, m + 1], {m, y, Floor[n^(1/2)]}, {k, 1, Log[m, n]}]]</text:span></text:p>
      <text:p text:style-name="P135"/>
      <text:p text:style-name="P135"/>
      <text:p text:style-name="P77"><text:span text:style-name="Endnote_20_Symbol"><text:span text:style-name="T91">We’ll make two final, small optimizations with this approach before doing something drastic.</text:span></text:span></text:p>
      <text:p text:style-name="P77"><text:span text:style-name="Endnote_20_Symbol"><text:span text:style-name="T91"/></text:span></text:p>
      <text:p text:style-name="P77"><text:span text:style-name="Endnote_20_Symbol"><text:span text:style-name="T91">First, although the equations we’ve worked with thus far hold for a complex </text:span></text:span><text:span text:style-name="Endnote_20_Symbol"><text:span text:style-name="T101">variable </text:span></text:span><text:span text:style-name="Endnote_20_Symbol"><text:span text:style-name="T91">z, the actual computation of the resulting polynomials is much harder to handle than just computing a result for some fixed value of z. <text:s/>Thus far, to calculate our count of primes, we’ve computed the polynomial, then taken its derivative at z = 0. <text:s/>And that does work. <text:s/>But it’s not strictly necessary. <text:s/>We can instead take our definition for</text:span></text:span><text:span text:style-name="Endnote_20_Symbol"><text:span text:style-name="T89"><draw:frame draw:style-name="fr1" draw:name="Object101" text:anchor-type="as-char" svg:y="-0.1244in" svg:width="0.5217in" svg:height="0.1752in" draw:z-index="79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text:span text:style-name="Endnote_20_Symbol"><text:span text:style-name="T89">, </text:span></text:span><text:span text:style-name="Endnote_20_Symbol"><text:span text:style-name="T91">subtract 1, divide by z, and then take the limit at z=0 to get</text:span></text:span></text:p>
      <text:p text:style-name="P97"/>
      <text:p text:style-name="P99"><draw:frame draw:style-name="fr3" draw:name="Object93" text:anchor-type="as-char" svg:y="-0.3382in" svg:width="3.1717in" svg:height="0.4819in" draw:z-index="80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99"/>
      <text:p text:style-name="P99"/>
      <text:p text:style-name="P159"><text:span text:style-name="T46">Prime</text:span><text:span text:style-name="T41">s</text:span><text:span text:style-name="T46">WithDzy[n_] := Sum[(-1)^(k + 1)/k DzyRevision5[Floor[n/m^k], -k, m + 1], {m, 2, n}, {k, 1, Log[m, n]}]</text:span></text:p>
      <text:p text:style-name="P99"/>
      <text:p text:style-name="P77"><text:span text:style-name="Endnote_20_Symbol"><text:span text:style-name="T91">which can be simplified a bit further to</text:span></text:span></text:p>
      <text:p text:style-name="P99"/>
      <text:p text:style-name="P99"><draw:frame draw:style-name="fr2" draw:name="Object94" text:anchor-type="as-char" svg:y="-0.3591in" svg:width="2.8339in" svg:height="0.5236in" draw:z-index="82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P99"/>
      <text:p text:style-name="P159"><text:span text:style-name="T46">Prime</text:span><text:span text:style-name="T41">s</text:span><text:span text:style-name="T46">WithDzyR2[n_] := (n - Floor[n^(1/2)]) + Sum[(-1)^(k + 1)/k DzyRevision5[Floor[n/m^k], -k, m + 1], {m, 2, Floor[n^(1/2)]}, {k, 1, Log[m, n]}]</text:span></text:p>
      <text:p text:style-name="P99"/>
      <text:p text:style-name="P78"><text:span text:style-name="Endnote_20_Symbol"><text:span text:style-name="T92"/></text:span></text:p>
      <text:p text:style-name="P82"><text:span text:style-name="Endnote_20_Symbol"><text:span text:style-name="T92">So there we go. <text:s/></text:span></text:span><text:span text:style-name="Endnote_20_Symbol"><text:span text:style-name="T96">An interesting method for counting prime powers that has, with a better implementation, a running time in the very rough ballpark of</text:span></text:span><text:span text:style-name="Endnote_20_Symbol"><text:span text:style-name="T96"><draw:frame draw:style-name="fr1" draw:name="Object121" text:anchor-type="as-char" svg:y="-0.1244in" svg:width="0.3756in" svg:height="0.1591in" draw:z-index="84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text:span text:style-name="Endnote_20_Symbol"><text:span text:style-name="T96">or so, comparable to the Sieve of Eratosthenes, while using</text:span></text:span><text:span text:style-name="Endnote_20_Symbol"><text:span text:style-name="T96"><draw:frame draw:style-name="fr1" draw:name="Object120" text:anchor-type="as-char" svg:y="-0.1244in" svg:width="0.3665in" svg:height="0.1591in" draw:z-index="85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text:span text:style-name="Endnote_20_Symbol"><text:span text:style-name="T96">space, isn’t too hard to implement, and is trivially parallelizable.</text:span></text:span></text:p>
      <text:p text:style-name="P82"><text:span text:style-name="Endnote_20_Symbol"><text:span text:style-name="T96"/></text:span></text:p>
      <text:p text:style-name="P82"><text:span text:style-name="Endnote_20_Symbol"><text:span text:style-name="T96">As mentioned in the introduction, the actual count of primes can be easily calculated via moebius inversion as</text:span></text:span></text:p>
      <text:p text:style-name="P161"><text:span text:style-name="Endnote_20_Symbol"><text:span text:style-name="T62"/></text:span></text:p>
      <text:p text:style-name="P161"><text:span text:style-name="Endnote_20_Symbol"><text:span text:style-name="T63">PrimeCount</text:span></text:span><text:span text:style-name="Endnote_20_Symbol"><text:span text:style-name="T62">[n_] := </text:span></text:span><text:span text:style-name="Endnote_20_Symbol"><text:span text:style-name="T63">Sum[(MoebiusMu[k]/k)PrimesWithDzyR2[Floor[n^(1/k)]],{k,1,Log2@n}]</text:span></text:span></text:p>
      <text:p text:style-name="P78"><text:span text:style-name="Endnote_20_Symbol"><text:span text:style-name="T92"/></text:span></text:p>
      <text:p text:style-name="P111"/>
      <text:p text:style-name="P15"/>
      <text:p text:style-name="P15"/>
      <text:p text:style-name="P85"><text:span text:style-name="T123">6. </text:span>Introducing a Wheel</text:p>
      <text:p text:style-name="P15"/>
      <text:p text:style-name="P48"><text:span text:style-name="MathematicaFormatStandardForm"><text:span text:style-name="T21">So now we’re going to do something a bit more complicated. <text:s/></text:span></text:span><text:span text:style-name="MathematicaFormatStandardForm"><text:span text:style-name="T13">This particular approach </text:span></text:span><text:span text:style-name="MathematicaFormatStandardForm"><text:span text:style-name="T14">described above </text:span></text:span><text:span text:style-name="MathematicaFormatStandardForm"><text:span text:style-name="T13">is </text:span></text:span><text:span text:style-name="MathematicaFormatStandardForm"><text:span text:style-name="T24">radically</text:span></text:span><text:span text:style-name="MathematicaFormatStandardForm"><text:span text:style-name="T13"> sped up by the introduction of wheel</text:span></text:span><text:span text:style-name="MathematicaFormatStandardForm"><text:span text:style-name="T18">.</text:span></text:span></text:p>
      <text:p text:style-name="P48"><text:span text:style-name="MathematicaFormatStandardForm"><text:span text:style-name="T18"/></text:span></text:p>
      <text:p text:style-name="P49"><text:soft-page-break/><text:span text:style-name="MathematicaFormatStandardForm"><text:span text:style-name="T21">First, let’s define the following two sets.</text:span></text:span></text:p>
      <text:p text:style-name="P15"/>
      <text:p text:style-name="P50"/>
      <text:p text:style-name="P40"><text:span text:style-name="T26"><text:tab/><text:tab/>Let </text:span><text:span text:style-name="MathematicaFormatStandardForm"><text:span text:style-name="T6"><draw:frame draw:style-name="fr3" draw:name="Object33" text:anchor-type="as-char" svg:y="-0.1244in" svg:width="0.2528in" svg:height="0.1752in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 <text:span text:style-name="T26">be the </text:span>set of <text:span text:style-name="T27">the first K distinct primes,</text:span><text:span text:style-name="MathematicaFormatStandardForm"><text:span text:style-name="T6"><draw:frame draw:style-name="fr3" draw:name="Object138" text:anchor-type="as-char" svg:y="-0.1244in" svg:width="0.8819in" svg:height="0.1752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6">.</text:span></text:span></text:p>
      <text:p text:style-name="P41"/>
      <text:p text:style-name="P40"><text:span text:style-name="T25"><text:tab/><text:tab/>Let </text:span><text:span text:style-name="T25"><draw:frame draw:style-name="fr3" draw:name="Object34" text:anchor-type="as-char" svg:y="-0.1244in" svg:width="0.2484in" svg:height="0.1752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 <text:span text:style-name="T25">be </text:span>the set of all natural numbers &gt; 1 not divisible by <text:span text:style-name="T26">any members of </text:span><text:span text:style-name="MathematicaFormatStandardForm"><text:span text:style-name="T6"><draw:frame draw:style-name="fr3" draw:name="Object35" text:anchor-type="as-char" svg:y="-0.1244in" svg:width="0.2528in" svg:height="0.1752in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MathematicaFormatStandardForm"><text:span text:style-name="T6">.</text:span></text:span></text:p>
      <text:p text:style-name="P15"/>
      <text:p text:style-name="P146"><text:span text:style-name="MathematicaFormatStandardForm"><text:span text:style-name="T2"/></text:span></text:p>
      <text:p text:style-name="P43"><text:span text:style-name="MathematicaFormatStandardForm"><text:span text:style-name="T21">Then, t</text:span></text:span><text:span text:style-name="MathematicaFormatStandardForm"><text:span text:style-name="T15">o use the wheel, we’ll need two extra functions. <text:s/></text:span></text:span></text:p>
      <text:p text:style-name="P43"><text:span text:style-name="MathematicaFormatStandardForm"><text:span text:style-name="T8"/></text:span></text:p>
      <text:p text:style-name="P43"><text:span text:style-name="MathematicaFormatStandardForm"><text:span text:style-name="T14">First, we need </text:span></text:span><text:span text:style-name="MathematicaFormatStandardForm"><text:span text:style-name="T15">a function giving the count of entries in</text:span></text:span><text:span text:style-name="MathematicaFormatStandardForm"><text:span text:style-name="T14"><draw:frame draw:style-name="fr3" draw:name="Object69" text:anchor-type="as-char" svg:y="-0.1244in" svg:width="0.2256in" svg:height="0.1752in" draw:z-index="87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text:span text:style-name="MathematicaFormatStandardForm"><text:span text:style-name="T15">that are</text:span></text:span><text:span text:style-name="MathematicaFormatStandardForm"><text:span text:style-name="T15"><draw:frame draw:style-name="fr3" draw:name="Object68" text:anchor-type="as-char" svg:y="-0.0874in" svg:width="0.2083in" svg:height="0.0953in" draw:z-index="95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text:span text:style-name="MathematicaFormatStandardForm"><text:span text:style-name="T15">some given number n</text:span></text:span><text:span text:style-name="MathematicaFormatStandardForm"><text:span text:style-name="T12">.</text:span></text:span><text:span text:style-name="MathematicaFormatStandardForm"><text:span text:style-name="T15"> </text:span></text:span><text:span text:style-name="MathematicaFormatStandardForm"><text:span text:style-name="T14"><text:s/></text:span></text:span><text:span text:style-name="MathematicaFormatStandardForm"><text:span text:style-name="T15">To that end, we’ll introduce the Legendre function</text:span></text:span><text:span text:style-name="MathematicaFormatStandardForm"><text:span text:style-name="T14"><draw:frame draw:style-name="fr3" draw:name="Object60" text:anchor-type="as-char" svg:y="-0.1244in" svg:width="0.5366in" svg:height="0.1591in" draw:z-index="97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text:span text:style-name="MathematicaFormatStandardForm"><text:span text:style-name="T14">, </text:span></text:span><text:span text:style-name="MathematicaFormatStandardForm"><text:span text:style-name="T15">which does exactly that.</text:span></text:span></text:p>
      <text:p text:style-name="P39"/>
      <text:p text:style-name="P42"><text:span text:style-name="MathematicaFormatStandardForm"><text:span text:style-name="T14">We’ll also need to introduce another function, which </text:span></text:span><text:span text:style-name="MathematicaFormatStandardForm"><text:span text:style-name="T15">takes</text:span></text:span><text:span text:style-name="MathematicaFormatStandardForm"><text:span text:style-name="T14"> an index </text:span></text:span><text:span text:style-name="MathematicaFormatStandardForm"><text:span text:style-name="T15">and returns the element of the sequence</text:span></text:span><text:span text:style-name="MathematicaFormatStandardForm"><text:span text:style-name="T12"><draw:frame draw:style-name="fr3" draw:name="Object65" text:anchor-type="as-char" svg:y="-0.1244in" svg:width="0.2256in" svg:height="0.1752in" draw:z-index="83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text:span text:style-name="MathematicaFormatStandardForm"><text:span text:style-name="T15">corresponding to that index</text:span></text:span><text:span text:style-name="MathematicaFormatStandardForm"><text:span text:style-name="T12">. <text:s/></text:span></text:span><text:span text:style-name="MathematicaFormatStandardForm"><text:span text:style-name="T14">We’ll label it</text:span></text:span><text:span text:style-name="MathematicaFormatStandardForm"><text:span text:style-name="T12"><draw:frame draw:style-name="fr3" draw:name="Object61" text:anchor-type="as-char" svg:y="-0.1244in" svg:width="0.361in" svg:height="0.1591in" draw:z-index="98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text:span text:style-name="MathematicaFormatStandardForm"><text:span text:style-name="T12">.</text:span></text:span></text:p>
      <text:p text:style-name="P42"><text:span text:style-name="MathematicaFormatStandardForm"><text:span text:style-name="T12"/></text:span></text:p>
      <text:p text:style-name="P43"><text:span text:style-name="MathematicaFormatStandardForm"><text:span text:style-name="T15">As long as K is not too large (here, we’ll use a K of 7), we can construct large, fixed sized tables that let us compute </text:span></text:span><text:span text:style-name="MathematicaFormatStandardForm"><text:span text:style-name="T12"><draw:frame draw:style-name="fr3" draw:name="Object66" text:anchor-type="as-char" svg:y="-0.1244in" svg:width="0.5366in" svg:height="0.1591in" draw:z-index="6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MathematicaFormatStandardForm"><text:span text:style-name="T15">and</text:span></text:span><text:span text:style-name="MathematicaFormatStandardForm"><text:span text:style-name="T12"><draw:frame draw:style-name="fr3" draw:name="Object67" text:anchor-type="as-char" svg:y="-0.1244in" svg:width="0.361in" svg:height="0.1591in" draw:z-index="6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text:span text:style-name="MathematicaFormatStandardForm"><text:span text:style-name="T15">quickly.</text:span></text:span></text:p>
      <text:p text:style-name="P43"><text:span text:style-name="MathematicaFormatStandardForm"><text:span text:style-name="T15"/></text:span></text:p>
      <text:p text:style-name="P44"><text:span text:style-name="MathematicaFormatStandardForm"><text:span text:style-name="T15">Below is Mathematica code </text:span></text:span><text:span text:style-name="MathematicaFormatStandardForm"><text:span text:style-name="T16">showing one approach for implementing both</text:span></text:span><text:span text:style-name="MathematicaFormatStandardForm"><text:span text:style-name="T12"><draw:frame draw:style-name="fr3" draw:name="Object63" text:anchor-type="as-char" svg:y="-0.1244in" svg:width="0.5366in" svg:height="0.1591in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text:span text:style-name="MathematicaFormatStandardForm"><text:span text:style-name="T15">and</text:span></text:span><text:span text:style-name="MathematicaFormatStandardForm"><text:span text:style-name="T12"><draw:frame draw:style-name="fr3" draw:name="Object64" text:anchor-type="as-char" svg:y="-0.1244in" svg:width="0.361in" svg:height="0.1591in" draw:z-index="76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text:span text:style-name="MathematicaFormatStandardForm"><text:span text:style-name="T16">using tables.</text:span></text:span></text:p>
      <text:p text:style-name="P31"><text:span text:style-name="MathematicaFormatStandardForm"><text:span text:style-name="T2"/></text:span></text:p>
      <text:p text:style-name="P123"><text:span text:style-name="MathematicaFormatStandardForm"><text:span text:style-name="T108">binomial[z_, k_] := binomial[z, k] = Product[z - j, {j, 0, k - 1}]/k!</text:span></text:span></text:p>
      <text:p text:style-name="P123"><text:span text:style-name="MathematicaFormatStandardForm"><text:span text:style-name="T108">WheelEntries = 7;</text:span></text:span></text:p>
      <text:p text:style-name="P123"><text:span text:style-name="MathematicaFormatStandardForm"><text:span text:style-name="T108">WheelSize := WheelSize = Product[Prime[j], {j, 1, WheelEntries}];</text:span></text:span></text:p>
      <text:p text:style-name="P123"><text:span text:style-name="MathematicaFormatStandardForm"><text:span text:style-name="T108">CoprimeCache := CoprimeCache = Table[If[CoprimeQ[WheelSize, n], 1, 0], {n, 1, WheelSize}]</text:span></text:span></text:p>
      <text:p text:style-name="P123"><text:span text:style-name="MathematicaFormatStandardForm"><text:span text:style-name="T108">LegPhiCache := LegPhiCache = Accumulate[CoprimeCache]</text:span></text:span></text:p>
      <text:p text:style-name="P123"><text:span text:style-name="MathematicaFormatStandardForm"><text:span text:style-name="T108">FullWheel := FullWheel = LegPhiCache[[WheelSize]]</text:span></text:span></text:p>
      <text:p text:style-name="P123"><text:span text:style-name="MathematicaFormatStandardForm"><text:span text:style-name="T108">CoprimeOffsets := CoprimeOffsets = Flatten[Position[CoprimeCache, _?(# == 1 &amp;)]]</text:span></text:span></text:p>
      <text:p text:style-name="P123"><text:span text:style-name="MathematicaFormatStandardForm"><text:span text:style-name="T108">Coprimes[n_] := Coprimes[n] = LegPhiCache[[Mod[n - 1, WheelSize] + 1]] + Floor[(n - 1)/WheelSize] FullWheel</text:span></text:span></text:p>
      <text:p text:style-name="P123"><text:span text:style-name="MathematicaFormatStandardForm"><text:span text:style-name="T108">WheelForID[n_] := WheelForID[n] = CoprimeOffsets[[Mod[n - 1, FullWheel] + 1]] + Floor[(n - 1)/FullWheel] WheelSize</text:span></text:span></text:p>
      <text:p text:style-name="P147"><text:span text:style-name="MathematicaFormatStandardForm"><text:span text:style-name="T108">FirstNonWheel := FirstNonWheel = WheelForID[2]</text:span></text:span></text:p>
      <text:p text:style-name="P148"><text:span text:style-name="MathematicaFormatStandardForm"><text:span text:style-name="T109">phi[n_,K_]:=Coprimes[n]</text:span></text:span></text:p>
      <text:p text:style-name="P148"><text:span text:style-name="MathematicaFormatStandardForm"><text:span text:style-name="T109">alpha[n_]:=WheelForID[n]</text:span></text:span></text:p>
      <text:p text:style-name="P26"><text:span text:style-name="MathematicaFormatStandardForm"><text:span text:style-name="T2"/></text:span></text:p>
      <text:p text:style-name="P44"><text:span text:style-name="MathematicaFormatStandardForm"><text:span text:style-name="T16">With these two functions, we can now describe wheel versions of our previous generalized count of divisor summatory function, but we will notate it as</text:span></text:span><text:span text:style-name="MathematicaFormatStandardForm"><text:span text:style-name="T12"><draw:frame draw:style-name="fr3" draw:name="Object70" text:anchor-type="as-char" svg:y="-0.1457in" svg:width="0.4866in" svg:height="0.1965in" draw:z-index="81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text:span text:style-name="MathematicaFormatStandardForm"><text:span text:style-name="T16">to indicate the wheel is being used. <text:s/>Analogous to our original definition for</text:span></text:span><text:span text:style-name="MathematicaFormatStandardForm"><text:span text:style-name="T12"><draw:frame draw:style-name="fr3" draw:name="Object71" text:anchor-type="as-char" svg:y="-0.1244in" svg:width="0.428in" svg:height="0.1752in" draw:z-index="86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MathematicaFormatStandardForm"><text:span text:style-name="T12">, </text:span></text:span><text:span text:style-name="MathematicaFormatStandardForm"><text:span text:style-name="T16">it can be defined as</text:span></text:span></text:p>
      <text:p text:style-name="P24"><text:span text:style-name="MathematicaFormatStandardForm"><text:span text:style-name="T2"/></text:span></text:p>
      <text:p text:style-name="P24"><text:span text:style-name="MathematicaFormatStandardForm"><text:span text:style-name="T2"><draw:frame draw:style-name="fr3" draw:name="Object58" text:anchor-type="as-char" svg:y="-0.2366in" svg:width="1.422in" svg:height="0.378in" draw:z-index="5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15"/>
      <text:p text:style-name="P142"><text:span text:style-name="Endnote_20_Symbol"><text:span text:style-name="T48">DzBk[n_, z_] := Sum[dz[alpha[j], z], {j, 1, phi[n,K]}]</text:span></text:span></text:p>
      <text:p text:style-name="P45"><text:span text:style-name="MathematicaFormatStandardForm"><text:span text:style-name="T12"/></text:span></text:p>
      <text:p text:style-name="P45"><text:span text:style-name="MathematicaFormatStandardForm"><text:span text:style-name="T12"><draw:frame draw:style-name="fr3" draw:name="Object73" text:anchor-type="as-char" svg:y="-0.1244in" svg:width="0.428in" svg:height="0.1752in" draw:z-index="100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text:span text:style-name="MathematicaFormatStandardForm"><text:span text:style-name="T17">and</text:span></text:span><text:span text:style-name="MathematicaFormatStandardForm"><text:span text:style-name="T12"><draw:frame draw:style-name="fr3" draw:name="Object74" text:anchor-type="as-char" svg:y="-0.1457in" svg:width="0.4866in" svg:height="0.1965in" draw:z-index="101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text:span text:style-name="MathematicaFormatStandardForm"><text:span text:style-name="T17">can be expressed in terms of each other via multiplicative convolution, but it’s a bit complicated and we don’t need it for our purposes, and the relationship is far from obvious. <text:s/>Much more significantly for us, though, we can use</text:span></text:span><text:span text:style-name="MathematicaFormatStandardForm"><text:span text:style-name="T12"><draw:frame draw:style-name="fr3" draw:name="Object75" text:anchor-type="as-char" svg:y="-0.1457in" svg:width="0.4866in" svg:height="0.1965in" draw:z-index="102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text:span text:style-name="MathematicaFormatStandardForm"><text:span text:style-name="T17">to compute our prime counting function as</text:span></text:span></text:p>
      <text:p text:style-name="P15"/>
      <text:p text:style-name="P25"><text:span text:style-name="MathematicaFormatStandardForm"><text:span text:style-name="T2"><draw:frame draw:style-name="fr1" draw:name="Object18" text:anchor-type="as-char" svg:y="-0.1626in" svg:width="2.039in" svg:height="0.3173in" draw:z-index="103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15"/>
      <text:p text:style-name="P144"><text:span text:style-name="Endnote_20_Symbol"><text:span text:style-name="T50">logDzBk[n_] := (D[DzBk[n, z], z] /. z -&gt; 0) + Sum[HarmonicNumber[Floor[Log[n]/Log[Prime[p]]]], {p, 1, WheelEntries}]</text:span></text:span></text:p>
      <text:p text:style-name="P144"><text:span text:style-name="Endnote_20_Symbol"><text:span text:style-name="T50">Test19[n_] := {logDzBk[n], Pi2[n]}</text:span></text:span></text:p>
      <text:p text:style-name="P15"/>
      <text:p text:style-name="P45"><text:span text:style-name="MathematicaFormatStandardForm"><text:span text:style-name="T17">Analogously to </text:span></text:span><text:span text:style-name="MathematicaFormatStandardForm"><text:span text:style-name="T12"><draw:frame draw:style-name="fr3" draw:name="Object76" text:anchor-type="as-char" svg:y="-0.1244in" svg:width="0.428in" svg:height="0.1752in" draw:z-index="104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MathematicaFormatStandardForm"><text:span text:style-name="T12">, </text:span></text:span><text:span text:style-name="MathematicaFormatStandardForm"><text:span text:style-name="T12"><draw:frame draw:style-name="fr3" draw:name="Object77" text:anchor-type="as-char" svg:y="-0.1457in" svg:width="0.4866in" svg:height="0.1965in" draw:z-index="114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text:span text:style-name="MathematicaFormatStandardForm"><text:span text:style-name="T17">can be expressed recursively as</text:span></text:span></text:p>
      <text:p text:style-name="P15"/>
      <text:p text:style-name="P17"><text:soft-page-break/><draw:frame draw:style-name="fr3" draw:name="Object59" text:anchor-type="as-char" svg:y="-0.2665in" svg:width="5.2902in" svg:height="0.489in" draw:z-index="9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5"/>
      <text:p text:style-name="P143"><text:span text:style-name="Endnote_20_Symbol"><text:span text:style-name="T49">DzBkR2[n_, z_, k_, j_] := <text:s/>If[n &lt; alpha[j], 0, ((z + 1)/k - 1) (1 + DzBkR2[n/alpha[j], z, k + 1, 2]) + DzBkR2[n, z, k, j + 1]]</text:span></text:span></text:p>
      <text:p text:style-name="P143"><text:span text:style-name="Endnote_20_Symbol"><text:span text:style-name="T49">Test21[n_] := {Expand@DzBk[n, z], Expand[1 + DzBkR2[n, z, 1, 2]]}</text:span></text:span></text:p>
      <text:p text:style-name="P15"/>
      <text:p text:style-name="P145"><text:span text:style-name="Endnote_20_Symbol"><text:span text:style-name="T50">logDzBk</text:span></text:span><text:span text:style-name="Endnote_20_Symbol"><text:span text:style-name="T52">Revision2</text:span></text:span><text:span text:style-name="Endnote_20_Symbol"><text:span text:style-name="T50">[n_] := (D[</text:span></text:span><text:span text:style-name="Endnote_20_Symbol"><text:span text:style-name="T52">1+</text:span></text:span><text:span text:style-name="Endnote_20_Symbol"><text:span text:style-name="T49">DzBkR2</text:span></text:span><text:span text:style-name="Endnote_20_Symbol"><text:span text:style-name="T50">[n, z,</text:span></text:span><text:span text:style-name="Endnote_20_Symbol"><text:span text:style-name="T52">1,2</text:span></text:span><text:span text:style-name="Endnote_20_Symbol"><text:span text:style-name="T50">], z] /. z -&gt; 0) + Sum[HarmonicNumber[Floor[Log[n]/Log[Prime[p]]]], {p, 1, WheelEntries}]</text:span></text:span></text:p>
      <text:p text:style-name="P145"><text:span text:style-name="Endnote_20_Symbol"><text:span text:style-name="T50">Test</text:span></text:span><text:span text:style-name="Endnote_20_Symbol"><text:span text:style-name="T52">22</text:span></text:span><text:span text:style-name="Endnote_20_Symbol"><text:span text:style-name="T50">[n_] := {logDzBk</text:span></text:span><text:span text:style-name="Endnote_20_Symbol"><text:span text:style-name="T52">Revision2</text:span></text:span><text:span text:style-name="Endnote_20_Symbol"><text:span text:style-name="T50">[n], Pi2[n]}</text:span></text:span></text:p>
      <text:p text:style-name="P45"><text:span text:style-name="MathematicaFormatStandardForm"><text:span text:style-name="T20"/></text:span></text:p>
      <text:p text:style-name="P45"><text:span text:style-name="MathematicaFormatStandardForm"><text:span text:style-name="T20">W</text:span></text:span><text:span text:style-name="MathematicaFormatStandardForm"><text:span text:style-name="T17">ith the recursion flattened, </text:span></text:span><text:span text:style-name="MathematicaFormatStandardForm"><text:span text:style-name="T22">this means that</text:span></text:span></text:p>
      <text:p text:style-name="P15"/>
      <text:p text:style-name="P23"><text:span text:style-name="MathematicaFormatStandardForm"><text:span text:style-name="T2"><draw:frame draw:style-name="fr3" draw:name="Object591" text:anchor-type="as-char" svg:y="-0.1827in" svg:width="3.928in" svg:height="0.3354in" draw:z-index="6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23"/>
      <text:p text:style-name="P51"><text:span text:style-name="MathematicaFormatStandardForm"><text:span text:style-name="T22">and, if we take the derivative with respect to z at zero, </text:span></text:span><text:span text:style-name="MathematicaFormatStandardForm"><text:span text:style-name="T23">that our prime counting function is</text:span></text:span></text:p>
      <text:p text:style-name="P51"><text:span text:style-name="MathematicaFormatStandardForm"><text:span text:style-name="T22"/></text:span></text:p>
      <text:p text:style-name="P27"><text:span text:style-name="MathematicaFormatStandardForm"><text:span text:style-name="T7"><draw:frame draw:style-name="fr3" draw:name="Object107" text:anchor-type="as-char" svg:y="-0.2043in" svg:width="3.8902in" svg:height="0.3583in" draw:z-index="115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112"/>
      <text:p text:style-name="P18"/>
      <text:p text:style-name="P18"/>
      <text:p text:style-name="P86"><text:span text:style-name="T123">7. Combining the </text:span>Wheel <text:span text:style-name="T116">and the Hyperbola Method</text:span></text:p>
      <text:p text:style-name="P52"><text:span text:style-name="MathematicaFormatStandardForm"><text:span text:style-name="T9"/></text:span></text:p>
      <text:p text:style-name="P45"><text:span text:style-name="MathematicaFormatStandardForm"><text:span text:style-name="T9"/></text:span></text:p>
      <text:p text:style-name="P45"><text:span text:style-name="MathematicaFormatStandardForm"><text:span text:style-name="T17">And now, once again, following the same blue print from before, we will generalize</text:span></text:span><text:span text:style-name="MathematicaFormatStandardForm"><text:span text:style-name="T12"><draw:frame draw:style-name="fr3" draw:name="Object78" text:anchor-type="as-char" svg:y="-0.1457in" svg:width="0.4866in" svg:height="0.1965in" draw:z-index="116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MathematicaFormatStandardForm"><text:span text:style-name="T17">as</text:span></text:span><text:span text:style-name="MathematicaFormatStandardForm"><text:span text:style-name="T12"><draw:frame draw:style-name="fr3" draw:name="Object79" text:anchor-type="as-char" svg:y="-0.1457in" svg:width="0.5217in" svg:height="0.1965in" draw:z-index="117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45"><text:span text:style-name="MathematicaFormatStandardForm"><text:span text:style-name="T7"/></text:span></text:p>
      <text:p text:style-name="P53"><text:span text:style-name="MathematicaFormatStandardForm"><text:span text:style-name="T10"><draw:frame draw:style-name="fr3" draw:name="Object80" text:anchor-type="as-char" svg:y="-0.2665in" svg:width="5.3543in" svg:height="0.489in" draw:z-index="118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45"><text:span text:style-name="MathematicaFormatStandardForm"><text:span text:style-name="T7"/></text:span></text:p>
      <text:p text:style-name="P151"><text:span text:style-name="Endnote_20_Symbol"><text:span text:style-name="T49">Dz</text:span></text:span><text:span text:style-name="Endnote_20_Symbol"><text:span text:style-name="T51">y</text:span></text:span><text:span text:style-name="Endnote_20_Symbol"><text:span text:style-name="T49">Bk</text:span></text:span><text:span text:style-name="Endnote_20_Symbol"><text:span text:style-name="T53">r</text:span></text:span><text:span text:style-name="Endnote_20_Symbol"><text:span text:style-name="T49">[n_, z_, k_, j_,</text:span></text:span><text:span text:style-name="Endnote_20_Symbol"><text:span text:style-name="T51">y_</text:span></text:span><text:span text:style-name="Endnote_20_Symbol"><text:span text:style-name="T49">] := <text:s/>If[n &lt; alpha[j], 0, ((z + 1)/k - 1) (1 + Dz</text:span></text:span><text:span text:style-name="Endnote_20_Symbol"><text:span text:style-name="T51">y</text:span></text:span><text:span text:style-name="Endnote_20_Symbol"><text:span text:style-name="T49">Bk</text:span></text:span><text:span text:style-name="Endnote_20_Symbol"><text:span text:style-name="T53">r</text:span></text:span><text:span text:style-name="Endnote_20_Symbol"><text:span text:style-name="T49">[n/alpha[j], z, k + 1, </text:span></text:span><text:span text:style-name="Endnote_20_Symbol"><text:span text:style-name="T51">y,y</text:span></text:span><text:span text:style-name="Endnote_20_Symbol"><text:span text:style-name="T49">]) + Dz</text:span></text:span><text:span text:style-name="Endnote_20_Symbol"><text:span text:style-name="T51">y</text:span></text:span><text:span text:style-name="Endnote_20_Symbol"><text:span text:style-name="T49">Bk</text:span></text:span><text:span text:style-name="Endnote_20_Symbol"><text:span text:style-name="T53">r</text:span></text:span><text:span text:style-name="Endnote_20_Symbol"><text:span text:style-name="T49">[n, z, k, j + 1,</text:span></text:span><text:span text:style-name="Endnote_20_Symbol"><text:span text:style-name="T51">y</text:span></text:span><text:span text:style-name="Endnote_20_Symbol"><text:span text:style-name="T49">]]</text:span></text:span></text:p>
      <text:p text:style-name="P152"><text:span text:style-name="Endnote_20_Symbol"><text:span text:style-name="T53">DzyBk[n_,z_,y_]:=1+DzyBkr[n,z,1,y,y]</text:span></text:span></text:p>
      <text:p text:style-name="P45"><text:span text:style-name="MathematicaFormatStandardForm"><text:span text:style-name="T7"/></text:span></text:p>
      <text:p text:style-name="P45"><text:span text:style-name="MathematicaFormatStandardForm"><text:span text:style-name="T17">With the recursion flattened out, this is</text:span></text:span></text:p>
      <text:p text:style-name="P23"><text:span text:style-name="MathematicaFormatStandardForm"><text:span text:style-name="T2"/></text:span></text:p>
      <text:p text:style-name="P23"><text:span text:style-name="MathematicaFormatStandardForm"><text:span text:style-name="T2"><draw:frame draw:style-name="fr3" draw:name="Object7" text:anchor-type="as-char" svg:y="-0.1827in" svg:width="5.5752in" svg:height="0.3354in" draw:z-index="69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23"><text:span text:style-name="MathematicaFormatStandardForm"><text:span text:style-name="T2"/></text:span></text:p>
      <text:p text:style-name="P46"><text:span text:style-name="MathematicaFormatStandardForm"><text:span text:style-name="T11"/></text:span></text:p>
      <text:p text:style-name="P46"><text:span text:style-name="MathematicaFormatStandardForm"><text:span text:style-name="T19">As was the case with</text:span></text:span><text:span text:style-name="MathematicaFormatStandardForm"><text:span text:style-name="T12"><draw:frame draw:style-name="fr3" draw:name="Object81" text:anchor-type="as-char" svg:y="-0.1244in" svg:width="0.5217in" svg:height="0.1752in" draw:z-index="119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text:span text:style-name="MathematicaFormatStandardForm"><text:span text:style-name="T12">, </text:span></text:span><text:span text:style-name="MathematicaFormatStandardForm"><text:span text:style-name="T12"><draw:frame draw:style-name="fr3" draw:name="Object82" text:anchor-type="as-char" svg:y="-0.1457in" svg:width="0.5217in" svg:height="0.1965in" draw:z-index="120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text:span text:style-name="Endnote_20_Symbol"><text:span text:style-name="T71">can be expressed as small sums of either</text:span></text:span><text:span text:style-name="Endnote_20_Symbol"><text:span text:style-name="T69"><draw:frame draw:style-name="fr1" draw:name="Object83" text:anchor-type="as-char" svg:y="-0.1457in" svg:width="0.6201in" svg:height="0.1965in" draw:z-index="121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text:span text:style-name="Endnote_20_Symbol"><text:span text:style-name="T69"> </text:span></text:span><text:span text:style-name="Endnote_20_Symbol"><text:span text:style-name="T71">or </text:span></text:span><text:span text:style-name="Endnote_20_Symbol"><text:span text:style-name="T69"><draw:frame draw:style-name="fr1" draw:name="Object84" text:anchor-type="as-char" svg:y="-0.1457in" svg:width="0.6319in" svg:height="0.1965in" draw:z-index="122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text:span text:style-name="Endnote_20_Symbol"><text:span text:style-name="T69">, </text:span></text:span><text:span text:style-name="Endnote_20_Symbol"><text:span text:style-name="T72">as</text:span></text:span></text:p>
      <text:p text:style-name="P23"><text:span text:style-name="MathematicaFormatStandardForm"><text:span text:style-name="T2"/></text:span></text:p>
      <text:p text:style-name="P23"><text:span text:style-name="MathematicaFormatStandardForm"><text:span text:style-name="T2"/></text:span></text:p>
      <text:p text:style-name="P7"><draw:frame draw:style-name="fr3" draw:name="Object15" text:anchor-type="as-char" svg:y="-0.3409in" svg:width="2.1547in" svg:height="0.4898in" draw:z-index="7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7"/>
      <text:p text:style-name="P126"><text:span text:style-name="T41">test</text:span><text:span text:style-name="T53">24</text:span><text:span text:style-name="T41">[n_,</text:span><text:span text:style-name="T44">y_</text:span><text:span text:style-name="T41">] := {Expand[Dz</text:span><text:span text:style-name="T43">y</text:span><text:span text:style-name="T53">Bk</text:span><text:span text:style-name="T41">[n, z, </text:span><text:span text:style-name="T44">y</text:span><text:span text:style-name="T41">]], Expand</text:span><text:span text:style-name="T44">[Sum[</text:span><text:span text:style-name="T46">bin</text:span><text:span text:style-name="T44">[z,k]Dzy</text:span><text:span text:style-name="T53">Bk</text:span><text:span text:style-name="T44">[n/</text:span><text:span text:style-name="T53">alpha[</text:span><text:span text:style-name="T44">y</text:span><text:span text:style-name="T53">]</text:span><text:span text:style-name="T44">^k,z-k,y+1],{k,0,Log[</text:span><text:span text:style-name="T53">alpha[</text:span><text:span text:style-name="T44">y</text:span><text:span text:style-name="T53">]</text:span><text:span text:style-name="T44">,n]}]]</text:span><text:span text:style-name="T41">}</text:span></text:p>
      <text:p text:style-name="P7"/>
      <text:p text:style-name="P47"><text:span text:style-name="Endnote_20_Symbol"><text:span text:style-name="T73">and as</text:span></text:span></text:p>
      <text:p text:style-name="P7"/>
      <text:p text:style-name="P23"><text:span text:style-name="MathematicaFormatStandardForm"><text:span text:style-name="T2"><draw:frame draw:style-name="fr3" draw:name="Object13" text:anchor-type="as-char" svg:y="-0.3409in" svg:width="2.848in" svg:height="0.4898in" draw:z-index="7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23"><text:soft-page-break/><text:span text:style-name="MathematicaFormatStandardForm"><text:span text:style-name="T2"/></text:span></text:p>
      <text:p text:style-name="P155"><text:span text:style-name="MathematicaFormatStandardForm"><text:span text:style-name="T28">test</text:span></text:span><text:span text:style-name="MathematicaFormatStandardForm"><text:span text:style-name="T29">25</text:span></text:span><text:span text:style-name="MathematicaFormatStandardForm"><text:span text:style-name="T28">[n_,</text:span></text:span><text:span text:style-name="MathematicaFormatStandardForm"><text:span text:style-name="T30">y_</text:span></text:span><text:span text:style-name="MathematicaFormatStandardForm"><text:span text:style-name="T28">] := {Expand[Dz</text:span></text:span><text:span text:style-name="MathematicaFormatStandardForm"><text:span text:style-name="T31">y</text:span></text:span><text:span text:style-name="MathematicaFormatStandardForm"><text:span text:style-name="T29">Bk</text:span></text:span><text:span text:style-name="MathematicaFormatStandardForm"><text:span text:style-name="T28">[n, z, </text:span></text:span><text:span text:style-name="MathematicaFormatStandardForm"><text:span text:style-name="T30">y</text:span></text:span><text:span text:style-name="MathematicaFormatStandardForm"><text:span text:style-name="T28">]], Expand</text:span></text:span><text:span text:style-name="MathematicaFormatStandardForm"><text:span text:style-name="T30">[Sum[</text:span></text:span><text:span text:style-name="MathematicaFormatStandardForm"><text:span text:style-name="T32">(-1)^k bin</text:span></text:span><text:span text:style-name="MathematicaFormatStandardForm"><text:span text:style-name="T30">[z,k]Dzy[n/</text:span></text:span><text:span text:style-name="MathematicaFormatStandardForm"><text:span text:style-name="T32">(y-1)</text:span></text:span><text:span text:style-name="MathematicaFormatStandardForm"><text:span text:style-name="T30">^k,z-k,y</text:span></text:span><text:span text:style-name="MathematicaFormatStandardForm"><text:span text:style-name="T32">-</text:span></text:span><text:span text:style-name="MathematicaFormatStandardForm"><text:span text:style-name="T30">1],{k,0,Log[y</text:span></text:span><text:span text:style-name="MathematicaFormatStandardForm"><text:span text:style-name="T32">-1</text:span></text:span><text:span text:style-name="MathematicaFormatStandardForm"><text:span text:style-name="T30">,n]}]]</text:span></text:span><text:span text:style-name="MathematicaFormatStandardForm"><text:span text:style-name="T28">}</text:span></text:span></text:p>
      <text:p text:style-name="P23"><text:span text:style-name="MathematicaFormatStandardForm"><text:span text:style-name="T2"/></text:span></text:p>
      <text:p text:style-name="P73"><text:span text:style-name="Endnote_20_Symbol"><text:span text:style-name="T85">Again, w</text:span></text:span><text:span text:style-name="Endnote_20_Symbol"><text:span text:style-name="T82">e can use the first of these identities recursively by itself to define</text:span></text:span><text:span text:style-name="Endnote_20_Symbol"><text:span text:style-name="T82"><draw:frame draw:style-name="fr1" draw:name="Object62" text:anchor-type="as-char" svg:y="-0.1457in" svg:width="0.5217in" svg:height="0.1965in" draw:z-index="88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text:span text:style-name="Endnote_20_Symbol"><text:span text:style-name="T82">, and thus</text:span></text:span><text:span text:style-name="Endnote_20_Symbol"><text:span text:style-name="T82"><draw:frame draw:style-name="fr1" draw:name="Object85" text:anchor-type="as-char" svg:y="-0.1457in" svg:width="0.4728in" svg:height="0.1965in" draw:z-index="89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text:span text:style-name="Endnote_20_Symbol"><text:span text:style-name="T82">and</text:span></text:span><text:span text:style-name="Endnote_20_Symbol"><text:span text:style-name="T82"><draw:frame draw:style-name="fr1" draw:name="Object86" text:anchor-type="as-char" svg:y="-0.1244in" svg:width="0.3819in" svg:height="0.1591in" draw:z-index="90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text:span text:style-name="Endnote_20_Symbol"><text:span text:style-name="T82">. <text:s/></text:span></text:span><text:span text:style-name="Endnote_20_Symbol"><text:span text:style-name="T93">It is the case that</text:span></text:span></text:p>
      <text:p text:style-name="P19"/>
      <text:p text:style-name="P19"><text:span text:style-name="T107">i</text:span>f <draw:frame draw:style-name="fr1" draw:name="Object87" text:anchor-type="as-char" svg:y="-0.1244in" svg:width="0.5425in" svg:height="0.1591in" draw:z-index="91"><draw:object xlink:href="./Object 93" xlink:type="simple" xlink:show="embed" xlink:actuate="onLoad"/><draw:image xlink:href="./ObjectReplacements/Object 93" xlink:type="simple" xlink:show="embed" xlink:actuate="onLoad"/><svg:desc>formula</svg:desc></draw:frame>, <draw:frame draw:style-name="fr1" draw:name="Object88" text:anchor-type="as-char" svg:y="-0.1244in" svg:width="0.7028in" svg:height="0.1752in" draw:z-index="92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19"/>
      <text:p text:style-name="P74"><text:span text:style-name="Endnote_20_Symbol"><text:span text:style-name="T82"><text:s/>which gives us a terminating condition for recursion, and so we can compute</text:span></text:span><text:span text:style-name="Endnote_20_Symbol"><text:span text:style-name="T80"><draw:frame draw:style-name="fr1" draw:name="Object89" text:anchor-type="as-char" svg:y="-0.1457in" svg:width="1.0201in" svg:height="0.1965in" draw:z-index="93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text:span text:style-name="Endnote_20_Symbol"><text:span text:style-name="T86">using just </text:span></text:span><text:span text:style-name="Endnote_20_Symbol"><text:span text:style-name="T86"><draw:frame draw:style-name="fr3" draw:name="Object91" text:anchor-type="as-char" svg:y="-0.3409in" svg:width="2.1547in" svg:height="0.4898in" draw:z-index="99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text:span text:style-name="Endnote_20_Symbol"><text:span text:style-name="T86">applied recursively </text:span></text:span><text:span text:style-name="Endnote_20_Symbol"><text:span text:style-name="T82">as</text:span></text:span></text:p>
      <text:p text:style-name="P19"/>
      <text:p text:style-name="P140"><text:span text:style-name="T44">Dzy</text:span><text:span text:style-name="T53">Bk</text:span><text:span text:style-name="T54">R2</text:span><text:span text:style-name="T41">[n_,z_,y_]:=If[n&lt;</text:span><text:span text:style-name="T55">alpha[</text:span><text:span text:style-name="T41">y</text:span><text:span text:style-name="T55">]</text:span><text:span text:style-name="T41">,1,Sum[bin[z,k]</text:span><text:span text:style-name="T44">Dzy</text:span><text:span text:style-name="T53">Bk</text:span><text:span text:style-name="T54">R2</text:span><text:span text:style-name="T41">[n/</text:span><text:span text:style-name="T54">alpha[</text:span><text:span text:style-name="T41">y</text:span><text:span text:style-name="T54">]</text:span><text:span text:style-name="T41">^k,z-k,y+1],{k,0,Log[</text:span><text:span text:style-name="T54">alpha[</text:span><text:span text:style-name="T41">y</text:span><text:span text:style-name="T54">]</text:span><text:span text:style-name="T41">,n]}]]</text:span></text:p>
      <text:p text:style-name="P140"><text:span text:style-name="T41">test</text:span><text:span text:style-name="T54">26</text:span><text:span text:style-name="T41">[n_] := {Expand[Dz</text:span><text:span text:style-name="T54">Bk</text:span><text:span text:style-name="T41">[n, z]], Expand</text:span><text:span text:style-name="T44">[Dzy</text:span><text:span text:style-name="T53">Bk</text:span><text:span text:style-name="T54">R2</text:span><text:span text:style-name="T41">[n,z,</text:span><text:span text:style-name="T46">2</text:span><text:span text:style-name="T41">]]}</text:span></text:p>
      <text:p text:style-name="P11"/>
      <text:p text:style-name="P73"><text:span text:style-name="Endnote_20_Symbol"><text:span text:style-name="T82">and thus</text:span></text:span><text:span text:style-name="Endnote_20_Symbol"><text:span text:style-name="T82"><draw:frame draw:style-name="fr1" draw:name="Object90" text:anchor-type="as-char" svg:y="-0.1244in" svg:width="0.3819in" svg:height="0.1591in" draw:z-index="94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Endnote_20_Symbol"><text:span text:style-name="T86">can be computed as </text:span></text:span><text:span text:style-name="Endnote_20_Symbol"><text:span text:style-name="T82">as</text:span></text:span></text:p>
      <text:p text:style-name="P73"><text:span text:style-name="Endnote_20_Symbol"><text:span text:style-name="T82"/></text:span></text:p>
      <text:p text:style-name="P141"><text:span text:style-name="T41">test</text:span><text:span text:style-name="T56">27</text:span><text:span text:style-name="T41">[n_] := {</text:span><text:span text:style-name="T56">Pi2[n]</text:span><text:span text:style-name="T41">, </text:span><text:span text:style-name="T56">(</text:span><text:span text:style-name="T46">D[</text:span><text:span text:style-name="T44">Dzy</text:span><text:span text:style-name="T53">Bk</text:span><text:span text:style-name="T54">R2</text:span><text:span text:style-name="T46">[n,z,2],z]/.z</text:span><text:span text:style-name="T56">-&gt;</text:span><text:span text:style-name="T46">0</text:span><text:span text:style-name="T56">)</text:span><text:span text:style-name="Endnote_20_Symbol"><text:span text:style-name="T50">+ Sum[HarmonicNumber[Floor[Log[n]/Log[Prime[p]]]], {p, 1, WheelEntries}]</text:span></text:span><text:span text:style-name="T46">}</text:span></text:p>
      <text:p text:style-name="P56"><text:span text:style-name="Endnote_20_Symbol"><text:span text:style-name="T74"/></text:span></text:p>
      <text:p text:style-name="P33"><text:span text:style-name="MathematicaFormatStandardForm"><text:span text:style-name="T3"/></text:span></text:p>
      <text:p text:style-name="P115"><text:span text:style-name="MathematicaFormatStandardForm"><text:span text:style-name="T110"/></text:span></text:p>
      <text:p text:style-name="P127"><text:span text:style-name="MathematicaFormatStandardForm"><text:span text:style-name="T110"/></text:span></text:p>
      <text:p text:style-name="P149"><text:span text:style-name="MathematicaFormatStandardForm"><text:span text:style-name="T108"/></text:span></text:p>
      <text:p text:style-name="P54"><text:span text:style-name="MathematicaFormatStandardForm"><text:span text:style-name="T115">8. </text:span></text:span><text:span text:style-name="MathematicaFormatStandardForm"><text:span text:style-name="T113">Optimizing the </text:span></text:span><text:span text:style-name="MathematicaFormatStandardForm"><text:span text:style-name="T112">Combin</text:span></text:span><text:span text:style-name="MathematicaFormatStandardForm"><text:span text:style-name="T113">ed</text:span></text:span><text:span text:style-name="MathematicaFormatStandardForm"><text:span text:style-name="T112"> </text:span></text:span><text:span text:style-name="MathematicaFormatStandardForm"><text:span text:style-name="T111">Wheel / </text:span></text:span><text:span text:style-name="MathematicaFormatStandardForm"><text:span text:style-name="T112">Hyperbola Method</text:span></text:span></text:p>
      <text:p text:style-name="P32"/>
      <text:p text:style-name="P32"><text:span text:style-name="MathematicaFormatStandardForm"><text:span text:style-name="T1"/></text:span></text:p>
      <text:p text:style-name="P32"><text:span text:style-name="MathematicaFormatStandardForm"><text:span text:style-name="T1"/></text:span></text:p>
      <text:p text:style-name="P80"><text:span text:style-name="Endnote_20_Symbol"><text:span text:style-name="T94">So now let’s apply the same optimizations we previous applied to</text:span></text:span><text:span text:style-name="Endnote_20_Symbol"><text:span text:style-name="T82"><draw:frame draw:style-name="fr1" draw:name="Object16" text:anchor-type="as-char" svg:y="-0.1244in" svg:width="0.5217in" svg:height="0.1752in" draw:z-index="12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Endnote_20_Symbol"><text:span text:style-name="T94">to</text:span></text:span><text:span text:style-name="Endnote_20_Symbol"><text:span text:style-name="T82"><draw:frame draw:style-name="fr1" draw:name="Object17" text:anchor-type="as-char" svg:y="-0.1457in" svg:width="0.5217in" svg:height="0.1965in" draw:z-index="12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Endnote_20_Symbol"><text:span text:style-name="T82">.</text:span></text:span></text:p>
      <text:p text:style-name="P80"><text:span text:style-name="Endnote_20_Symbol"><text:span text:style-name="T94"/></text:span></text:p>
      <text:p text:style-name="P79"><text:span text:style-name="Endnote_20_Symbol"><text:span text:style-name="T94">F</text:span></text:span><text:span text:style-name="Endnote_20_Symbol"><text:span text:style-name="T88">irst, for the sake of avoiding the memory overhead of recursion, let’s note that</text:span></text:span></text:p>
      <text:p text:style-name="P79"><text:span text:style-name="Endnote_20_Symbol"><text:span text:style-name="T88"/></text:span></text:p>
      <text:p text:style-name="P66"><text:span text:style-name="Endnote_20_Symbol"><text:span text:style-name="T88"><draw:frame draw:style-name="fr3" draw:name="Object103" text:anchor-type="as-char" svg:y="-0.3409in" svg:width="3.8673in" svg:height="0.4898in" draw:z-index="105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66"><text:span text:style-name="Endnote_20_Symbol"><text:span text:style-name="T88"/></text:span></text:p>
      <text:p text:style-name="P79"><text:span text:style-name="Endnote_20_Symbol"><text:span text:style-name="T88">which, combined with the terminating condition </text:span></text:span><text:span text:style-name="Endnote_20_Symbol"><text:span text:style-name="T82">i</text:span></text:span><text:span text:style-name="Endnote_20_Symbol"><text:span text:style-name="T89">f </text:span></text:span><text:span text:style-name="Endnote_20_Symbol"><text:span text:style-name="T89"><draw:frame draw:style-name="fr1" draw:name="Object104" text:anchor-type="as-char" svg:y="-0.1244in" svg:width="0.5425in" svg:height="0.1591in" draw:z-index="106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text:span text:style-name="Endnote_20_Symbol"><text:span text:style-name="T89">, </text:span></text:span><text:span text:style-name="Endnote_20_Symbol"><text:span text:style-name="T89"><draw:frame draw:style-name="fr1" draw:name="Object105" text:anchor-type="as-char" svg:y="-0.1457in" svg:width="0.7028in" svg:height="0.1965in" draw:z-index="107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text:span text:style-name="Endnote_20_Symbol"><text:span text:style-name="T89">, </text:span></text:span><text:span text:style-name="Endnote_20_Symbol"><text:span text:style-name="T88">lets us </text:span></text:span><text:span text:style-name="Endnote_20_Symbol"><text:span text:style-name="T90">pare down</text:span></text:span><text:span text:style-name="Endnote_20_Symbol"><text:span text:style-name="T88"> the recursion as</text:span></text:span></text:p>
      <text:p text:style-name="P13"/>
      <text:p text:style-name="P13"><draw:frame draw:style-name="fr3" draw:name="Object106" text:anchor-type="as-char" svg:y="-0.3409in" svg:width="2.6374in" svg:height="0.4898in" draw:z-index="108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13"/>
      <text:p text:style-name="P156"><text:span text:style-name="T46">Dzy</text:span><text:span text:style-name="T58">Bk</text:span><text:span text:style-name="T46">Revision3[n_, z_, y_] := 1 + Sum[bin[z, k] Dzy</text:span><text:span text:style-name="T58">Bk</text:span><text:span text:style-name="T46">Revision3[</text:span><text:span text:style-name="T58">Floor[</text:span><text:span text:style-name="T46">n/</text:span><text:span text:style-name="T58">alpha[</text:span><text:span text:style-name="T46">m</text:span><text:span text:style-name="T58">]</text:span><text:span text:style-name="T46">^k</text:span><text:span text:style-name="T58">]</text:span><text:span text:style-name="T46">, z - k, m + 1], {m, y, </text:span><text:span text:style-name="T58">phi[</text:span><text:span text:style-name="T46">n,</text:span><text:span text:style-name="T58">K]</text:span><text:span text:style-name="T46">}, {k, 1, Log[</text:span><text:span text:style-name="T58">alpha[</text:span><text:span text:style-name="T46">m</text:span><text:span text:style-name="T58">]</text:span><text:span text:style-name="T46">, n]}]</text:span></text:p>
      <text:p text:style-name="P13"/>
      <text:p text:style-name="P79"><text:span text:style-name="Endnote_20_Symbol"><text:span text:style-name="T97">Some work will show that</text:span></text:span><text:span text:style-name="Endnote_20_Symbol"><text:span text:style-name="T88"> that</text:span></text:span></text:p>
      <text:p text:style-name="P13"/>
      <text:p text:style-name="P21"><text:span text:style-name="T118">i</text:span>f <draw:frame draw:style-name="fr1" draw:name="Object110" text:anchor-type="as-char" svg:y="-0.1437in" svg:width="0.5819in" svg:height="0.1783in" draw:z-index="109"><draw:object xlink:href="./Object 116" xlink:type="simple" xlink:show="embed" xlink:actuate="onLoad"/><draw:image xlink:href="./ObjectReplacements/Object 116" xlink:type="simple" xlink:show="embed" xlink:actuate="onLoad"/><svg:desc>formula</svg:desc></draw:frame>, <draw:frame draw:style-name="fr1" draw:name="Object111" text:anchor-type="as-char" svg:y="-0.1457in" svg:width="2.248in" svg:height="0.1965in" draw:z-index="110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<text:p text:style-name="P21"/>
      <text:p text:style-name="P79"><text:span text:style-name="Endnote_20_Symbol"><text:span text:style-name="T90">which we could use with our purely recursive definition as</text:span></text:span></text:p>
      <text:p text:style-name="P21"/>
      <text:p text:style-name="P157"><text:span text:style-name="T46">Dzy</text:span><text:span text:style-name="T58">Bk</text:span><text:span text:style-name="T46">Revision4[n_, z_, y_] := If[n &lt; </text:span><text:span text:style-name="T58">alpha[</text:span><text:span text:style-name="T46">y</text:span><text:span text:style-name="T58">]</text:span><text:span text:style-name="T46">, 1, If[n &lt; </text:span><text:span text:style-name="T58">alpha[</text:span><text:span text:style-name="T46">y</text:span><text:span text:style-name="T58">]</text:span><text:span text:style-name="T46">^2, 1 + z (</text:span><text:span text:style-name="T58">phi[n,</text:span><text:span text:style-name="T60">K</text:span><text:span text:style-name="T58">]-phi[</text:span><text:span text:style-name="T59">alpha[</text:span><text:span text:style-name="T58">y</text:span><text:span text:style-name="T59">],</text:span><text:span text:style-name="T60">K</text:span><text:span text:style-name="T58">]</text:span><text:span text:style-name="T46">), 1 + Sum[bin[z, k] Dzy</text:span><text:span text:style-name="T58">Bk</text:span><text:span text:style-name="T46">Revision4[Floor[n/</text:span><text:span text:style-name="T58">alpha[</text:span><text:span text:style-name="T46">m</text:span><text:span text:style-name="T58">]</text:span><text:span text:style-name="T46">^k], z - k, m + 1], {m, y, n}, {k, 1, Log[</text:span><text:span text:style-name="T58">alpha[</text:span><text:span text:style-name="T46">m</text:span><text:span text:style-name="T58">]</text:span><text:span text:style-name="T46">, n]}]]]</text:span></text:p>
      <text:p text:style-name="P21"><text:soft-page-break/></text:p>
      <text:p text:style-name="P79"><text:span text:style-name="Endnote_20_Symbol"><text:span text:style-name="T90">but that we’ll apply instead to our equation with the recursion pared down as</text:span></text:span></text:p>
      <text:p text:style-name="P79"><text:span text:style-name="Endnote_20_Symbol"><text:span text:style-name="T90"/></text:span></text:p>
      <text:p text:style-name="P21"><draw:frame draw:style-name="fr2" draw:name="Object112" text:anchor-type="as-char" svg:y="-0.3618in" svg:width="5.0646in" svg:height="0.5311in" draw:z-index="111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21"/>
      <text:p text:style-name="P160"><text:span text:style-name="T46">DzyBkRevision</text:span><text:span text:style-name="T41">5</text:span><text:span text:style-name="T46">[n_,z_,y_] := If[n&lt;alpha[y],1,1+z (phi[n,K]-phi[Max[alpha[y-1],Floor[n^(1/2)]],K])+</text:span></text:p>
      <text:p text:style-name="P160"><text:span text:style-name="T46">Sum[bin[z,k] DzyBkRevision</text:span><text:span text:style-name="T41">5</text:span><text:span text:style-name="T46">[Floor[n/alpha[m]^k],z-k,m+1],{m,y,phi[Floor[n^(1/2)],K]},{k,1,Log[alpha[m],n]}]]</text:span></text:p>
      <text:p text:style-name="P136"/>
      <text:p text:style-name="P136"/>
      <text:p text:style-name="P80"><text:span text:style-name="Endnote_20_Symbol"><text:span text:style-name="T94">Then, finally, we can then express our prime counting function as</text:span></text:span></text:p>
      <text:p text:style-name="P98"/>
      <text:p text:style-name="P100"><draw:frame draw:style-name="fr3" draw:name="Object114" text:anchor-type="as-char" svg:y="-0.3409in" svg:width="4.3189in" svg:height="0.4957in" draw:z-index="112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P100"/>
      <text:p text:style-name="P100"/>
      <text:p text:style-name="P137">PrimesWithDzyBk[n_]:=<text:span text:style-name="Endnote_20_Symbol"><text:span text:style-name="T121">Sum[HarmonicNumber[Floor[Log[Prime[p],n]]], {p, 1, WheelEntries}]+</text:span></text:span>Sum[(-1)^(k+1)/k DzyBkRevision5[Floor[n/alpha[m]^k],-k,m+1],{m,2,phi[n,K]},{k,1,Log[alpha[m],n]}]</text:p>
      <text:p text:style-name="P100"/>
      <text:p text:style-name="P79"><text:span text:style-name="Endnote_20_Symbol"><text:span text:style-name="T91">which can be simplified a bit further to</text:span></text:span></text:p>
      <text:p text:style-name="P100"/>
      <text:p text:style-name="P100"><draw:frame draw:style-name="fr2" draw:name="Object115" text:anchor-type="as-char" svg:y="-0.3618in" svg:width="4.8028in" svg:height="0.5374in" draw:z-index="113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P100"/>
      <text:p text:style-name="P137">PrimesWithDzyBkR2[n_]:=<text:span text:style-name="Endnote_20_Symbol"><text:span text:style-name="T121"> Sum[HarmonicNumber[Floor[Log[Prime[p],n]]], {p, 1, WheelEntries}]+</text:span></text:span>(phi[n,K]-phi[Floor[n^(1/2)],K])+Sum[(-1)^(k+1)/k DzyBkRevision5[Floor[n/alpha[m]^k],-k,m+1<text:span text:style-name="T120">]</text:span>,{m,2,phi[Floor[n^(1/2)],K]},{k,1,Log[alpha[m],n]}]</text:p>
      <text:p text:style-name="P32"><text:span text:style-name="MathematicaFormatStandardForm"><text:span text:style-name="T1"/></text:span></text:p>
      <text:p text:style-name="P33"><text:span text:style-name="MathematicaFormatStandardForm"><text:span text:style-name="T1"/></text:span></text:p>
      <text:p text:style-name="P83"><text:span text:style-name="Endnote_20_Symbol"><text:span text:style-name="T96">As mentioned in the introduction, the actual count of primes can be easily calculated via moebius inversion as</text:span></text:span></text:p>
      <text:p text:style-name="P162"><text:span text:style-name="Endnote_20_Symbol"><text:span text:style-name="T62"/></text:span></text:p>
      <text:p text:style-name="P153"><text:span text:style-name="Endnote_20_Symbol"><text:span text:style-name="T61">PrimeCount</text:span></text:span><text:span text:style-name="Endnote_20_Symbol"><text:span text:style-name="T60">V2</text:span></text:span><text:span text:style-name="Endnote_20_Symbol"><text:span text:style-name="T46">[n_] := </text:span></text:span><text:span text:style-name="Endnote_20_Symbol"><text:span text:style-name="T61">Sum[(MoebiusMu[k]/k)</text:span></text:span><text:span text:style-name="Endnote_20_Symbol"><text:span text:style-name="T46">PrimesWithDzyBkR2</text:span></text:span><text:span text:style-name="Endnote_20_Symbol"><text:span text:style-name="T61">[Floor[n^(1/k)]],{k,1,Log2@n}]</text:span></text:span></text:p>
      <text:p text:style-name="P33"><text:span text:style-name="MathematicaFormatStandardForm"><text:span text:style-name="T1"/></text:span></text:p>
      <text:p text:style-name="P57"><text:span text:style-name="Endnote_20_Symbol"><text:span text:style-name="T75">Viola.</text:span></text:span></text:p>
      <text:p text:style-name="P35"><text:span text:style-name="MathematicaFormatStandardForm"><text:span text:style-name="T3"/></text:span></text:p>
      <text:p text:style-name="P34"><text:span text:style-name="MathematicaFormatStandardForm"><text:span text:style-name="T3"/></text:span></text:p>
      <text:p text:style-name="P116"><text:span text:style-name="MathematicaFormatStandardForm"><text:span text:style-name="T110"/></text:span></text:p>
      <text:p text:style-name="P150"><text:span text:style-name="MathematicaFormatStandardForm"><text:span text:style-name="T110"/></text:span></text:p>
      <text:p text:style-name="P32"><text:span text:style-name="MathematicaFormatStandardForm"><text:span text:style-name="T3"/></text:span></text:p>
      <text:p text:style-name="P55"><text:span text:style-name="MathematicaFormatStandardForm"><text:span text:style-name="T115">9. </text:span></text:span><text:span text:style-name="MathematicaFormatStandardForm"><text:span text:style-name="T114">Going From Here</text:span></text:span></text:p>
      <text:p text:style-name="P55"><text:span text:style-name="MathematicaFormatStandardForm"><text:span text:style-name="T114"/></text:span></text:p>
      <text:p text:style-name="P55"><text:span text:style-name="MathematicaFormatStandardForm"><text:span text:style-name="T114"/></text:span></text:p>
      <text:p text:style-name="P32"><text:span text:style-name="MathematicaFormatStandardForm"><text:span text:style-name="T3"/></text:span></text:p>
      <text:p text:style-name="P114"><text:span text:style-name="MathematicaFormatStandardForm"><text:span text:style-name="T110"/></text:span></text:p>
      <text:p text:style-name="P125"><text:span text:style-name="MathematicaFormatStandardForm"><text:span text:style-name="T110"/></text:span></text:p>
      <text:p text:style-name="P118"><text:span text:style-name="MathematicaFormatStandardForm"><text:span text:style-name="T108"/></text:span></text:p>
      <text:p text:style-name="P94">10. A Variant</text:p>
      <text:p text:style-name="P87"/>
      <text:p text:style-name="P165"><text:span text:style-name="Endnote_20_Symbol"><text:span text:style-name="T99">There’s another variant of this that I’ve put considerably more time into, although I think it’s just a little bit less elegant. <text:s/>I’ll try to cover this more quickly.</text:span></text:span></text:p>
      <text:p text:style-name="P165"><text:span text:style-name="Endnote_20_Symbol"><text:span text:style-name="T99"/></text:span></text:p>
      <text:p text:style-name="P165"><text:soft-page-break/><text:span text:style-name="Endnote_20_Symbol"><text:span text:style-name="T99">First, start with the nested sum identity for</text:span></text:span><text:span text:style-name="Endnote_20_Symbol"><text:span text:style-name="T124"><draw:frame draw:style-name="fr1" draw:name="Object137" text:anchor-type="as-char" svg:y="-0.1244in" svg:width="0.3819in" svg:height="0.1591in" draw:z-index="148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text:span text:style-name="Endnote_20_Symbol"><text:span text:style-name="T99">from section 3, as well as it’s wheel version from section 6. <text:s/>As a reminder, those were</text:span></text:span></text:p>
      <text:p text:style-name="P87"/>
      <text:p text:style-name="P89"><draw:frame draw:style-name="fr1" draw:name="Object119" text:anchor-type="as-char" svg:y="-0.3382in" svg:width="2.6882in" svg:height="0.4783in" draw:z-index="127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P165"><text:span text:style-name="Endnote_20_Symbol"><text:span text:style-name="T99">and</text:span></text:span></text:p>
      <text:p text:style-name="P28"><text:span text:style-name="MathematicaFormatStandardForm"><text:span text:style-name="T7"><draw:frame draw:style-name="fr3" draw:name="Object122" text:anchor-type="as-char" svg:y="-0.2043in" svg:width="3.8902in" svg:height="0.3583in" draw:z-index="128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87"/>
      <text:p text:style-name="P165"><text:span text:style-name="Endnote_20_Symbol"><text:span text:style-name="T99">Now, I’m going to define a new family of count of divisors summatory functions, which I’ll label as</text:span></text:span><text:span text:style-name="Endnote_20_Symbol"><text:span text:style-name="T99"><draw:frame draw:style-name="fr1" draw:name="Object139" text:anchor-type="as-char" svg:y="-0.1244in" svg:width="0.5835in" svg:height="0.1752in" draw:z-index="149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text:span text:style-name="Endnote_20_Symbol"><text:span text:style-name="T99">and its wheel equivalent as</text:span></text:span><text:span text:style-name="Endnote_20_Symbol"><text:span text:style-name="T99"><draw:frame draw:style-name="fr1" draw:name="Object140" text:anchor-type="as-char" svg:y="-0.1457in" svg:width="0.5835in" svg:height="0.1965in" draw:z-index="150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text:span text:style-name="Endnote_20_Symbol"><text:span text:style-name="T99">. <text:s/>Those two functions can be defined recursively as</text:span></text:span></text:p>
      <text:p text:style-name="P87"/>
      <text:p text:style-name="P90"><draw:frame draw:style-name="fr3" draw:name="Object124" text:anchor-type="as-char" svg:y="-0.3437in" svg:width="4.1882in" svg:height="0.6429in" draw:z-index="129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165"><text:span text:style-name="Endnote_20_Symbol"><text:span text:style-name="T99">and</text:span></text:span></text:p>
      <text:p text:style-name="P91"><draw:frame draw:style-name="fr3" draw:name="Object130" text:anchor-type="as-char" svg:y="-0.3484in" svg:width="4.5437in" svg:height="0.652in" draw:z-index="130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P87"/>
      <text:p text:style-name="P165"><text:span text:style-name="Endnote_20_Symbol"><text:span text:style-name="T99">Alternatively, we can write these explicitly as sums as</text:span></text:span></text:p>
      <text:p text:style-name="P87"/>
      <text:p text:style-name="P103"><draw:frame draw:style-name="fr1" draw:name="Object123" text:anchor-type="as-char" svg:y="-0.1244in" svg:width="0.5772in" svg:height="0.1752in" draw:z-index="131"><draw:object xlink:href="./Object 139" xlink:type="simple" xlink:show="embed" xlink:actuate="onLoad"/><draw:image xlink:href="./ObjectReplacements/Object 139" xlink:type="simple" xlink:show="embed" xlink:actuate="onLoad"/><svg:desc>formula</svg:desc></draw:frame>: <text:span text:style-name="aaMathematica"><text:span text:style-name="T40"><draw:frame draw:style-name="fr1" draw:name="Object1573" text:anchor-type="as-char" svg:y="-0.2339in" svg:width="0.3457in" svg:height="0.3752in" draw:z-index="132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103"><draw:frame draw:style-name="fr1" draw:name="Object1533" text:anchor-type="as-char" svg:y="-0.1244in" svg:width="0.5799in" svg:height="0.1752in" draw:z-index="133"><draw:object xlink:href="./Object 131" xlink:type="simple" xlink:show="embed" xlink:actuate="onLoad"/><draw:image xlink:href="./ObjectReplacements/Object 131" xlink:type="simple" xlink:show="embed" xlink:actuate="onLoad"/><svg:desc>formula</svg:desc></draw:frame>: <text:span text:style-name="aaMathematica"><text:span text:style-name="T40"><draw:frame draw:style-name="fr1" draw:name="Object1584" text:anchor-type="as-char" svg:y="-0.3382in" svg:width="0.5398in" svg:height="0.4783in" draw:z-index="136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103"><draw:frame draw:style-name="fr1" draw:name="Object1561" text:anchor-type="as-char" svg:y="-0.1244in" svg:width="0.578in" svg:height="0.1752in" draw:z-index="134"><draw:object xlink:href="./Object 136" xlink:type="simple" xlink:show="embed" xlink:actuate="onLoad"/><draw:image xlink:href="./ObjectReplacements/Object 136" xlink:type="simple" xlink:show="embed" xlink:actuate="onLoad"/><svg:desc>formula</svg:desc></draw:frame>: <text:span text:style-name="aaMathematica"><text:span text:style-name="T40"><draw:frame draw:style-name="fr1" draw:name="Object1595" text:anchor-type="as-char" svg:y="-0.3382in" svg:width="0.739in" svg:height="0.4783in" draw:z-index="135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102"><text:span text:style-name="aaMathematica"><text:span text:style-name="T40"/></text:span></text:p>
      <text:p text:style-name="P165"><text:span text:style-name="Endnote_20_Symbol"><text:span text:style-name="T103">with the wheel version being</text:span></text:span></text:p>
      <text:p text:style-name="P29"><text:span text:style-name="MathematicaFormatStandardForm"><text:span text:style-name="T5"><draw:frame draw:style-name="fr3" draw:name="Object125" text:anchor-type="as-char" svg:y="-0.1457in" svg:width="1.4819in" svg:height="0.2984in" draw:z-index="137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29"><text:span text:style-name="MathematicaFormatStandardForm"><text:span text:style-name="T5"><draw:frame draw:style-name="fr3" draw:name="Object127" text:anchor-type="as-char" svg:y="-0.1457in" svg:width="1.9165in" svg:height="0.2984in" draw:z-index="138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29"><text:span text:style-name="MathematicaFormatStandardForm"><text:span text:style-name="T5"><draw:frame draw:style-name="fr3" draw:name="Object126" text:anchor-type="as-char" svg:y="-0.1457in" svg:width="2.1799in" svg:height="0.2984in" draw:z-index="139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104"><text:span text:style-name="aaMathematica"><text:span text:style-name="T40"/></text:span></text:p>
      <text:p text:style-name="P166"><text:span text:style-name="Endnote_20_Symbol"><text:span text:style-name="T103"/></text:span></text:p>
      <text:p text:style-name="P166"><text:span text:style-name="Endnote_20_Symbol"><text:span text:style-name="T103">Just from inspection, </text:span></text:span><text:span text:style-name="Endnote_20_Symbol"><text:span text:style-name="T104">if</text:span></text:span><text:span text:style-name="Endnote_20_Symbol"><text:span text:style-name="T104"><draw:frame draw:style-name="fr1" draw:name="Object142" text:anchor-type="as-char" svg:y="-0.1437in" svg:width="0.902in" svg:height="0.1945in" draw:z-index="152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text:span text:style-name="Endnote_20_Symbol"><text:span text:style-name="T104">, and likewise, if</text:span></text:span><text:span text:style-name="Endnote_20_Symbol"><text:span text:style-name="T104"><draw:frame draw:style-name="fr1" draw:name="Object143" text:anchor-type="as-char" svg:y="-0.1457in" svg:width="1.1035in" svg:height="0.1965in" draw:z-index="153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text:span text:style-name="Endnote_20_Symbol"><text:span text:style-name="T104">. <text:s/>This fact will be useful momentarily.</text:span></text:span></text:p>
      <text:p text:style-name="P166"><text:span text:style-name="Endnote_20_Symbol"><text:span text:style-name="T103"/></text:span></text:p>
      <text:p text:style-name="P166"><text:span text:style-name="Endnote_20_Symbol"><text:span text:style-name="T104">So, with these new functions, w</text:span></text:span><text:span text:style-name="Endnote_20_Symbol"><text:span text:style-name="T103">e can rewrite </text:span></text:span><text:span text:style-name="Endnote_20_Symbol"><text:span text:style-name="T102">the nested sum identit</text:span></text:span><text:span text:style-name="Endnote_20_Symbol"><text:span text:style-name="T103">ies</text:span></text:span><text:span text:style-name="Endnote_20_Symbol"><text:span text:style-name="T102"> for</text:span></text:span><text:span text:style-name="Endnote_20_Symbol"><text:span text:style-name="T125"><draw:frame draw:style-name="fr1" draw:name="Object141" text:anchor-type="as-char" svg:y="-0.1244in" svg:width="0.3819in" svg:height="0.1591in" draw:z-index="151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text:span text:style-name="Endnote_20_Symbol"><text:span text:style-name="T103">I just wrote as</text:span></text:span></text:p>
      <text:p text:style-name="P104"><text:span text:style-name="aaMathematica"><text:span text:style-name="T40"/></text:span></text:p>
      <text:p text:style-name="P91"><text:soft-page-break/><draw:frame draw:style-name="fr1" draw:name="Object129" text:anchor-type="as-char" svg:y="-0.3382in" svg:width="1.7362in" svg:height="0.4783in" draw:z-index="140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<text:p text:style-name="P166"><text:span text:style-name="Endnote_20_Symbol"><text:span text:style-name="T103">and</text:span></text:span></text:p>
      <text:p text:style-name="P108"><text:span text:style-name="MathematicaFormatStandardForm"><text:span text:style-name="T38"><draw:frame draw:style-name="fr3" draw:name="Object128" text:anchor-type="as-char" svg:y="-0.3409in" svg:width="2.5083in" svg:height="0.4957in" draw:z-index="141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30"><text:span text:style-name="MathematicaFormatStandardForm"><text:span text:style-name="T33"/></text:span></text:p>
      <text:p text:style-name="P104"><text:span text:style-name="aaMathematica"><text:span text:style-name="T40"/></text:span></text:p>
      <text:p text:style-name="P167"><text:span text:style-name="Endnote_20_Symbol"><text:span text:style-name="T104">Now, previously, in section 4, in what I called the hyperbola method, I showed how</text:span></text:span><text:span text:style-name="Endnote_20_Symbol"><text:span text:style-name="T104"><draw:frame draw:style-name="fr1" draw:name="Object144" text:anchor-type="as-char" svg:y="-0.1244in" svg:width="0.5217in" svg:height="0.1752in" draw:z-index="154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text:span text:style-name="Endnote_20_Symbol"><text:span text:style-name="T104">could be expressed in terms of small sums of either</text:span></text:span><text:span text:style-name="Endnote_20_Symbol"><text:span text:style-name="T104"><draw:frame draw:style-name="fr1" draw:name="Object145" text:anchor-type="as-char" svg:y="-0.1244in" svg:width="0.6201in" svg:height="0.1752in" draw:z-index="155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text:span text:style-name="Endnote_20_Symbol"><text:span text:style-name="T104">or</text:span></text:span><text:span text:style-name="Endnote_20_Symbol"><text:span text:style-name="T104"><draw:frame draw:style-name="fr1" draw:name="Object146" text:anchor-type="as-char" svg:y="-0.1244in" svg:width="0.6319in" svg:height="0.1752in" draw:z-index="156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text:span text:style-name="Endnote_20_Symbol"><text:span text:style-name="T104">. <text:s/>There are similar identities for</text:span></text:span><text:span text:style-name="Endnote_20_Symbol"><text:span text:style-name="T104"><draw:frame draw:style-name="fr1" draw:name="Object147" text:anchor-type="as-char" svg:y="-0.1244in" svg:width="0.5264in" svg:height="0.1752in" draw:z-index="157"><draw:object xlink:href="./Object 158" xlink:type="simple" xlink:show="embed" xlink:actuate="onLoad"/><draw:image xlink:href="./ObjectReplacements/Object 158" xlink:type="simple" xlink:show="embed" xlink:actuate="onLoad"/><svg:desc>formula</svg:desc></draw:frame></text:span></text:span><text:span text:style-name="Endnote_20_Symbol"><text:span text:style-name="T104">and</text:span></text:span><text:span text:style-name="Endnote_20_Symbol"><text:span text:style-name="T104"><draw:frame draw:style-name="fr1" draw:name="Object148" text:anchor-type="as-char" svg:y="-0.1457in" svg:width="0.5217in" svg:height="0.1965in" draw:z-index="158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span><text:span text:style-name="Endnote_20_Symbol"><text:span text:style-name="T104">. <text:s/></text:span></text:span></text:p>
      <text:p text:style-name="P167"><text:span text:style-name="Endnote_20_Symbol"><text:span text:style-name="T104"/></text:span></text:p>
      <text:p text:style-name="P167"><text:span text:style-name="Endnote_20_Symbol"><text:span text:style-name="T104">Specifically, for </text:span></text:span><text:span text:style-name="Endnote_20_Symbol"><text:span text:style-name="T104"><draw:frame draw:style-name="fr1" draw:name="Object149" text:anchor-type="as-char" svg:y="-0.1244in" svg:width="0.5264in" svg:height="0.1752in" draw:z-index="159"><draw:object xlink:href="./Object 160" xlink:type="simple" xlink:show="embed" xlink:actuate="onLoad"/><draw:image xlink:href="./ObjectReplacements/Object 160" xlink:type="simple" xlink:show="embed" xlink:actuate="onLoad"/><svg:desc>formula</svg:desc></draw:frame></text:span></text:span><text:span text:style-name="Endnote_20_Symbol"><text:span text:style-name="T104">, those are</text:span></text:span></text:p>
      <text:p text:style-name="P104"><text:span text:style-name="aaMathematica"><text:span text:style-name="T40"/></text:span></text:p>
      <text:p text:style-name="P105"><text:span text:style-name="MathematicaFormatStandardForm"><text:span text:style-name="T36"><draw:frame draw:style-name="fr3" draw:name="Object1603" text:anchor-type="as-char" svg:y="-0.2339in" svg:width="1.8701in" svg:height="0.378in" draw:z-index="125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168"><text:span text:style-name="Endnote_20_Symbol"><text:span text:style-name="T34">and</text:span></text:span></text:p>
      <text:p text:style-name="P105"><text:span text:style-name="MathematicaFormatStandardForm"><text:span text:style-name="T36"/></text:span></text:p>
      <text:p text:style-name="P36"><text:span text:style-name="MathematicaFormatStandardForm"><text:span text:style-name="T4"><draw:frame draw:style-name="fr3" draw:name="Object72" text:anchor-type="as-char" svg:y="-0.2339in" svg:width="2.6063in" svg:height="0.3827in" draw:z-index="126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167"><text:span text:style-name="Endnote_20_Symbol"><text:span text:style-name="T104"/></text:span></text:p>
      <text:p text:style-name="P167"><text:span text:style-name="Endnote_20_Symbol"><text:span text:style-name="T104">and for the wheel version</text:span></text:span><text:span text:style-name="Endnote_20_Symbol"><text:span text:style-name="T104"><draw:frame draw:style-name="fr1" draw:name="Object150" text:anchor-type="as-char" svg:y="-0.1457in" svg:width="0.5217in" svg:height="0.1965in" draw:z-index="160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span><text:span text:style-name="Endnote_20_Symbol"><text:span text:style-name="T104">, those are</text:span></text:span></text:p>
      <text:p text:style-name="P167"><text:span text:style-name="Endnote_20_Symbol"><text:span text:style-name="T104"/></text:span></text:p>
      <text:p text:style-name="P106"><text:span text:style-name="MathematicaFormatStandardForm"><text:span text:style-name="T36"><draw:frame draw:style-name="fr3" draw:name="Object132" text:anchor-type="as-char" svg:y="-0.2339in" svg:width="2.072in" svg:height="0.3827in" draw:z-index="143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174"><text:span text:style-name="Endnote_20_Symbol"><text:span text:style-name="T105">and</text:span></text:span></text:p>
      <text:p text:style-name="P37"><text:span text:style-name="MathematicaFormatStandardForm"><text:span text:style-name="T4"><draw:frame draw:style-name="fr3" draw:name="Object131" text:anchor-type="as-char" svg:y="-0.2339in" svg:width="2.7126in" svg:height="0.3827in" draw:z-index="142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87"/>
      <text:p text:style-name="P169"><text:span text:style-name="Endnote_20_Symbol"><text:span text:style-name="T34">Now, </text:span></text:span><text:span text:style-name="Endnote_20_Symbol"><text:span text:style-name="T35">to cut to the chase. <text:s/>Just as we did before Section 4, we can define</text:span></text:span><text:span text:style-name="Endnote_20_Symbol"><text:span text:style-name="T34"><draw:frame draw:style-name="fr1" draw:name="Object152" text:anchor-type="as-char" svg:y="-0.1244in" svg:width="0.5264in" svg:height="0.1752in" draw:z-index="161"><draw:object xlink:href="./Object 163" xlink:type="simple" xlink:show="embed" xlink:actuate="onLoad"/><draw:image xlink:href="./ObjectReplacements/Object 163" xlink:type="simple" xlink:show="embed" xlink:actuate="onLoad"/><svg:desc>formula</svg:desc></draw:frame></text:span></text:span><text:span text:style-name="Endnote_20_Symbol"><text:span text:style-name="T35">purely in terms of these identities as</text:span></text:span></text:p>
      <text:p text:style-name="P168"><text:span text:style-name="Endnote_20_Symbol"><text:span text:style-name="T35"/></text:span></text:p>
      <text:p text:style-name="P107"><text:span text:style-name="MathematicaFormatStandardForm"><text:span text:style-name="T36"><draw:frame draw:style-name="fr2" draw:name="Object136" text:anchor-type="as-char" svg:y="-0.5756in" svg:width="1.928in" svg:height="1.1228in" draw:z-index="147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107"><text:span text:style-name="MathematicaFormatStandardForm"><text:span text:style-name="T36"/></text:span></text:p>
      <text:p text:style-name="P169"><text:span text:style-name="Endnote_20_Symbol"><text:span text:style-name="T35">and</text:span></text:span><text:span text:style-name="Endnote_20_Symbol"><text:span text:style-name="T35"><draw:frame draw:style-name="fr1" draw:name="Object153" text:anchor-type="as-char" svg:y="-0.1457in" svg:width="0.5217in" svg:height="0.1965in" draw:z-index="162"><draw:object xlink:href="./Object 164" xlink:type="simple" xlink:show="embed" xlink:actuate="onLoad"/><draw:image xlink:href="./ObjectReplacements/Object 164" xlink:type="simple" xlink:show="embed" xlink:actuate="onLoad"/><svg:desc>formula</svg:desc></draw:frame></text:span></text:span><text:span text:style-name="Endnote_20_Symbol"><text:span text:style-name="T35">as</text:span></text:span></text:p>
      <text:p text:style-name="P172"><text:span text:style-name="MathematicaFormatStandardForm"><text:span text:style-name="T36"><draw:frame draw:style-name="fr2" draw:name="Object154" text:anchor-type="as-char" svg:y="-0.5902in" svg:width="2.1291in" svg:height="1.152in" draw:z-index="163"><draw:object xlink:href="./Object 165" xlink:type="simple" xlink:show="embed" xlink:actuate="onLoad"/><draw:image xlink:href="./ObjectReplacements/Object 165" xlink:type="simple" xlink:show="embed" xlink:actuate="onLoad"/><svg:desc>formula</svg:desc></draw:frame></text:span></text:span></text:p>
      <text:p text:style-name="P107"><text:span text:style-name="MathematicaFormatStandardForm"><text:span text:style-name="T36"/></text:span></text:p>
      <text:p text:style-name="P107"><text:span text:style-name="MathematicaFormatStandardForm"><text:span text:style-name="T36"/></text:span></text:p>
      <text:p text:style-name="P107"><text:span text:style-name="MathematicaFormatStandardForm"><text:span text:style-name="T36"/></text:span></text:p>
      <text:p text:style-name="P107"><text:soft-page-break/><text:span text:style-name="MathematicaFormatStandardForm"><text:span text:style-name="T36"/></text:span></text:p>
      <text:p text:style-name="P107"><text:span text:style-name="MathematicaFormatStandardForm"><text:span text:style-name="T36"/></text:span></text:p>
      <text:p text:style-name="P107"><text:span text:style-name="MathematicaFormatStandardForm"><text:span text:style-name="T36"/></text:span></text:p>
      <text:p text:style-name="P38"><text:span text:style-name="MathematicaFormatStandardForm"><text:span text:style-name="T4"/></text:span></text:p>
      <text:p text:style-name="P38"><text:span text:style-name="MathematicaFormatStandardForm"><text:span text:style-name="T4"><draw:frame draw:style-name="fr3" draw:name="Object133" text:anchor-type="as-char" svg:y="-0.1457in" svg:width="1.9272in" svg:height="0.1965in" draw:z-index="144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38"><text:span text:style-name="MathematicaFormatStandardForm"><text:span text:style-name="T4"><draw:frame draw:style-name="fr3" draw:name="Object134" text:anchor-type="as-char" svg:y="-0.3047in" svg:width="2.8681in" svg:height="0.4457in" draw:z-index="145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38"><text:span text:style-name="MathematicaFormatStandardForm"><text:span text:style-name="T4"><draw:frame draw:style-name="fr3" draw:name="Object135" text:anchor-type="as-char" svg:y="-0.3047in" svg:width="4.9201in" svg:height="0.4535in" draw:z-index="146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38"><text:span text:style-name="MathematicaFormatStandardForm"><text:span text:style-name="T4"/></text:span></text:p>
      <text:p text:style-name="P154"><text:span text:style-name="Endnote_20_Symbol"><text:span text:style-name="T64">DkyBk[n_,y_,1]:=DkyBk[n,y,1]=phi[n,K]-phi[alpha[y],K]</text:span></text:span></text:p>
      <text:p text:style-name="P154"><text:span text:style-name="Endnote_20_Symbol"><text:span text:style-name="T64">DkyBk[n_,y_,2]:=DkyBk[n,y,2]=(phi[Floor[n^(1/2)],K]-y)+2Sum[DkyBk[Floor[n/alpha[m]],m,1],{m,y+1,phi[Floor[n^(1/2)],K]}]</text:span></text:span></text:p>
      <text:p text:style-name="P154"><text:span text:style-name="Endnote_20_Symbol"><text:span text:style-name="T64">DkyBk[n_,y_,k_]:=DkyBk[n,y,k]=(phi[Floor[n^(1/k)],K]-y)+k Sum[DkyBk[Floor[n/(alpha[m]^(k-1))],m,1],{m,y+1,phi[Floor[n^(1/k)],K]}]+</text:span></text:span></text:p>
      <text:p text:style-name="P154"><text:span text:style-name="Endnote_20_Symbol"><text:span text:style-name="T64">Sum[binomial[k,j]DkyBk[Floor[n/(alpha[m]^(k-j))],m,j],{m,y+1,phi[Floor[n^(1/k)],K]},{j,2,k-1}]</text:span></text:span></text:p>
      <text:p text:style-name="P38"><text:span text:style-name="MathematicaFormatStandardForm"><text:span text:style-name="T4"/></text:span></text:p>
      <text:p text:style-name="P38"><text:span text:style-name="MathematicaFormatStandardForm"><text:span text:style-name="T4"/></text:span></text:p>
      <text:p text:style-name="P113"/>
      <text:p text:style-name="P87"/>
      <text:p text:style-name="P87"/>
      <text:p text:style-name="P87"/>
      <text:p text:style-name="P88"><text:span text:style-name="T123">11. </text:span>Addendum: <text:span text:style-name="T119">All Mathematica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aaMathematicaCellInput" style:family="paragraph" style:default-outline-level="">
      <loext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10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08:37:36.153000000</meta:creation-date>
    <dc:date>2017-03-11T11:34:12.596000000</dc:date>
    <meta:editing-duration>P2DT4H55M36S</meta:editing-duration>
    <meta:editing-cycles>75</meta:editing-cycles>
    <meta:generator>LibreOffice/5.2.5.1$Windows_x86 LibreOffice_project/0312e1a284a7d50ca85a365c316c7abbf20a4d22</meta:generator>
    <meta:document-statistic meta:table-count="0" meta:image-count="0" meta:object-count="166" meta:page-count="13" meta:paragraph-count="228" meta:word-count="2468" meta:character-count="16248" meta:non-whitespace-character-count="13895"/>
  </office:meta>
</office:document-meta>
</file>

<file path=Object 1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sup>
                <mi>p</mi>
                <mi>a</mi>
              </msup>
              <mo stretchy="false">∣</mo>
              <mi>n</mi>
            </mrow>
          </mund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a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d_z( n ) = sum from p^a divides n ( (binom{z}{a}) )</annotation>
  </semantics>
</math>
</file>

<file path=Object 10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y</mi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</msub>
      <mrow>
        <mo fence="true" stretchy="false">(</mo>
        <mrow>
          <mfrac>
            <mi>n</mi>
            <msup>
              <mi>y</mi>
              <mi>k</mi>
            </msup>
          </mfrac>
        </mrow>
        <mo fence="true" stretchy="false">)</mo>
      </mrow>
    </mrow>
    <annotation encoding="StarMath 5.0">D_{z,y}(n)

=

sum from k = 0 to {lfloor {log n}over{log y}  rfloor} ( binom{z}{k} ) D_{z-k,y+1}(n over {y^k})</annotation>
  </semantics>
</math>
</file>

<file path=Object 100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row>
                <mi>n</mi>
                <mo stretchy="false">−</mo>
                <mrow>
                  <mo fence="true" stretchy="false">⌊</mo>
                  <mrow>
                    <msup>
                      <mi>n</mi>
                      <mfrac>
                        <mn>1</mn>
                        <mn>2</mn>
                      </mfrac>
                    </msup>
                  </mrow>
                  <mo fence="true" stretchy="false">⌋</mo>
                </mrow>
              </mrow>
            </mrow>
            <mo fence="true" stretchy="false">)</mo>
          </mrow>
          <mo stretchy="false">+</mo>
          <mrow>
            <mrow>
              <munderover>
                <mo stretchy="false">∑</mo>
                <mrow>
                  <mi>m</mi>
                  <mo stretchy="false">=</mo>
                  <mn>2</mn>
                </mrow>
                <mrow>
                  <mo fence="true" stretchy="false">⌊</mo>
                  <mrow>
                    <msup>
                      <mi>n</mi>
                      <mfrac>
                        <mn>1</mn>
                        <mn>2</mn>
                      </mfrac>
                    </msup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i>m</mi>
                        </mrow>
                      </mfrac>
                    </mrow>
                    <mo fence="true" stretchy="false">⌋</mo>
                  </mrow>
                </munderover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o stretchy="false">+</mo>
                      <mn>1</mn>
                    </mrow>
                  </msup>
                  <mi>k</mi>
                </mfrac>
              </mrow>
            </mrow>
            <mo stretchy="false">⋅</mo>
            <msub>
              <mi>D</mi>
              <mrow>
                <mrow>
                  <mo stretchy="false">−</mo>
                  <mi>k</mi>
                </mrow>
                <mi>,</mi>
                <mrow>
                  <mi>m</mi>
                  <mo stretchy="false">+</mo>
                  <mn>1</mn>
                </mrow>
              </mrow>
            </msub>
          </mrow>
        </mrow>
      </mrow>
      <mrow>
        <mo fence="true" stretchy="false">(</mo>
        <mrow>
          <mfrac>
            <mi>n</mi>
            <msup>
              <mi>m</mi>
              <mi>k</mi>
            </msup>
          </mfrac>
        </mrow>
        <mo fence="true" stretchy="false">)</mo>
      </mrow>
    </mrow>
    <annotation encoding="StarMath 5.0">
%PI( n )

=

( n-lfloor n^{1 over 2} rfloor )

+

sum from m = 2 to lfloor n^{1 over 2} rfloor

sum from k = 1 to {lfloor {log n}over{log m}  rfloor} 

{(-1)^{k+1} over k} cdot  D_{-k,m+1}(n over {m^k})</annotation>
  </semantics>
</math>
</file>

<file path=Object 10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y</mi>
                </mrow>
              </mfrac>
            </mrow>
            <mo fence="true" stretchy="false">⌋</mo>
          </mrow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sub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</msub>
      <mrow>
        <mrow>
          <mo fence="true" stretchy="false">(</mo>
          <mrow>
            <mfrac>
              <mi>n</mi>
              <msup>
                <mi>y</mi>
                <mi>k</mi>
              </msup>
            </mfrac>
          </mrow>
          <mo fence="true" stretchy="false">)</mo>
        </mrow>
        <mo stretchy="false">=</mo>
        <msub>
          <mi>D</mi>
          <mrow>
            <mi>z</mi>
            <mi>,</mi>
            <mrow>
              <mi>y</mi>
              <mo stretchy="false">+</mo>
              <mn>1</mn>
            </mrow>
          </mrow>
        </msub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y</mi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</msub>
      <mrow>
        <mo fence="true" stretchy="false">(</mo>
        <mrow>
          <mfrac>
            <mi>n</mi>
            <msup>
              <mi>y</mi>
              <mi>k</mi>
            </msup>
          </mfrac>
        </mrow>
        <mo fence="true" stretchy="false">)</mo>
      </mrow>
    </mrow>
    <annotation encoding="StarMath 5.0">sum from k = 0 to {lfloor {log n}over{log y}  rfloor} ( binom{z}{k} ) D_{z-k,y+1}(n over {y^k})

=

D_{ z,y+1 }( n )

+

sum from k = 1 to {lfloor {log n}over{log y}  rfloor} ( binom{z}{k} ) D_{z-k,y+1}(n over {y^k})</annotation>
  </semantics>
</math>
</file>

<file path=Object 102/content.xml><?xml version="1.0" encoding="utf-8"?>
<math xmlns="http://www.w3.org/1998/Math/MathML" display="block">
  <semantics>
    <mrow>
      <mi>n</mi>
      <mo stretchy="false">&lt;</mo>
      <mi>y</mi>
    </mrow>
    <annotation encoding="StarMath 5.0">n&lt;y</annotation>
  </semantics>
</math>
</file>

<file path=Object 103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D_{ z,y }( n )

=

1
</annotation>
  </semantics>
</math>
</file>

<file path=Object 104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 n ) </annotation>
  </semantics>
</math>
</file>

<file path=Object 10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06/content.xml><?xml version="1.0" encoding="utf-8"?>
<math xmlns="http://www.w3.org/1998/Math/MathML" display="block">
  <semantics>
    <mrow>
      <mi>O</mi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O( log n )</annotation>
  </semantics>
</math>
</file>

<file path=Object 107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 z,y }( n )
</annotation>
  </semantics>
</math>
</file>

<file path=Object 108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row>
                <mn>2</mn>
                <mo stretchy="false">/</mo>
                <mn>3</mn>
              </mrow>
            </msup>
            <mi>log</mi>
            <mi>n</mi>
          </mrow>
        </mrow>
        <mo fence="true" stretchy="false">)</mo>
      </mrow>
    </mrow>
    <annotation encoding="StarMath 5.0">O( n^{2/3} log n )</annotation>
  </semantics>
</math>
</file>

<file path=Object 10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 mathvariant="normal">α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frac>
            </mrow>
            <mo fence="true" stretchy="false">⌋</mo>
          </mrow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subsup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  <msub>
          <mi>B</mi>
          <mi>k</mi>
        </msub>
      </msubsup>
      <mrow>
        <mrow>
          <mo fence="true" stretchy="false">(</mo>
          <mrow>
            <mfrac>
              <mi>n</mi>
              <mrow>
                <mi mathvariant="normal">α</mi>
                <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i>k</mi>
                </msup>
              </mrow>
            </mfrac>
          </mrow>
          <mo fence="true" stretchy="false">)</mo>
        </mrow>
        <mo stretchy="false">=</mo>
        <msubsup>
          <mi>D</mi>
          <mrow>
            <mi>z</mi>
            <mi>,</mi>
            <mrow>
              <mi>y</mi>
              <mo stretchy="false">+</mo>
              <mn>1</mn>
            </mrow>
          </mrow>
          <msub>
            <mi>B</mi>
            <mi>k</mi>
          </msub>
        </msubsup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 mathvariant="normal">α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  <msub>
          <mi>B</mi>
          <mi>k</mi>
        </msub>
      </msubsup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i>y</mi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sum from k = 0 to {lfloor {log n}over{log %alpha(y)}  rfloor} ( binom{z}{k} ) D^{B_k}_{z-k,y+1}(n over {%alpha(y)^k})

=

D^{B_k}_{ z,y+1 }( n )

+

sum from k = 1 to {lfloor {log n}over{log %alpha(y)}  rfloor} ( binom{z}{k} ) D^{B_k}_{z-k,y+1}(n over {%alpha(y)^k})</annotation>
  </semantics>
</math>
</file>

<file path=Object 11/content.xml><?xml version="1.0" encoding="utf-8"?>
<math xmlns="http://www.w3.org/1998/Math/MathML" display="block">
  <semantics>
    <mrow>
      <mi>n</mi>
      <mo stretchy="false">&lt;</mo>
      <mi>y</mi>
    </mrow>
    <annotation encoding="StarMath 5.0">n&lt;y</annotation>
  </semantics>
</math>
</file>

<file path=Object 110/content.xml><?xml version="1.0" encoding="utf-8"?>
<math xmlns="http://www.w3.org/1998/Math/MathML" display="block">
  <semantics>
    <mrow>
      <mrow>
        <mi>n</mi>
        <mo stretchy="false">&lt;</mo>
        <mi mathvariant="normal">α</mi>
      </mrow>
      <mrow>
        <mo fence="true" stretchy="false">(</mo>
        <mrow>
          <mi>y</mi>
        </mrow>
        <mo fence="true" stretchy="false">)</mo>
      </mrow>
    </mrow>
    <annotation encoding="StarMath 5.0">n&lt;%alpha(y)</annotation>
  </semantics>
</math>
</file>

<file path=Object 111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D^{B_k}_{ z,y }( n )

=

1
</annotation>
  </semantics>
</math>
</file>

<file path=Object 112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underover>
              <mo stretchy="false">∑</mo>
              <mrow>
                <mi>m</mi>
                <mo stretchy="false">=</mo>
                <mi>y</mi>
              </mrow>
              <mrow>
                <mi mathvariant="normal">ϕ</mi>
                <mrow>
                  <mo fence="true" stretchy="false">(</mo>
                  <mrow>
                    <mrow>
                      <mi>n</mi>
                      <mi>,</mi>
                      <mi>k</mi>
                    </mrow>
                  </mrow>
                  <mo fence="true" stretchy="false">)</mo>
                </mrow>
              </mrow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 mathvariant="normal">α</mi>
                        <mrow>
                          <mo fence="true" stretchy="false">(</mo>
                          <mrow>
                            <mi>m</mi>
                          </mrow>
                          <mo fence="true" stretchy="false">)</mo>
                        </mrow>
                      </mrow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</mrow>
        </mrow>
      </mrow>
      <msubsup>
        <mi>D</mi>
        <mrow>
          <mrow>
            <mi>z</mi>
            <mo stretchy="false">−</mo>
            <mi>k</mi>
          </mrow>
          <mi>,</mi>
          <mrow>
            <mi>m</mi>
            <mo stretchy="false">+</mo>
            <mn>1</mn>
          </mrow>
        </mrow>
        <msub>
          <mi>B</mi>
          <mi>k</mi>
        </msub>
      </msubsup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i>m</mi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D^{B_k}_{z,y}(n)

=

1+

sum from m = y to {%phi(n,k)}

sum from k = 1 to {lfloor {log n}over{log %alpha(m)}  rfloor} 

( binom{z}{k} ) D^{B_k}_{z-k,m+1}(n over {%alpha(m)^k})</annotation>
  </semantics>
</math>
</file>

<file path=Object 11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i>p</mi>
                <mo stretchy="false">∈</mo>
                <msub>
                  <mi>P</mi>
                  <mi>k</mi>
                </msub>
              </mrow>
            </munder>
            <msub>
              <mi>H</mi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p</mi>
                    </mrow>
                  </mfrac>
                </mrow>
                <mo fence="true" stretchy="false">⌋</mo>
              </mrow>
            </msub>
          </mrow>
          <mo stretchy="false">+</mo>
          <mrow>
            <munder>
              <mo stretchy="false">∑</mo>
              <mrow>
                <mrow>
                  <mi>j</mi>
                  <mo stretchy="false">≤</mo>
                  <mi>n</mi>
                </mrow>
                <mi>;</mi>
                <mrow>
                  <mi>j</mi>
                  <mo stretchy="false">∈</mo>
                  <msub>
                    <mi>B</mi>
                    <mi>K</mi>
                  </msub>
                </mrow>
              </mrow>
            </munder>
            <mn>1</mn>
          </mrow>
          <mo stretchy="false">−</mo>
          <mfrac>
            <mn>1</mn>
            <mn>2</mn>
          </mfrac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</mrow>
                <mo stretchy="false">≤</mo>
                <mi>n</mi>
              </mrow>
              <mi>;</mi>
              <mi>j</mi>
              <mi>,</mi>
              <mrow>
                <mi>k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+</mo>
        <mfrac>
          <mn>1</mn>
          <mn>3</mn>
        </mfrac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  <mo stretchy="false">⋅</mo>
                  <mi>l</mi>
                </mrow>
                <mo stretchy="false">≤</mo>
                <mi>n</mi>
              </mrow>
              <mi>;</mi>
              <mi>j</mi>
              <mi>,</mi>
              <mi>k</mi>
              <mi>,</mi>
              <mrow>
                <mi>l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−</mo>
        <mn>..</mn>
      </mrow>
      <mi>.</mi>
    </mrow>
    <annotation encoding="StarMath 5.0">%PI(n)=

sum from p in P_k H_{ lfloor {log n}over{log p} rfloor }

+

	sum from {j &lt;= n; j in B_K}
			1
			
 -{1 over 2} 
 	sum from {j cdot k &lt;= n; j,k in B_K}
 			1
 			
+{1 over 3}
	sum from {j cdot k cdot l &lt;= n; j,k,l in B_K}
				1
-...</annotation>
  </semantics>
</math>
</file>

<file path=Object 114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row>
                <mn>1</mn>
                <mo stretchy="false">/</mo>
                <mn>3</mn>
              </mrow>
            </msup>
            <mi>log</mi>
            <mi>n</mi>
          </mrow>
        </mrow>
        <mo fence="true" stretchy="false">)</mo>
      </mrow>
    </mrow>
    <annotation encoding="StarMath 5.0">O( n^{1/3} log n )</annotation>
  </semantics>
</math>
</file>

<file path=Object 115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row>
                <mn>4</mn>
                <mo stretchy="false">/</mo>
                <mn>5</mn>
              </mrow>
            </msup>
            <mi>log</mi>
            <mi>n</mi>
          </mrow>
        </mrow>
        <mo fence="true" stretchy="false">)</mo>
      </mrow>
    </mrow>
    <annotation encoding="StarMath 5.0">O( n^{4/5} log n )</annotation>
  </semantics>
</math>
</file>

<file path=Object 116/content.xml><?xml version="1.0" encoding="utf-8"?>
<math xmlns="http://www.w3.org/1998/Math/MathML" display="block">
  <semantics>
    <mrow>
      <mrow>
        <mi>n</mi>
        <mo stretchy="false">&lt;</mo>
        <mi mathvariant="normal">α</mi>
      </mrow>
      <msup>
        <mrow>
          <mo fence="true" stretchy="false">(</mo>
          <mrow>
            <mi>y</mi>
          </mrow>
          <mo fence="true" stretchy="false">)</mo>
        </mrow>
        <mn>2</mn>
      </msup>
    </mrow>
    <annotation encoding="StarMath 5.0">n&lt;%alpha(y)^2</annotation>
  </semantics>
</math>
</file>

<file path=Object 117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i>z</mi>
            <mo stretchy="false">⋅</mo>
            <mrow>
              <mo fence="true" stretchy="false">(</mo>
              <mrow>
                <mrow>
                  <mi mathvariant="normal">ϕ</mi>
                  <mrow>
                    <mrow>
                      <mo fence="true" stretchy="false">(</mo>
                      <mrow>
                        <mrow>
                          <mi>n</mi>
                          <mi>,</mi>
                          <mi>K</mi>
                        </mrow>
                      </mrow>
                      <mo fence="true" stretchy="false">)</mo>
                    </mrow>
                    <mo stretchy="false">−</mo>
                    <mi mathvariant="normal">ϕ</mi>
                  </mrow>
                  <mrow>
                    <mo fence="true" stretchy="false">(</mo>
                    <mrow>
                      <mrow>
                        <mi mathvariant="normal">α</mi>
                        <mrow>
                          <mo fence="true" stretchy="false">(</mo>
                          <mrow>
                            <mrow>
                              <mi>y</mi>
                              <mi>,</mi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D^{B_k}_{ z,y }( n )

=

1 + z cdot ( %phi(n,K)-%phi(%alpha(y,K)) )
</annotation>
  </semantics>
</math>
</file>

<file path=Object 118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i>z</mi>
            <mo stretchy="false">⋅</mo>
            <mrow>
              <mo fence="true" stretchy="false">(</mo>
              <mrow>
                <mrow>
                  <mi mathvariant="normal">ϕ</mi>
                  <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o stretchy="false">−</mo>
                    <mi mathvariant="normal">ϕ</mi>
                  </mrow>
                  <mrow>
                    <mo fence="true" stretchy="false">(</mo>
                    <mrow>
                      <mrow>
                        <mi mathvariant="italic">max</mi>
                        <mrow>
                          <mo fence="true" stretchy="false">(</mo>
                          <mrow>
                            <mrow>
                              <mi mathvariant="normal">α</mi>
                              <mrow>
                                <mo fence="true" stretchy="false">(</mo>
                                <mrow>
                                  <mrow>
                                    <mi>y</mi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i>,</mi>
                              <mrow>
                                <mo fence="true" stretchy="false">⌊</mo>
                                <mrow>
                                  <msup>
                                    <mi>n</mi>
                                    <mfrac>
                                      <mn>1</mn>
                                      <mn>2</mn>
                                    </mfrac>
                                  </msup>
                                </mrow>
                                <mo fence="true" stretchy="false">⌋</mo>
                              </mrow>
                            </mrow>
                          </mrow>
                          <mo fence="true" stretchy="false">)</mo>
                        </mrow>
                        <mi>,</mi>
                        <mi>K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o stretchy="false">+</mo>
          <mrow>
            <munderover>
              <mo stretchy="false">∑</mo>
              <mrow>
                <mi>m</mi>
                <mo stretchy="false">=</mo>
                <mi>y</mi>
              </mrow>
              <mrow>
                <mo fence="true" stretchy="false">⌊</mo>
                <mrow>
                  <mrow>
                    <mi mathvariant="normal">ϕ</mi>
                    <mrow>
                      <mo fence="true" stretchy="false">(</mo>
                      <mrow>
                        <mrow>
                          <msup>
                            <mi>n</mi>
                            <mfrac>
                              <mn>1</mn>
                              <mn>2</mn>
                            </mfrac>
                          </msup>
                          <mi>,</mi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 mathvariant="normal">α</mi>
                        <mrow>
                          <mo fence="true" stretchy="false">(</mo>
                          <mrow>
                            <mi>m</mi>
                          </mrow>
                          <mo fence="true" stretchy="false">)</mo>
                        </mrow>
                      </mrow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</mrow>
        </mrow>
      </mrow>
      <msubsup>
        <mi>D</mi>
        <mrow>
          <mrow>
            <mi>z</mi>
            <mo stretchy="false">−</mo>
            <mi>k</mi>
          </mrow>
          <mi>,</mi>
          <mrow>
            <mi>m</mi>
            <mo stretchy="false">+</mo>
            <mn>1</mn>
          </mrow>
        </mrow>
        <msub>
          <mi>B</mi>
          <mi>k</mi>
        </msub>
      </msubsup>
      <mrow>
        <mo fence="true" stretchy="false">(</mo>
        <mrow>
          <mrow>
            <mo fence="true" stretchy="false">⌊</mo>
            <mrow>
              <mfrac>
                <mi>n</mi>
                <mrow>
                  <mi mathvariant="normal">α</mi>
                  <msup>
                    <mrow>
                      <mo fence="true" stretchy="false">(</mo>
                      <mrow>
                        <mi>m</mi>
                      </mrow>
                      <mo fence="true" stretchy="false">)</mo>
                    </mrow>
                    <mi>k</mi>
                  </msup>
                </mrow>
              </mfrac>
            </mrow>
            <mo fence="true" stretchy="false">⌋</mo>
          </mrow>
        </mrow>
        <mo fence="true" stretchy="false">)</mo>
      </mrow>
    </mrow>
    <annotation encoding="StarMath 5.0">D^{B_k}_{z,y}(n)

=

1+

z cdot( %phi(n) - %phi(max(%alpha(y-1),lfloor n^{1 over 2} rfloor), K) )

+

sum from m = y to lfloor %phi(n^{1 over 2},K) rfloor

sum from k = 1 to {lfloor {log n}over{log %alpha(m)}  rfloor} 

( binom{z}{k} ) D^{B_k}_{z-k,m+1}(lfloor n over {%alpha(m)^k} rfloor)</annotation>
  </semantics>
</math>
</file>

<file path=Object 119/content.xml><?xml version="1.0" encoding="utf-8"?>
<math xmlns="http://www.w3.org/1998/Math/MathML" display="block">
  <semantics>
    <mrow>
      <mi>O</mi>
      <mrow>
        <mo fence="true" stretchy="false">(</mo>
        <mrow>
          <mi mathvariant="normal">ϵ</mi>
        </mrow>
        <mo fence="true" stretchy="false">)</mo>
      </mrow>
    </mrow>
    <annotation encoding="StarMath 5.0">O( %epsilon )</annotation>
  </semantics>
</math>
</file>

<file path=Object 12/content.xml><?xml version="1.0" encoding="utf-8"?>
<math xmlns="http://www.w3.org/1998/Math/MathML" display="block">
  <semantics>
    <mrow>
      <mtext/>
      <msubsup>
        <mi>D</mi>
        <mi>z</mi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i>j</mi>
                <mo stretchy="false">≤</mo>
                <mi>n</mi>
              </mrow>
              <mi>;</mi>
              <mrow>
                <mi>j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</mrow>
                <mo stretchy="false">≤</mo>
                <mi>n</mi>
              </mrow>
              <mi>;</mi>
              <mi>j</mi>
              <mi>,</mi>
              <mrow>
                <mi>k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  <mo stretchy="false">⋅</mo>
                  <mi>l</mi>
                </mrow>
                <mo stretchy="false">≤</mo>
                <mi>n</mi>
              </mrow>
              <mi>;</mi>
              <mi>j</mi>
              <mi>,</mi>
              <mi>k</mi>
              <mi>,</mi>
              <mrow>
                <mi>l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+</mo>
        <mn>..</mn>
      </mrow>
      <mi>.</mi>
    </mrow>
    <annotation encoding="StarMath 5.0">""D^{B_K}_{z}(n)=
(binom{z}{0})1 +
(binom{z}{1})
	sum from {j &lt;= n; j in B_K}
			1
			
 +(binom{z}{2}) 
 	sum from {j cdot k &lt;= n; j,k in B_K}
 			1
 			
+(binom{z}{3}) 
	sum from {j cdot k cdot l &lt;= n; j,k,l in B_K}
				1
+...</annotation>
  </semantics>
</math>
</file>

<file path=Object 120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sup>
        <mi>D</mi>
        <mrow>
          <mi>z</mi>
          <mi>,</mi>
          <mn>2</mn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i mathvariant="normal">Π</mi>
      </mrow>
      <mrow>
        <mrow>
          <mrow>
            <mo fence="true" stretchy="false">(</mo>
            <mrow>
              <mi>n</mi>
            </mrow>
            <mo fence="true" stretchy="false">)</mo>
          </mrow>
          <mo stretchy="false">−</mo>
          <mrow>
            <munder>
              <mo stretchy="false">∑</mo>
              <mrow>
                <mi>p</mi>
                <mo stretchy="false">∈</mo>
                <msub>
                  <mi>P</mi>
                  <mi>k</mi>
                </msub>
              </mrow>
            </munder>
            <msub>
              <mi>H</mi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p</mi>
                    </mrow>
                  </mfrac>
                </mrow>
                <mo fence="true" stretchy="false">⌋</mo>
              </mrow>
            </msub>
          </mrow>
        </mrow>
        <mo stretchy="false">=</mo>
        <mrow>
          <mrow>
            <munderover>
              <mo stretchy="false">∑</mo>
              <mrow>
                <mi>m</mi>
                <mo stretchy="false">=</mo>
                <mn>2</mn>
              </mrow>
              <mrow>
                <mi mathvariant="normal">ϕ</mi>
                <mrow>
                  <mo fence="true" stretchy="false">(</mo>
                  <mrow>
                    <mrow>
                      <mi>n</mi>
                      <mi>,</mi>
                      <mi>K</mi>
                    </mrow>
                  </mrow>
                  <mo fence="true" stretchy="false">)</mo>
                </mrow>
              </mrow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 mathvariant="normal">α</mi>
                        <mrow>
                          <mo fence="true" stretchy="false">(</mo>
                          <mrow>
                            <mi>m</mi>
                          </mrow>
                          <mo fence="true" stretchy="false">)</mo>
                        </mrow>
                      </mrow>
                    </mfrac>
                  </mrow>
                  <mo fence="true" stretchy="false">⌋</mo>
                </mrow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</mrow>
          <mo stretchy="false">⋅</mo>
          <msubsup>
            <mi>D</mi>
            <mrow>
              <mrow>
                <mo stretchy="false">−</mo>
                <mi>k</mi>
              </mrow>
              <mi>,</mi>
              <mrow>
                <mi>m</mi>
                <mo stretchy="false">+</mo>
                <mn>1</mn>
              </mrow>
            </mrow>
            <msub>
              <mi>B</mi>
              <mi>k</mi>
            </msub>
          </msubsup>
        </mrow>
      </mrow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i>m</mi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lim from {z rightarrow 0}{} {{partial}over{partial z}} D^{B_k}_{z,2}(n)

=

%PI( n )

-sum from p in P_k H_{ lfloor {log n}over{log p} rfloor }

=

sum from m = 2 to {%phi(n,K)}

sum from k = 1 to {lfloor {log n}over{log %alpha(m)}  rfloor} 

{(-1)^{k+1} over k} cdot  D^{B_k}_{-k,m+1}(n over {%alpha(m)^k})</annotation>
  </semantics>
</math>
</file>

<file path=Object 121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i>p</mi>
                <mo stretchy="false">∈</mo>
                <msub>
                  <mi>P</mi>
                  <mi>k</mi>
                </msub>
              </mrow>
            </munder>
            <msub>
              <mi>H</mi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p</mi>
                    </mrow>
                  </mfrac>
                </mrow>
                <mo fence="true" stretchy="false">⌋</mo>
              </mrow>
            </msub>
          </mrow>
          <mo stretchy="false">+</mo>
          <mrow>
            <mo fence="true" stretchy="false">(</mo>
            <mrow>
              <mrow>
                <mi mathvariant="normal">ϕ</mi>
                <mrow>
                  <mrow>
                    <mo fence="true" stretchy="false">(</mo>
                    <mrow>
                      <mrow>
                        <mi>n</mi>
                        <mi>,</mi>
                        <mi>K</mi>
                      </mrow>
                    </mrow>
                    <mo fence="true" stretchy="false">)</mo>
                  </mrow>
                  <mo stretchy="false">−</mo>
                  <mi mathvariant="normal">ϕ</mi>
                </mrow>
                <mrow>
                  <mo fence="true" stretchy="false">(</mo>
                  <mrow>
                    <mrow>
                      <mrow>
                        <mo fence="true" stretchy="false">⌊</mo>
                        <mrow>
                          <msup>
                            <mi>n</mi>
                            <mfrac>
                              <mn>1</mn>
                              <mn>2</mn>
                            </mfrac>
                          </msup>
                        </mrow>
                        <mo fence="true" stretchy="false">⌋</mo>
                      </mrow>
                      <mi>,</mi>
                      <mi>K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+</mo>
          <mrow>
            <mrow>
              <munderover>
                <mo stretchy="false">∑</mo>
                <mrow>
                  <mi>m</mi>
                  <mo stretchy="false">=</mo>
                  <mn>2</mn>
                </mrow>
                <mrow>
                  <mo fence="true" stretchy="false">⌊</mo>
                  <mrow>
                    <mrow>
                      <mi mathvariant="normal">ϕ</mi>
                      <mrow>
                        <mo fence="true" stretchy="false">(</mo>
                        <mrow>
                          <mrow>
                            <msup>
                              <mi>n</mi>
                              <mfrac>
                                <mn>1</mn>
                                <mn>2</mn>
                              </mfrac>
                            </msup>
                            <mi>,</mi>
                            <mi>K</mi>
                          </mrow>
                        </mrow>
                        <mo fence="true" stretchy="false">)</mo>
                      </mrow>
                    </mrow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i mathvariant="normal">α</mi>
                          <mrow>
                            <mo fence="true" stretchy="false">(</mo>
                            <mrow>
                              <mi>m</mi>
                            </mrow>
                            <mo fence="true" stretchy="false">)</mo>
                          </mrow>
                        </mrow>
                      </mfrac>
                    </mrow>
                    <mo fence="true" stretchy="false">⌋</mo>
                  </mrow>
                </munderover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o stretchy="false">+</mo>
                      <mn>1</mn>
                    </mrow>
                  </msup>
                  <mi>k</mi>
                </mfrac>
              </mrow>
            </mrow>
            <mo stretchy="false">⋅</mo>
            <msubsup>
              <mi>D</mi>
              <mrow>
                <mrow>
                  <mo stretchy="false">−</mo>
                  <mi>k</mi>
                </mrow>
                <mi>,</mi>
                <mrow>
                  <mi>m</mi>
                  <mo stretchy="false">+</mo>
                  <mn>1</mn>
                </mrow>
              </mrow>
              <msub>
                <mi>B</mi>
                <mi>k</mi>
              </msub>
            </msubsup>
          </mrow>
        </mrow>
      </mrow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i>m</mi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
%PI( n )

=

sum from p in P_k H_{ lfloor {log n}over{log p} rfloor }

+

( %phi(n,K)-%phi(lfloor n^{1 over 2} rfloor,K) )

+

sum from m = 2 to lfloor %phi(n^{1 over 2},K) rfloor

sum from k = 1 to {lfloor {log n}over{log %alpha(m)}  rfloor} 

{(-1)^{k+1} over k} cdot  D^{B_k}_{-k,m+1}(n over {%alpha(m)^k})</annotation>
  </semantics>
</math>
</file>

<file path=Object 12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 </annotation>
  </semantics>
</math>
</file>

<file path=Object 123/content.xml><?xml version="1.0" encoding="utf-8"?>
<math xmlns="http://www.w3.org/1998/Math/MathML" display="block">
  <semantics>
    <mtable>
      <mtr>
        <mtd>
          <mrow>
            <msub>
              <mi>D</mi>
              <mrow>
                <mi>z</mi>
                <mi>,</mi>
                <mi>y</mi>
              </mrow>
            </msub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i>y</mi>
                        </mrow>
                      </mfrac>
                    </mrow>
                    <mo fence="true" stretchy="false">⌋</mo>
                  </mrow>
                </munderover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i>k</mi>
                        </mtd>
                      </mtr>
                    </mtable>
                  </mrow>
                  <mo fence="true" stretchy="false">)</mo>
                </mrow>
              </mrow>
            </mrow>
            <msub>
              <mi>D</mi>
              <mrow>
                <mrow>
                  <mi>z</mi>
                  <mo stretchy="false">−</mo>
                  <mi>k</mi>
                </mrow>
                <mi>,</mi>
                <mrow>
                  <mi>y</mi>
                  <mo stretchy="false">+</mo>
                  <mn>1</mn>
                </mrow>
              </mrow>
            </msub>
            <mrow>
              <mo fence="true" stretchy="false">(</mo>
              <mrow>
                <mfrac>
                  <mi>n</mi>
                  <msup>
                    <mi>y</mi>
                    <mi>k</mi>
                  </msup>
                </mfrac>
              </mrow>
              <mo fence="true" stretchy="false">)</mo>
            </mrow>
            <mtext/>
          </mrow>
        </mtd>
      </mtr>
      <mtr>
        <mtd>
          <mrow>
            <mi mathvariant="italic">if</mi>
            <mrow>
              <mi>n</mi>
              <mo stretchy="false">&lt;</mo>
              <mi>y</mi>
            </mrow>
            <mi>,</mi>
            <msub>
              <mi>D</mi>
              <mrow>
                <mi>z</mi>
                <mi>,</mi>
                <mi>y</mi>
              </mrow>
            </msub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D_{z,y}(n)

=

sum from k = 0 to {lfloor {log n}over{log y}  rfloor} ( binom{z}{k} ) D_{z-k,y+1}(n over {y^k})

"" newline

if n&lt;y,D_{ z,y }( n )=1</annotation>
  </semantics>
</math>
</file>

<file path=Object 124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i>D</mi>
        <mrow>
          <mi>z</mi>
          <mi>,</mi>
          <mn>2</mn>
        </mrow>
      </msub>
      <mrow>
        <mo fence="true" stretchy="false">(</mo>
        <mrow>
          <mi>n</mi>
        </mrow>
        <mo fence="true" stretchy="false">)</mo>
      </mrow>
    </mrow>
    <annotation encoding="StarMath 5.0">%PI( n )

=

lim from { z rightarrow 0 }{ }

{ partial over {partial z} }

D_{ z,2 }( n )</annotation>
  </semantics>
</math>
</file>

<file path=Object 125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  <mrow>
        <mrow/>
        <mo stretchy="false">=</mo>
        <mrow/>
      </mrow>
      <mrow/>
      <mrow/>
      <mtext/>
      <mrow>
        <munderover>
          <mo stretchy="false">∑</mo>
          <mrow>
            <mi>t</mi>
            <mo stretchy="false">=</mo>
            <mn>2</mn>
          </mrow>
          <mi>x</mi>
        </munderover>
        <mn>1</mn>
      </mrow>
      <mrow>
        <mrow/>
        <mo stretchy="false">−</mo>
        <mrow/>
      </mrow>
      <mtext/>
      <mfrac>
        <mn>1</mn>
        <mn>2</mn>
      </mfrac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n>1</mn>
        </mrow>
      </mrow>
      <mrow>
        <mrow/>
        <mo stretchy="false">+</mo>
        <mrow/>
      </mrow>
      <mtext/>
      <mfrac>
        <mn>1</mn>
        <mn>3</mn>
      </mfrac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  <mrow>
        <mrow/>
        <mo stretchy="false">−</mo>
        <mrow/>
      </mrow>
      <mn>...</mn>
    </mrow>
    <annotation encoding="StarMath 5.0">%PI( n )
{}={}
{} {} ""sum from t=2 to x 1
{}-{} ""{1 over 2} sum from t=2 to x sum from u=2 to lfloor x over t rfloor 1
{}+{} ""{1 over 3} sum from t=2 to x sum from u=2 to lfloor x over t rfloor sum from v=2 to lfloor x over {t cdot u} rfloor 1
{}-{} ...
</annotation>
  </semantics>
</math>
</file>

<file path=Object 126/content.xml><?xml version="1.0" encoding="utf-8"?>
<math xmlns="http://www.w3.org/1998/Math/MathML" display="block">
  <semantics>
    <mrow>
      <mi>O</mi>
      <mrow>
        <mo fence="true" stretchy="false">(</mo>
        <mrow>
          <mi mathvariant="normal">ϵ</mi>
        </mrow>
        <mo fence="true" stretchy="false">)</mo>
      </mrow>
    </mrow>
    <annotation encoding="StarMath 5.0">O( %epsilon )</annotation>
  </semantics>
</math>
</file>

<file path=Object 127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28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sub>
          <mi>f</mi>
          <mi>k</mi>
        </msub>
      </mrow>
      <mrow>
        <mo fence="true" stretchy="false">(</mo>
        <mrow>
          <mrow>
            <mi>n</mi>
            <mi>,</mi>
            <mi>y</mi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f</mi>
                      <mrow>
                        <mi>k</mi>
                        <mo stretchy="false">−</mo>
                        <mn>1</mn>
                      </mrow>
                    </msub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i>j</mi>
                            </mfrac>
                            <mi>,</mi>
                            <mi>y</mi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if </mtext>
                    <mrow>
                      <mi>k</mi>
                      <mo stretchy="false">&gt;</mo>
                      <mn>0</mn>
                    </mrow>
                    <mtext>and</mtext>
                    <mrow>
                      <mi>n</mi>
                      <mo stretchy="false">&lt;</mo>
                      <mi>j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k=0</mtext>
                  </mrow>
                </mtd>
              </mtr>
            </mtable>
          </mrow>
        </mrow>
      </mrow>
    </mrow>
    <annotation encoding="StarMath 5.0">D_{k,y}'(n) = f_{k}(n,y) "    where     " f_k(n,j)  = {left lbrace
  stack {
    f_{k-1}( n over j, y ) + f_k(n, j+1)"         if " n &gt;= j#
    0"                                 if "k&gt;0 "and" n&lt;j#
    1"                                                   k=0"
  }
right none}</annotation>
  </semantics>
</math>
</file>

<file path=Object 129/content.xml><?xml version="1.0" encoding="utf-8"?>
<math xmlns="http://www.w3.org/1998/Math/MathML" display="block">
  <semantics>
    <mrow>
      <msubsup>
        <mi>D</mi>
        <mrow>
          <mn>1</mn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 mathvariant="normal">α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≤</mo>
                <mi>n</mi>
              </mrow>
              <mi>;</mi>
              <mrow>
                <mi>j</mi>
                <mo stretchy="false">∈</mo>
                <msub>
                  <mi>B</mi>
                  <mi>K</mi>
                </msub>
              </mrow>
              <mi>;</mi>
              <mrow>
                <mi>j</mi>
                <mo stretchy="false">≥</mo>
                <mi>y</mi>
              </mrow>
            </mrow>
          </munder>
          <mn>1</mn>
        </mrow>
      </mrow>
    </mrow>
    <annotation encoding="StarMath 5.0">D^{B_K}_{1,y}(n)=

	sum from {%alpha(j) &lt;= n; j in B_K; j &gt;= y}
			1
</annotation>
  </semantics>
</math>
</file>

<file path=Object 13/content.xml><?xml version="1.0" encoding="utf-8"?>
<math xmlns="http://www.w3.org/1998/Math/MathML" display="block">
  <semantics>
    <mrow>
      <mi>n</mi>
      <mo stretchy="false">&lt;</mo>
      <msup>
        <mi>y</mi>
        <mn>2</mn>
      </msup>
    </mrow>
    <annotation encoding="StarMath 5.0">n&lt;y^2</annotation>
  </semantics>
</math>
</file>

<file path=Object 130/content.xml><?xml version="1.0" encoding="utf-8"?>
<math xmlns="http://www.w3.org/1998/Math/MathML" display="block">
  <semantics>
    <mrow>
      <msubsup>
        <mi>D</mi>
        <mrow>
          <mn>3</mn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 mathvariant="normal">α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⋅</mo>
                <mi mathvariant="normal">α</mi>
              </mrow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⋅</mo>
                <mi mathvariant="normal">α</mi>
              </mrow>
              <mrow>
                <mrow>
                  <mo fence="true" stretchy="false">(</mo>
                  <mrow>
                    <mi>l</mi>
                  </mrow>
                  <mo fence="true" stretchy="false">)</mo>
                </mrow>
                <mo stretchy="false">≤</mo>
                <mi>n</mi>
              </mrow>
              <mi>;</mi>
              <mi>j</mi>
              <mi>,</mi>
              <mi>k</mi>
              <mi>,</mi>
              <mrow>
                <mi>l</mi>
                <mo stretchy="false">∈</mo>
                <msub>
                  <mi>B</mi>
                  <mi>K</mi>
                </msub>
              </mrow>
              <mi>;</mi>
              <mi>j</mi>
              <mi>,</mi>
              <mi>k</mi>
              <mi>,</mi>
              <mrow>
                <mi>l</mi>
                <mo stretchy="false">≥</mo>
                <mi>y</mi>
              </mrow>
            </mrow>
          </munder>
          <mn>1</mn>
        </mrow>
      </mrow>
    </mrow>
    <annotation encoding="StarMath 5.0">D^{B_K}_{3,y}(n)=
			

	sum from {%alpha(j) cdot %alpha(k) cdot %alpha(l) &lt;= n; j,k,l in B_K; j,k,l &gt;= y}
				1
</annotation>
  </semantics>
</math>
</file>

<file path=Object 131/content.xml><?xml version="1.0" encoding="utf-8"?>
<math xmlns="http://www.w3.org/1998/Math/MathML" display="block">
  <semantics>
    <mrow>
      <msub>
        <mi>D</mi>
        <mrow>
          <mn>2</mn>
          <mi>,</mi>
          <mi>y</mi>
        </mrow>
      </msub>
      <mi>'</mi>
      <mrow>
        <mo fence="true" stretchy="false">(</mo>
        <mrow>
          <mi>n</mi>
        </mrow>
        <mo fence="true" stretchy="false">)</mo>
      </mrow>
    </mrow>
    <annotation encoding="StarMath 5.0">D_{ 2,y }'( n )</annotation>
  </semantics>
</math>
</file>

<file path=Object 132/content.xml><?xml version="1.0" encoding="utf-8"?>
<math xmlns="http://www.w3.org/1998/Math/MathML" display="block">
  <semantics>
    <mrow>
      <msubsup>
        <mi>D</mi>
        <mrow>
          <mn>2</mn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 mathvariant="normal">α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⋅</mo>
                <mi mathvariant="normal">α</mi>
              </mrow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≤</mo>
                <mi>n</mi>
              </mrow>
              <mi>;</mi>
              <mi>j</mi>
              <mi>,</mi>
              <mrow>
                <mi>k</mi>
                <mo stretchy="false">∈</mo>
                <msub>
                  <mi>B</mi>
                  <mi>K</mi>
                </msub>
              </mrow>
              <mi>;</mi>
              <mi>j</mi>
              <mi>,</mi>
              <mrow>
                <mi>k</mi>
                <mo stretchy="false">≥</mo>
                <mi>y</mi>
              </mrow>
            </mrow>
          </munder>
          <mn>1</mn>
        </mrow>
      </mrow>
    </mrow>
    <annotation encoding="StarMath 5.0">D^{B_K}_{2,y}'(n)=
 	sum from {%alpha(j) cdot %alpha(k) &lt;= n; j,k in B_K; j,k &gt;= y}
 			1
</annotation>
  </semantics>
</math>
</file>

<file path=Object 13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i>p</mi>
                <mo stretchy="false">∈</mo>
                <msub>
                  <mi>P</mi>
                  <mi>k</mi>
                </msub>
              </mrow>
            </munder>
            <msub>
              <mi>H</mi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p</mi>
                    </mrow>
                  </mfrac>
                </mrow>
                <mo fence="true" stretchy="false">⌋</mo>
              </mrow>
            </msub>
          </mrow>
          <mo stretchy="false">+</mo>
          <mrow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 mathvariant="normal">α</mi>
                        <mrow>
                          <mo fence="true" stretchy="false">(</mo>
                          <mrow>
                            <mn>2</mn>
                          </mrow>
                          <mo fence="true" stretchy="false">)</mo>
                        </mrow>
                      </mrow>
                    </mfrac>
                  </mrow>
                  <mo fence="true" stretchy="false">⌋</mo>
                </mrow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o stretchy="false">⋅</mo>
            <msubsup>
              <mi>D</mi>
              <mrow>
                <mi>k</mi>
                <mi>,</mi>
                <mn>2</mn>
              </mrow>
              <msub>
                <mi>B</mi>
                <mi>k</mi>
              </msub>
            </msubsup>
          </mrow>
        </mrow>
      </mrow>
      <mrow>
        <mo fence="true" stretchy="false">(</mo>
        <mrow>
          <mi>n</mi>
        </mrow>
        <mo fence="true" stretchy="false">)</mo>
      </mrow>
    </mrow>
    <annotation encoding="StarMath 5.0">%PI(n)=
sum from p in P_k H_{ lfloor {log n}over{log p} rfloor }
+
sum from k = 1 to lfloor {log n}over{log %alpha(2)} rfloor
{{( -1 )^{ k+1 }} over k} cdot D^{ B_k }_{ k,2 }( n )</annotation>
  </semantics>
</math>
</file>

<file path=Object 134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  <mo stretchy="false">⋅</mo>
          <msub>
            <mi>D</mi>
            <mrow>
              <mi>k</mi>
              <mi>,</mi>
              <mn>2</mn>
            </mrow>
          </msub>
        </mrow>
      </mrow>
      <mi>'</mi>
      <mrow>
        <mo fence="true" stretchy="false">(</mo>
        <mrow>
          <mi>n</mi>
        </mrow>
        <mo fence="true" stretchy="false">)</mo>
      </mrow>
    </mrow>
    <annotation encoding="StarMath 5.0">%PI( n )

=

sum from k = 1 to { lfloor {log n}over{log 2} rfloor }

{( -1 )^{ k+1 } over k}

cdot

D_{ k,2 }'( n )</annotation>
  </semantics>
</math>
</file>

<file path=Object 135/content.xml><?xml version="1.0" encoding="utf-8"?>
<math xmlns="http://www.w3.org/1998/Math/MathML" display="block">
  <semantics>
    <mrow>
      <msubsup>
        <mi>D</mi>
        <mrow>
          <mi>k</mi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sub>
          <mi>f</mi>
          <mi>k</mi>
        </msub>
      </mrow>
      <mrow>
        <mo fence="true" stretchy="false">(</mo>
        <mrow>
          <mrow>
            <mi>n</mi>
            <mi>,</mi>
            <mi>y</mi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f</mi>
                      <mrow>
                        <mi>k</mi>
                        <mo stretchy="false">−</mo>
                        <mn>1</mn>
                      </mrow>
                    </msub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row>
                                <mi mathvariant="normal">α</mi>
                                <mrow>
                                  <mo fence="true" stretchy="false">(</mo>
                                  <mrow>
                                    <mi>j</mi>
                                  </mrow>
                                  <mo fence="true" stretchy="false">)</mo>
                                </mrow>
                              </mrow>
                            </mfrac>
                            <mi>,</mi>
                            <mi>y</mi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 mathvariant="normal">α</mi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                                     if </mtext>
                    <mrow>
                      <mi>k</mi>
                      <mo stretchy="false">&gt;</mo>
                      <mn>0</mn>
                    </mrow>
                    <mtext>and</mtext>
                    <mrow>
                      <mi>n</mi>
                      <mo stretchy="false">&lt;</mo>
                      <mi mathvariant="normal">α</mi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k=0</mtext>
                  </mrow>
                </mtd>
              </mtr>
            </mtable>
          </mrow>
        </mrow>
      </mrow>
    </mrow>
    <annotation encoding="StarMath 5.0">D^{B_k}_{k,y}'(n) = f_{k}(n,y) "    where     " f_k(n,j)  = {left lbrace
  stack {
    f_{k-1}( n over {%alpha(j)}, y ) + f_k(n, j+1)"         if " n &gt;= %alpha(j)#
    0"                                     if "k&gt;0 "and" n&lt;%alpha(j)#
    1"                                                             k=0"
  }
right none}</annotation>
  </semantics>
</math>
</file>

<file path=Object 136/content.xml><?xml version="1.0" encoding="utf-8"?>
<math xmlns="http://www.w3.org/1998/Math/MathML" display="block">
  <semantics>
    <mrow>
      <msub>
        <mi>D</mi>
        <mrow>
          <mn>3</mn>
          <mi>,</mi>
          <mi>y</mi>
        </mrow>
      </msub>
      <mi>'</mi>
      <mrow>
        <mo fence="true" stretchy="false">(</mo>
        <mrow>
          <mi>n</mi>
        </mrow>
        <mo fence="true" stretchy="false">)</mo>
      </mrow>
    </mrow>
    <annotation encoding="StarMath 5.0">D_{3,y}'(n)</annotation>
  </semantics>
</math>
</file>

<file path=Object 137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i>D</mi>
        <mrow>
          <mrow>
            <mi>k</mi>
            <mo stretchy="false">−</mo>
            <mi>j</mi>
          </mrow>
          <mi>,</mi>
          <mrow>
            <mi>y</mi>
            <mo stretchy="false">−</mo>
            <mn>1</mn>
          </mrow>
        </mrow>
      </msub>
      <mi>'</mi>
      <mrow>
        <mo fence="true" stretchy="false">(</mo>
        <mrow>
          <mfrac>
            <mi>n</mi>
            <msup>
              <mrow>
                <mo fence="true" stretchy="false">(</mo>
                <mrow>
                  <mrow>
                    <mi>y</mi>
                    <mo stretchy="false">−</mo>
                    <mn>1</mn>
                  </mrow>
                </mrow>
                <mo fence="true" stretchy="false">)</mo>
              </mrow>
              <mi>j</mi>
            </msup>
          </mfrac>
        </mrow>
        <mo fence="true" stretchy="false">)</mo>
      </mrow>
    </mrow>
    <annotation encoding="StarMath 5.0">D_{k,y}'(n) = sum from j = 0 to k (-1)^{k-j} ( binom{k}{j} ) D_{k-j,y-1}'(n over (y-1)^{j})</annotation>
  </semantics>
</math>
</file>

<file path=Object 13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i>p</mi>
                <mo stretchy="false">∈</mo>
                <msub>
                  <mi>P</mi>
                  <mi>k</mi>
                </msub>
              </mrow>
            </munder>
            <msub>
              <mi>H</mi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p</mi>
                    </mrow>
                  </mfrac>
                </mrow>
                <mo fence="true" stretchy="false">⌋</mo>
              </mrow>
            </msub>
          </mrow>
          <mo stretchy="false">+</mo>
          <mrow>
            <munder>
              <mo stretchy="false">∑</mo>
              <mrow>
                <mrow>
                  <mi>j</mi>
                  <mo stretchy="false">≤</mo>
                  <mi>n</mi>
                </mrow>
                <mi>;</mi>
                <mrow>
                  <mi>j</mi>
                  <mo stretchy="false">∈</mo>
                  <msub>
                    <mi>B</mi>
                    <mi>K</mi>
                  </msub>
                </mrow>
              </mrow>
            </munder>
            <mn>1</mn>
          </mrow>
          <mo stretchy="false">−</mo>
          <mfrac>
            <mn>1</mn>
            <mn>2</mn>
          </mfrac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</mrow>
                <mo stretchy="false">≤</mo>
                <mi>n</mi>
              </mrow>
              <mi>;</mi>
              <mi>j</mi>
              <mi>,</mi>
              <mrow>
                <mi>k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+</mo>
        <mfrac>
          <mn>1</mn>
          <mn>3</mn>
        </mfrac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  <mo stretchy="false">⋅</mo>
                  <mi>l</mi>
                </mrow>
                <mo stretchy="false">≤</mo>
                <mi>n</mi>
              </mrow>
              <mi>;</mi>
              <mi>j</mi>
              <mi>,</mi>
              <mi>k</mi>
              <mi>,</mi>
              <mrow>
                <mi>l</mi>
                <mo stretchy="false">∈</mo>
                <msub>
                  <mi>B</mi>
                  <mi>K</mi>
                </msub>
              </mrow>
            </mrow>
          </munder>
          <mn>1</mn>
        </mrow>
        <mo stretchy="false">−</mo>
        <mn>..</mn>
      </mrow>
      <mi>.</mi>
    </mrow>
    <annotation encoding="StarMath 5.0">%PI(n)=

sum from p in P_k H_{ lfloor {log n}over{log p} rfloor }

+

	sum from {j &lt;= n; j in B_K}
			1
			
 -{1 over 2} 
 	sum from {j cdot k &lt;= n; j,k in B_K}
 			1
 			
+{1 over 3}
	sum from {j cdot k cdot l &lt;= n; j,k,l in B_K}
				1
-...</annotation>
  </semantics>
</math>
</file>

<file path=Object 139/content.xml><?xml version="1.0" encoding="utf-8"?>
<math xmlns="http://www.w3.org/1998/Math/MathML" display="block">
  <semantics>
    <mrow>
      <msub>
        <mi>D</mi>
        <mrow>
          <mn>1</mn>
          <mi>,</mi>
          <mi>y</mi>
        </mrow>
      </msub>
      <mi>'</mi>
      <mrow>
        <mo fence="true" stretchy="false">(</mo>
        <mrow>
          <mi>n</mi>
        </mrow>
        <mo fence="true" stretchy="false">)</mo>
      </mrow>
    </mrow>
    <annotation encoding="StarMath 5.0">D_{ 1,y }'( n )</annotation>
  </semantics>
</math>
</file>

<file path=Object 14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D_{ z,y }( n )

=

1
</annotation>
  </semantics>
</math>
</file>

<file path=Object 140/content.xml><?xml version="1.0" encoding="utf-8"?>
<math xmlns="http://www.w3.org/1998/Math/MathML" display="block">
  <semantics>
    <mrow>
      <msubsup>
        <mi>D</mi>
        <mrow>
          <mi>k</mi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sup>
        <mi>D</mi>
        <mrow>
          <mrow>
            <mi>k</mi>
            <mo stretchy="false">−</mo>
            <mi>j</mi>
          </mrow>
          <mi>,</mi>
          <mrow>
            <mi>y</mi>
            <mo stretchy="false">−</mo>
            <mn>1</mn>
          </mrow>
        </mrow>
        <msub>
          <mi>B</mi>
          <mi>k</mi>
        </msub>
      </msubsup>
      <mi>'</mi>
      <mrow>
        <mo fence="true" stretchy="false">(</mo>
        <mrow>
          <mfrac>
            <mi>n</mi>
            <msup>
              <mrow>
                <mi mathvariant="normal">α</mi>
                <mrow>
                  <mo fence="true" stretchy="false">(</mo>
                  <mrow>
                    <mrow>
                      <mi>y</mi>
                      <mo stretchy="false">−</mo>
                      <mn>1</mn>
                    </mrow>
                  </mrow>
                  <mo fence="true" stretchy="false">)</mo>
                </mrow>
              </mrow>
              <mi>j</mi>
            </msup>
          </mfrac>
        </mrow>
        <mo fence="true" stretchy="false">)</mo>
      </mrow>
    </mrow>
    <annotation encoding="StarMath 5.0">D^{B_k}_{k,y}'(n) = sum from j = 0 to k (-1)^{k-j} ( binom{k}{j} ) D^{B_k}_{k-j,y-1}'(n over {%alpha(y-1)}^{j})</annotation>
  </semantics>
</math>
</file>

<file path=Object 141/content.xml><?xml version="1.0" encoding="utf-8"?>
<math xmlns="http://www.w3.org/1998/Math/MathML" display="block">
  <semantics>
    <mrow>
      <mrow/>
      <mrow>
        <munderover>
          <mo stretchy="false">∑</mo>
          <mrow>
            <mi>t</mi>
            <mo stretchy="false">=</mo>
            <mi>y</mi>
          </mrow>
          <mi>x</mi>
        </munderover>
        <mrow>
          <munderover>
            <mo stretchy="false">∑</mo>
            <mrow>
              <mi>u</mi>
              <mo stretchy="false">=</mo>
              <mi>y</mi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i>y</mi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</mrow>
    <annotation encoding="StarMath 5.0">{}sum from t=y to x sum from u=y to lfloor x over t rfloor sum from v=y to lfloor x over {t cdot u} rfloor 1</annotation>
  </semantics>
</math>
</file>

<file path=Object 142/content.xml><?xml version="1.0" encoding="utf-8"?>
<math xmlns="http://www.w3.org/1998/Math/MathML" display="block">
  <semantics>
    <mrow>
      <msubsup>
        <mi>D</mi>
        <mrow>
          <mi>k</mi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subsup>
        <mi>D</mi>
        <mrow>
          <mrow>
            <mi>k</mi>
            <mo stretchy="false">−</mo>
            <mi>j</mi>
          </mrow>
          <mi>,</mi>
          <mrow>
            <mi>y</mi>
            <mo stretchy="false">+</mo>
            <mn>1</mn>
          </mrow>
        </mrow>
        <msub>
          <mi>B</mi>
          <mi>k</mi>
        </msub>
      </msubsup>
      <mi>'</mi>
      <mrow>
        <mo fence="true" stretchy="false">(</mo>
        <mrow>
          <mfrac>
            <mi>n</mi>
            <msup>
              <mrow>
                <mi mathvariant="normal">α</mi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  <mi>j</mi>
            </msup>
          </mfrac>
        </mrow>
        <mo fence="true" stretchy="false">)</mo>
      </mrow>
    </mrow>
    <annotation encoding="StarMath 5.0">D^{B_k}_{k,y}'(n) = sum from j = 0 to k ( binom{k}{j} ) D^{B_k}_{k-j,y+1}'(n over {%alpha(y)}^{j})</annotation>
  </semantics>
</math>
</file>

<file path=Object 143/content.xml><?xml version="1.0" encoding="utf-8"?>
<math xmlns="http://www.w3.org/1998/Math/MathML" display="block">
  <semantics>
    <mrow>
      <mrow/>
      <mrow>
        <munderover>
          <mo stretchy="false">∑</mo>
          <mrow>
            <mi>t</mi>
            <mo stretchy="false">=</mo>
            <mi>y</mi>
          </mrow>
          <mi>x</mi>
        </munderover>
        <mrow>
          <munderover>
            <mo stretchy="false">∑</mo>
            <mrow>
              <mi>u</mi>
              <mo stretchy="false">=</mo>
              <mi>y</mi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n>1</mn>
        </mrow>
      </mrow>
    </mrow>
    <annotation encoding="StarMath 5.0">{}sum from t=y to x sum from u=y to lfloor x over t rfloor 1</annotation>
  </semantics>
</math>
</file>

<file path=Object 144/content.xml><?xml version="1.0" encoding="utf-8"?>
<math xmlns="http://www.w3.org/1998/Math/MathML" display="block">
  <semantics>
    <mrow>
      <mrow/>
      <mrow>
        <munderover>
          <mo stretchy="false">∑</mo>
          <mrow>
            <mi>t</mi>
            <mo stretchy="false">=</mo>
            <mi>y</mi>
          </mrow>
          <mi>x</mi>
        </munderover>
        <mn>1</mn>
      </mrow>
    </mrow>
    <annotation encoding="StarMath 5.0">{}sum from t=y to x 1</annotation>
  </semantics>
</math>
</file>

<file path=Object 145/content.xml><?xml version="1.0" encoding="utf-8"?>
<math xmlns="http://www.w3.org/1998/Math/MathML" display="block">
  <semantics>
    <mrow>
      <msubsup>
        <mi>D</mi>
        <mrow>
          <mn>1</mn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−</mo>
        <mi mathvariant="normal">ϕ</mi>
      </mrow>
      <mrow>
        <mo fence="true" stretchy="false">(</mo>
        <mrow>
          <mrow>
            <mi mathvariant="normal">α</mi>
            <mrow>
              <mo fence="true" stretchy="false">(</mo>
              <mrow>
                <mi>y</mi>
              </mrow>
              <mo fence="true" stretchy="false">)</mo>
            </mrow>
            <mi>,</mi>
            <mi>K</mi>
          </mrow>
        </mrow>
        <mo fence="true" stretchy="false">)</mo>
      </mrow>
    </mrow>
    <annotation encoding="StarMath 5.0">D^{B_k}_{1,y}'(n) = %phi( n,K ) - %phi( %alpha(y),K )</annotation>
  </semantics>
</math>
</file>

<file path=Object 146/content.xml><?xml version="1.0" encoding="utf-8"?>
<math xmlns="http://www.w3.org/1998/Math/MathML" display="block">
  <semantics>
    <mrow>
      <msubsup>
        <mi>D</mi>
        <mrow>
          <mn>2</mn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row>
              <mrow>
                <mo fence="true" stretchy="false">⌊</mo>
                <mrow>
                  <msup>
                    <mi>n</mi>
                    <mfrac>
                      <mn>1</mn>
                      <mn>2</mn>
                    </mfrac>
                  </msup>
                </mrow>
                <mo fence="true" stretchy="false">⌋</mo>
              </mrow>
              <mi>,</mi>
              <mi>K</mi>
            </mrow>
          </mrow>
          <mo fence="true" stretchy="false">)</mo>
        </mrow>
        <mo stretchy="false">−</mo>
        <mi>y</mi>
        <mo stretchy="false">+</mo>
        <mn>2</mn>
      </mrow>
      <mrow>
        <munderover>
          <mo stretchy="false">∑</mo>
          <mrow>
            <mi>m</mi>
            <mo stretchy="false">=</mo>
            <mrow>
              <mi>y</mi>
              <mo stretchy="false">+</mo>
              <mn>1</mn>
            </mrow>
          </mrow>
          <mrow>
            <mi mathvariant="normal">ϕ</mi>
            <mrow>
              <mo fence="true" stretchy="false">(</mo>
              <mrow>
                <mrow>
                  <mrow>
                    <mo fence="true" stretchy="false">⌊</mo>
                    <mrow>
                      <msup>
                        <mi>n</mi>
                        <mfrac>
                          <mn>1</mn>
                          <mn>2</mn>
                        </mfrac>
                      </msup>
                    </mrow>
                    <mo fence="true" stretchy="false">⌋</mo>
                  </mrow>
                  <mi>,</mi>
                  <mi>K</mi>
                </mrow>
              </mrow>
              <mo fence="true" stretchy="false">)</mo>
            </mrow>
          </mrow>
        </munderover>
        <msub>
          <mi>D</mi>
          <mrow>
            <mn>1</mn>
            <mi>,</mi>
            <mi>m</mi>
          </mrow>
        </msub>
      </mrow>
      <mrow>
        <mo fence="true" stretchy="false">(</mo>
        <mrow>
          <mrow>
            <mo fence="true" stretchy="false">⌊</mo>
            <mrow>
              <mfrac>
                <mi>n</mi>
                <mrow>
                  <mi mathvariant="normal">α</mi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frac>
            </mrow>
            <mo fence="true" stretchy="false">⌋</mo>
          </mrow>
        </mrow>
        <mo fence="true" stretchy="false">)</mo>
      </mrow>
    </mrow>
    <annotation encoding="StarMath 5.0">D^{B_k}_{2,y}'(n) = %phi( lfloor n^{1 over 2} rfloor,K ) - y + 2 sum from m=y+1 to { %phi(lfloor n^{1 over 2} rfloor,K)} D_{ 1,m }( lfloor n over {%alpha(m)} rfloor )</annotation>
  </semantics>
</math>
</file>

<file path=Object 147/content.xml><?xml version="1.0" encoding="utf-8"?>
<math xmlns="http://www.w3.org/1998/Math/MathML" display="block">
  <semantics>
    <mrow>
      <msubsup>
        <mi>D</mi>
        <mrow>
          <mi>k</mi>
          <mi>,</mi>
          <mi>y</mi>
        </mrow>
        <msub>
          <mi>B</mi>
          <mi>k</mi>
        </msub>
      </msubsup>
      <mi>'</mi>
      <mrow>
        <mrow>
          <mo fence="true" stretchy="false">(</mo>
          <mrow>
            <mi>n</mi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row>
              <mrow>
                <mo fence="true" stretchy="false">⌊</mo>
                <mrow>
                  <msup>
                    <mi>n</mi>
                    <mfrac>
                      <mn>1</mn>
                      <mi>k</mi>
                    </mfrac>
                  </msup>
                </mrow>
                <mo fence="true" stretchy="false">⌋</mo>
              </mrow>
              <mi>,</mi>
              <mi>K</mi>
            </mrow>
          </mrow>
          <mo fence="true" stretchy="false">)</mo>
        </mrow>
        <mo stretchy="false">−</mo>
        <mi>y</mi>
        <mo stretchy="false">+</mo>
        <mi>k</mi>
      </mrow>
      <mrow>
        <munderover>
          <mo stretchy="false">∑</mo>
          <mrow>
            <mi>m</mi>
            <mo stretchy="false">=</mo>
            <mrow>
              <mi>y</mi>
              <mo stretchy="false">+</mo>
              <mn>1</mn>
            </mrow>
          </mrow>
          <mrow>
            <mi mathvariant="normal">ϕ</mi>
            <mrow>
              <mo fence="true" stretchy="false">(</mo>
              <mrow>
                <mrow>
                  <mrow>
                    <mo fence="true" stretchy="false">⌊</mo>
                    <mrow>
                      <msup>
                        <mi>n</mi>
                        <mfrac>
                          <mn>1</mn>
                          <mi>k</mi>
                        </mfrac>
                      </msup>
                    </mrow>
                    <mo fence="true" stretchy="false">⌋</mo>
                  </mrow>
                  <mi>,</mi>
                  <mi>K</mi>
                </mrow>
              </mrow>
              <mo fence="true" stretchy="false">)</mo>
            </mrow>
          </mrow>
        </munderover>
        <msub>
          <mi>D</mi>
          <mrow>
            <mn>1</mn>
            <mi>,</mi>
            <mi>m</mi>
          </mrow>
        </msub>
      </mrow>
      <mrow>
        <mrow>
          <mo fence="true" stretchy="false">(</mo>
          <mrow>
            <mrow>
              <mo fence="true" stretchy="false">⌊</mo>
              <mrow>
                <mfrac>
                  <mi>n</mi>
                  <mrow>
                    <mi mathvariant="normal">α</mi>
                    <msup>
                      <mrow>
                        <mo fence="true" stretchy="false">(</mo>
                        <mrow>
                          <mi>m</mi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</mfrac>
              </mrow>
              <mo fence="true" stretchy="false">⌋</mo>
            </mrow>
          </mrow>
          <mo fence="true" stretchy="false">)</mo>
        </mrow>
        <mo stretchy="false">+</mo>
        <mrow>
          <munderover>
            <mo stretchy="false">∑</mo>
            <mrow>
              <mi>m</mi>
              <mo stretchy="false">=</mo>
              <mrow>
                <mi>y</mi>
                <mo stretchy="false">+</mo>
                <mn>1</mn>
              </mrow>
            </mrow>
            <mrow>
              <mi mathvariant="normal">ϕ</mi>
              <mrow>
                <mo fence="true" stretchy="false">(</mo>
                <mrow>
                  <mrow>
                    <mrow>
                      <mo fence="true" stretchy="false">⌊</mo>
                      <mrow>
                        <msup>
                          <mi>n</mi>
                          <mfrac>
                            <mn>1</mn>
                            <mi>k</mi>
                          </mfrac>
                        </msup>
                      </mrow>
                      <mo fence="true" stretchy="false">⌋</mo>
                    </mrow>
                    <mi>,</mi>
                    <mi>K</mi>
                  </mrow>
                </mrow>
                <mo fence="true" stretchy="false">)</mo>
              </mrow>
            </mrow>
          </munderover>
          <mrow>
            <munderover>
              <mo stretchy="false">∑</mo>
              <mrow>
                <mi>j</mi>
                <mo stretchy="false">=</mo>
                <mn>2</mn>
              </mrow>
              <mrow>
                <mi>k</mi>
                <mo stretchy="false">−</mo>
                <mn>1</mn>
              </mrow>
            </munderover>
            <mrow>
              <mo fence="true" stretchy="false">(</mo>
              <mrow>
                <mtable>
                  <mtr>
                    <mtd>
                      <mi>k</mi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</mrow>
      </mrow>
      <msubsup>
        <mi>D</mi>
        <mrow>
          <mi>j</mi>
          <mi>,</mi>
          <mi>m</mi>
        </mrow>
        <msub>
          <mi>B</mi>
          <mi>k</mi>
        </msub>
      </msubsup>
      <mi>'</mi>
      <mrow>
        <mo fence="true" stretchy="false">(</mo>
        <mrow>
          <mrow>
            <mo fence="true" stretchy="false">⌊</mo>
            <mrow>
              <mfrac>
                <mi>n</mi>
                <mrow>
                  <mi mathvariant="normal">α</mi>
                  <msup>
                    <mrow>
                      <mo fence="true" stretchy="false">(</mo>
                      <mrow>
                        <mi>m</mi>
                      </mrow>
                      <mo fence="true" stretchy="false">)</mo>
                    </mrow>
                    <mrow>
                      <mi>k</mi>
                      <mo stretchy="false">−</mo>
                      <mi>j</mi>
                    </mrow>
                  </msup>
                </mrow>
              </mfrac>
            </mrow>
            <mo fence="true" stretchy="false">⌋</mo>
          </mrow>
        </mrow>
        <mo fence="true" stretchy="false">)</mo>
      </mrow>
    </mrow>
    <annotation encoding="StarMath 5.0">D^{B_k}_{k,y}'(n) = 
%phi( lfloor n^{1 over k} rfloor,K ) - y + 

k sum from m=y+1 to { %phi(lfloor n^{1 over k} rfloor,K)} 
D_{ 1,m }( lfloor n over {%alpha(m)^{k-1}} rfloor )+

sum from m = y+1 to { %phi(lfloor n^{1 over k} rfloor, K) }
sum from j = 2 to k-1 (binom{ k }{ j }) D^{B_k}_{ j,m }'( lfloor {n} over {%alpha(m)^{k-j}} rfloor )
</annotation>
  </semantics>
</math>
</file>

<file path=Object 148/content.xml><?xml version="1.0" encoding="utf-8"?>
<math xmlns="http://www.w3.org/1998/Math/MathML" display="block">
  <semantics>
    <mtable>
      <mtr>
        <mtd>
          <mrow>
            <msub>
              <mi>D</mi>
              <mrow>
                <mi>k</mi>
                <mi>,</mi>
                <mi>y</mi>
              </mrow>
            </msub>
            <mi>'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i>k</mi>
                </munderover>
                <mrow>
                  <mo fence="true" stretchy="false">(</mo>
                  <mrow>
                    <mtable>
                      <mtr>
                        <mtd>
                          <mi>k</mi>
                        </mtd>
                      </mtr>
                      <mtr>
                        <mtd>
                          <mi>j</mi>
                        </mtd>
                      </mtr>
                    </mtable>
                  </mrow>
                  <mo fence="true" stretchy="false">)</mo>
                </mrow>
              </mrow>
            </mrow>
            <msub>
              <mi>D</mi>
              <mrow>
                <mrow>
                  <mi>k</mi>
                  <mo stretchy="false">−</mo>
                  <mi>j</mi>
                </mrow>
                <mi>,</mi>
                <mrow>
                  <mi>y</mi>
                  <mo stretchy="false">+</mo>
                  <mn>1</mn>
                </mrow>
              </mrow>
            </msub>
            <mi>'</mi>
            <mrow>
              <mo fence="true" stretchy="false">(</mo>
              <mrow>
                <mfrac>
                  <mi>n</mi>
                  <msup>
                    <mi>y</mi>
                    <mi>j</mi>
                  </msup>
                </mfrac>
              </mrow>
              <mo fence="true" stretchy="false">)</mo>
            </mrow>
            <mtext/>
          </mrow>
        </mtd>
      </mtr>
      <mtr>
        <mtd>
          <mrow>
            <mtext> </mtext>
            <mtext/>
          </mrow>
        </mtd>
      </mtr>
      <mtr>
        <mtd>
          <mrow>
            <msub>
              <mi>D</mi>
              <mrow>
                <mn>0</mn>
                <mi>,</mi>
                <mi>y</mi>
              </mrow>
            </msub>
            <mi>'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1</mn>
            </mrow>
            <mtext/>
          </mrow>
        </mtd>
      </mtr>
      <mtr>
        <mtd>
          <mrow>
            <mtext> </mtext>
            <mtext/>
          </mrow>
        </mtd>
      </mtr>
      <mtr>
        <mtd>
          <mrow>
            <mi mathvariant="italic">if</mi>
            <mrow>
              <mi>n</mi>
              <mo stretchy="false">&lt;</mo>
              <msup>
                <mi>y</mi>
                <mi>k</mi>
              </msup>
            </mrow>
            <mi>,</mi>
            <msub>
              <mi>D</mi>
              <mrow>
                <mi>k</mi>
                <mi>,</mi>
                <mi>y</mi>
              </mrow>
            </msub>
            <mi>'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D_{k,y}'(n) = sum from j = 0 to k ( binom{k}{j} ) D_{k-j,y+1}'(n over {y}^{j})

"" newline
" "
"" newline

D_{0,y}'(n)=1

"" newline
" "
"" newline

if n &lt; y^k, D_{k,y}'(n)=0
</annotation>
  </semantics>
</math>
</file>

<file path=Object 149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
</annotation>
  </semantics>
</math>
</file>

<file path=Object 15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i>z</mi>
            <mo stretchy="false">⋅</mo>
            <mrow>
              <mo fence="true" stretchy="false">(</mo>
              <mrow>
                <mrow>
                  <mi>n</mi>
                  <mo stretchy="false">−</mo>
                  <mi>y</mi>
                  <mo stretchy="false">+</mo>
                  <mn>1</mn>
                </mrow>
              </mrow>
              <mo fence="true" stretchy="false">)</mo>
            </mrow>
          </mrow>
        </mrow>
      </mrow>
    </mrow>
    <annotation encoding="StarMath 5.0">D_{ z,y }( n )

=

1 + z cdot ( n-y+1 )
</annotation>
  </semantics>
</math>
</file>

<file path=Object 150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i>'</mi>
      <mrow>
        <mo fence="true" stretchy="false">(</mo>
        <mrow>
          <mi>n</mi>
        </mrow>
        <mo fence="true" stretchy="false">)</mo>
      </mrow>
    </mrow>
    <annotation encoding="StarMath 5.0">D_{ k,y }'( n )</annotation>
  </semantics>
</math>
</file>

<file path=Object 151/content.xml><?xml version="1.0" encoding="utf-8"?>
<math xmlns="http://www.w3.org/1998/Math/MathML" display="block">
  <semantics>
    <mrow>
      <msubsup>
        <mi>D</mi>
        <mrow>
          <mi>k</mi>
          <mi>,</mi>
          <mi>y</mi>
        </mrow>
        <msub>
          <mi>B</mi>
          <mi>k</mi>
        </msub>
      </msubsup>
      <mi>'</mi>
      <mrow>
        <mo fence="true" stretchy="false">(</mo>
        <mrow>
          <mi>n</mi>
        </mrow>
        <mo fence="true" stretchy="false">)</mo>
      </mrow>
    </mrow>
    <annotation encoding="StarMath 5.0">D^{B_k}_{ k,y }'( n )</annotation>
  </semantics>
</math>
</file>

<file path=Object 15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
</annotation>
  </semantics>
</math>
</file>

<file path=Object 153/content.xml><?xml version="1.0" encoding="utf-8"?>
<math xmlns="http://www.w3.org/1998/Math/MathML" display="block">
  <semantics>
    <mrow>
      <mrow>
        <mi>n</mi>
        <mo stretchy="false">&lt;</mo>
        <msup>
          <mi>y</mi>
          <mi>k</mi>
        </msup>
      </mrow>
      <mi>,</mi>
      <mrow>
        <msub>
          <mi>D</mi>
          <mrow>
            <mi>k</mi>
            <mi>,</mi>
            <mi>y</mi>
          </mrow>
        </msub>
        <mo stretchy="false">=</mo>
        <mn>0</mn>
      </mrow>
    </mrow>
    <annotation encoding="StarMath 5.0">n&lt;y^k, D_{ k,y } = 0
</annotation>
  </semantics>
</math>
</file>

<file path=Object 154/content.xml><?xml version="1.0" encoding="utf-8"?>
<math xmlns="http://www.w3.org/1998/Math/MathML" display="block">
  <semantics>
    <mrow>
      <mrow>
        <mi>n</mi>
        <mo stretchy="false">&lt;</mo>
        <mi mathvariant="normal">α</mi>
      </mrow>
      <msup>
        <mrow>
          <mo fence="true" stretchy="false">(</mo>
          <mrow>
            <mi>y</mi>
          </mrow>
          <mo fence="true" stretchy="false">)</mo>
        </mrow>
        <mi>k</mi>
      </msup>
      <mi>,</mi>
      <mrow>
        <msubsup>
          <mi>D</mi>
          <mrow>
            <mi>k</mi>
            <mi>,</mi>
            <mi>y</mi>
          </mrow>
          <msub>
            <mi>B</mi>
            <mi>k</mi>
          </msub>
        </msubsup>
        <mo stretchy="false">=</mo>
        <mn>0</mn>
      </mrow>
    </mrow>
    <annotation encoding="StarMath 5.0">n&lt;%alpha(y)^k, D^{B_k}_{ k,y } = 0
</annotation>
  </semantics>
</math>
</file>

<file path=Object 155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 z,y }( n )</annotation>
  </semantics>
</math>
</file>

<file path=Object 156/content.xml><?xml version="1.0" encoding="utf-8"?>
<math xmlns="http://www.w3.org/1998/Math/MathML" display="block">
  <semantics>
    <mrow>
      <msub>
        <mi>D</mi>
        <mrow>
          <mi>z</mi>
          <mi>,</mi>
          <mrow>
            <mi>y</mi>
            <mo stretchy="false">+</mo>
            <mn>1</mn>
          </mrow>
        </mrow>
      </msub>
      <mrow>
        <mo fence="true" stretchy="false">(</mo>
        <mrow>
          <mi>n</mi>
        </mrow>
        <mo fence="true" stretchy="false">)</mo>
      </mrow>
    </mrow>
    <annotation encoding="StarMath 5.0">D_{ z,y+1 }( n )</annotation>
  </semantics>
</math>
</file>

<file path=Object 157/content.xml><?xml version="1.0" encoding="utf-8"?>
<math xmlns="http://www.w3.org/1998/Math/MathML" display="block">
  <semantics>
    <mrow>
      <msub>
        <mi>D</mi>
        <mrow>
          <mi>z</mi>
          <mi>,</mi>
          <mrow>
            <mi>y</mi>
            <mo stretchy="false">−</mo>
            <mn>1</mn>
          </mrow>
        </mrow>
      </msub>
      <mrow>
        <mo fence="true" stretchy="false">(</mo>
        <mrow>
          <mi>n</mi>
        </mrow>
        <mo fence="true" stretchy="false">)</mo>
      </mrow>
    </mrow>
    <annotation encoding="StarMath 5.0">D_{ z,y-1 }( n )</annotation>
  </semantics>
</math>
</file>

<file path=Object 158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 k,y }( n )</annotation>
  </semantics>
</math>
</file>

<file path=Object 159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 z,y }( n )</annotation>
  </semantics>
</math>
</file>

<file path=Object 1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row>
            <mi mathvariant="normal">Π</mi>
            <mrow>
              <mo fence="true" stretchy="false">(</mo>
              <mrow>
                <msup>
                  <mi>n</mi>
                  <mfrac>
                    <mn>1</mn>
                    <mi>k</mi>
                  </mfrac>
                </msup>
              </mrow>
              <mo fence="true" stretchy="false">)</mo>
            </mrow>
          </mrow>
        </mrow>
      </mrow>
    </mrow>
    <annotation encoding="StarMath 5.0">%pi( n )

= 

sum from k = 1 to { lfloor {log n}over{log 2} rfloor} {{%mu(k)} over k} cdot {{ %PI(n^{1 over k})}  } 
</annotation>
  </semantics>
</math>
</file>

<file path=Object 160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 k,y }( n )</annotation>
  </semantics>
</math>
</file>

<file path=Object 161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 z,y }( n )</annotation>
  </semantics>
</math>
</file>

<file path=Object 16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163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 k,y }( n )</annotation>
  </semantics>
</math>
</file>

<file path=Object 164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 z,y }( n )</annotation>
  </semantics>
</math>
</file>

<file path=Object 165/content.xml><?xml version="1.0" encoding="utf-8"?>
<math xmlns="http://www.w3.org/1998/Math/MathML" display="block">
  <semantics>
    <mtable>
      <mtr>
        <mtd>
          <mrow>
            <msubsup>
              <mi>D</mi>
              <mrow>
                <mi>k</mi>
                <mi>,</mi>
                <mi>y</mi>
              </mrow>
              <msub>
                <mi>B</mi>
                <mi>k</mi>
              </msub>
            </msubsup>
            <mi>'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i>k</mi>
                </munderover>
                <mrow>
                  <mo fence="true" stretchy="false">(</mo>
                  <mrow>
                    <mtable>
                      <mtr>
                        <mtd>
                          <mi>k</mi>
                        </mtd>
                      </mtr>
                      <mtr>
                        <mtd>
                          <mi>j</mi>
                        </mtd>
                      </mtr>
                    </mtable>
                  </mrow>
                  <mo fence="true" stretchy="false">)</mo>
                </mrow>
              </mrow>
            </mrow>
            <msubsup>
              <mi>D</mi>
              <mrow>
                <mrow>
                  <mi>k</mi>
                  <mo stretchy="false">−</mo>
                  <mi>j</mi>
                </mrow>
                <mi>,</mi>
                <mrow>
                  <mi>y</mi>
                  <mo stretchy="false">+</mo>
                  <mn>1</mn>
                </mrow>
              </mrow>
              <msub>
                <mi>B</mi>
                <mi>k</mi>
              </msub>
            </msubsup>
            <mi>'</mi>
            <mrow>
              <mo fence="true" stretchy="false">(</mo>
              <mrow>
                <mfrac>
                  <mi>n</mi>
                  <msup>
                    <mrow>
                      <mi mathvariant="normal">α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  <mi>j</mi>
                  </msup>
                </mfrac>
              </mrow>
              <mo fence="true" stretchy="false">)</mo>
            </mrow>
            <mtext/>
          </mrow>
        </mtd>
      </mtr>
      <mtr>
        <mtd>
          <mrow>
            <mtext> </mtext>
            <mtext/>
          </mrow>
        </mtd>
      </mtr>
      <mtr>
        <mtd>
          <mrow>
            <msubsup>
              <mi>D</mi>
              <mrow>
                <mn>0</mn>
                <mi>,</mi>
                <mi>y</mi>
              </mrow>
              <msub>
                <mi>B</mi>
                <mi>k</mi>
              </msub>
            </msubsup>
            <mi>'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1</mn>
            </mrow>
            <mtext/>
          </mrow>
        </mtd>
      </mtr>
      <mtr>
        <mtd>
          <mrow>
            <mtext> </mtext>
            <mtext/>
          </mrow>
        </mtd>
      </mtr>
      <mtr>
        <mtd>
          <mrow>
            <mi mathvariant="italic">if</mi>
            <mrow>
              <mi>n</mi>
              <mo stretchy="false">&lt;</mo>
              <mi mathvariant="normal">α</mi>
            </mrow>
            <msup>
              <mrow>
                <mo fence="true" stretchy="false">(</mo>
                <mrow>
                  <mi>y</mi>
                </mrow>
                <mo fence="true" stretchy="false">)</mo>
              </mrow>
              <mi>k</mi>
            </msup>
            <mi>,</mi>
            <msubsup>
              <mi>D</mi>
              <mrow>
                <mi>k</mi>
                <mi>,</mi>
                <mi>y</mi>
              </mrow>
              <msub>
                <mi>B</mi>
                <mi>k</mi>
              </msub>
            </msubsup>
            <mi>'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D^{B_k}_{k,y}'(n) = sum from j = 0 to k ( binom{k}{j} ) D^{B_k}_{k-j,y+1}'(n over {%alpha(y)}^{j})

"" newline
" "
"" newline

D^{B_k}_{0,y}'(n)=1

"" newline
" "
"" newline

if n &lt; %alpha( y )^k, D^{B_k}_{k,y}'(n)=0
</annotation>
  </semantics>
</math>
</file>

<file path=Object 166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%LAMBDA( n )</annotation>
  </semantics>
</math>
</file>

<file path=Object 17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18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row>
                      <mo fence="true" stretchy="false">(</mo>
                      <mrow>
                        <mrow>
                          <mi>y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  <msub>
        <mi>D</mi>
        <mrow>
          <mrow>
            <mi>z</mi>
            <mo stretchy="false">−</mo>
            <mi>k</mi>
          </mrow>
          <mi>,</mi>
          <mrow>
            <mi>y</mi>
            <mo stretchy="false">−</mo>
            <mn>1</mn>
          </mrow>
        </mrow>
      </msub>
      <mrow>
        <mo fence="true" stretchy="false">(</mo>
        <mrow>
          <mfrac>
            <mi>n</mi>
            <msup>
              <mrow>
                <mo fence="true" stretchy="false">(</mo>
                <mrow>
                  <mrow>
                    <mi>y</mi>
                    <mo stretchy="false">−</mo>
                    <mn>1</mn>
                  </mrow>
                </mrow>
                <mo fence="true" stretchy="false">)</mo>
              </mrow>
              <mi>k</mi>
            </msup>
          </mfrac>
        </mrow>
        <mo fence="true" stretchy="false">)</mo>
      </mrow>
    </mrow>
    <annotation encoding="StarMath 5.0">D_{z,y}(n)

=

sum from k = 0 to {lfloor {log n}over{log (y-1)}  rfloor} (-1)^k ( binom{z}{k} ) D_{z-k,y-1}(n over {(y-1)^k})</annotation>
  </semantics>
</math>
</file>

<file path=Object 19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 mathvariant="normal">Λ</mi>
            <mrow>
              <mo fence="true" stretchy="false">(</mo>
              <mrow>
                <mi>n</mi>
              </mrow>
              <mo fence="true" stretchy="false">)</mo>
            </mrow>
          </mrow>
          <mrow>
            <mi>log</mi>
            <mi>n</mi>
          </mrow>
        </mfrac>
      </mrow>
    </mrow>
    <annotation encoding="StarMath 5.0">lim from {z rightarrow 0}{} {{partial}over{partial z}} d_z( n ) = { %LAMBDA(n) } over { log n }</annotation>
  </semantics>
</math>
</file>

<file path=Object 20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21/content.xml><?xml version="1.0" encoding="utf-8"?>
<math xmlns="http://www.w3.org/1998/Math/MathML" display="block">
  <semantics>
    <mrow>
      <mtext>{</mtext>
      <mn>2,</mn>
      <mn>3,</mn>
      <mn>5,</mn>
      <mn>...</mn>
      <msub>
        <mi>p</mi>
        <mi>K</mi>
      </msub>
      <mtext>}</mtext>
    </mrow>
    <annotation encoding="StarMath 5.0">"{" 2, 3, 5, ... p_K  "}"</annotation>
  </semantics>
</math>
</file>

<file path=Object 22/content.xml><?xml version="1.0" encoding="utf-8"?>
<math xmlns="http://www.w3.org/1998/Math/MathML" display="block">
  <semantics>
    <mrow>
      <mtext/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i mathvariant="normal">α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≤</mo>
                <mi>n</mi>
              </mrow>
              <mi>;</mi>
              <mrow>
                <mi>j</mi>
                <mo stretchy="false">∈</mo>
                <msub>
                  <mi>B</mi>
                  <mi>K</mi>
                </msub>
              </mrow>
              <mi>;</mi>
              <mrow>
                <mi>j</mi>
                <mo stretchy="false">≥</mo>
                <mi>y</mi>
              </mrow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i mathvariant="normal">α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⋅</mo>
                <mi mathvariant="normal">α</mi>
              </mrow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≤</mo>
                <mi>n</mi>
              </mrow>
              <mi>;</mi>
              <mi>j</mi>
              <mi>,</mi>
              <mrow>
                <mi>k</mi>
                <mo stretchy="false">∈</mo>
                <msub>
                  <mi>B</mi>
                  <mi>K</mi>
                </msub>
              </mrow>
              <mi>;</mi>
              <mi>j</mi>
              <mi>,</mi>
              <mrow>
                <mi>k</mi>
                <mo stretchy="false">≥</mo>
                <mi>y</mi>
              </mrow>
            </mrow>
          </mund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i mathvariant="normal">α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⋅</mo>
                <mi mathvariant="normal">α</mi>
              </mrow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⋅</mo>
                <mi mathvariant="normal">α</mi>
              </mrow>
              <mrow>
                <mrow>
                  <mo fence="true" stretchy="false">(</mo>
                  <mrow>
                    <mi>l</mi>
                  </mrow>
                  <mo fence="true" stretchy="false">)</mo>
                </mrow>
                <mo stretchy="false">≤</mo>
                <mi>n</mi>
              </mrow>
              <mi>;</mi>
              <mi>j</mi>
              <mi>,</mi>
              <mi>k</mi>
              <mi>,</mi>
              <mrow>
                <mi>l</mi>
                <mo stretchy="false">∈</mo>
                <msub>
                  <mi>B</mi>
                  <mi>K</mi>
                </msub>
              </mrow>
              <mi>;</mi>
              <mi>j</mi>
              <mi>,</mi>
              <mi>k</mi>
              <mi>,</mi>
              <mrow>
                <mi>l</mi>
                <mo stretchy="false">≥</mo>
                <mi>y</mi>
              </mrow>
            </mrow>
          </munder>
          <mn>1</mn>
        </mrow>
        <mo stretchy="false">+</mo>
        <mn>..</mn>
      </mrow>
      <mi>.</mi>
    </mrow>
    <annotation encoding="StarMath 5.0">""D^{B_K}_{z,y}(n)=
(binom{z}{0})1 +
(binom{z}{1})
	sum from {%alpha(j) &lt;= n; j in B_K; j &gt;= y}
			1
			
 +(binom{z}{2}) 
 	sum from {%alpha(j) cdot %alpha(k) &lt;= n; j,k in B_K; j,k &gt;= y}
 			1
 			
+(binom{z}{3}) 
	sum from {%alpha(j) cdot %alpha(k) cdot %alpha(l) &lt;= n; j,k,l in B_K; j,k,l &gt;= y}
				1
+...</annotation>
  </semantics>
</math>
</file>

<file path=Object 23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row>
                      <mo fence="true" stretchy="false">(</mo>
                      <mrow>
                        <mrow>
                          <mi>y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  <msub>
        <mi>D</mi>
        <mrow>
          <mrow>
            <mi>z</mi>
            <mo stretchy="false">−</mo>
            <mi>k</mi>
          </mrow>
          <mi>,</mi>
          <mi mathvariant="normal">α</mi>
          <mrow>
            <mo fence="true" stretchy="false">(</mo>
            <mrow>
              <mrow>
                <mi>y</mi>
                <mo stretchy="false">−</mo>
                <mn>1</mn>
              </mrow>
            </mrow>
            <mo fence="true" stretchy="false">)</mo>
          </mrow>
        </mrow>
      </msub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row>
                      <mi>y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D^{B_k}_{z,y}(n)

=

sum from k = 0 to {lfloor {log n}over{log (y-1)}  rfloor} (-1)^k ( binom{z}{k} ) D_{z-k,%alpha(y-1)}(n over {%alpha(y-1)^k})</annotation>
  </semantics>
</math>
</file>

<file path=Object 24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 mathvariant="normal">α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  <msub>
          <mi>B</mi>
          <mi>k</mi>
        </msub>
      </msubsup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i>y</mi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D^{B_k}_{z,y}(n)

=

sum from k = 0 to {lfloor {log n}over{log %alpha(y)}  rfloor} ( binom{z}{k} ) D^{B_k}_{z-k,y+1}(n over {%alpha(y)^k})</annotation>
  </semantics>
</math>
</file>

<file path=Object 25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 n ) </annotation>
  </semantics>
</math>
</file>

<file path=Object 26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,y}( n ) </annotation>
  </semantics>
</math>
</file>

<file path=Object 27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row>
                                      <mi mathvariant="normal">α</mi>
                                      <mrow>
                                        <mo fence="true" stretchy="false">(</mo>
                                        <mrow>
                                          <mi>j</mi>
                                        </mrow>
                                        <mo fence="true" stretchy="false">)</mo>
                                      </mrow>
                                    </mrow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 mathvariant="normal">α</mi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otherwise</mtext>
                  </mrow>
                </mtd>
              </mtr>
            </mtable>
          </mrow>
        </mrow>
      </mrow>
    </mrow>
    <annotation encoding="StarMath 5.0">D^{B_k}_z(n) = 1+f_1(n, 2) "    where     " f_k(n,j)  = {left lbrace
  stack {
    ({{z+1} over {k} - 1})(1+f_{k+1}( n over {%alpha(j)}, 2 )) + f_k(n, j+1)"         if " n &gt;= %alpha(j)#
    0"                                                                          otherwise"
  }
right none}</annotation>
  </semantics>
</math>
</file>

<file path=Object 28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i>y</mi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i>y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otherwise</mtext>
                  </mrow>
                </mtd>
              </mtr>
            </mtable>
          </mrow>
        </mrow>
      </mrow>
    </mrow>
    <annotation encoding="StarMath 5.0">D_{z,y}(n) = 1+f_{1}(n,y) "    where     " f_k(n,j)  = {left lbrace
  stack {
    ({{z+1} over {k} - 1})(1+f_{k+1}( n over j, y )) + f_k(n, j+1)"         if " n &gt;= j#
    0"                                                                   otherwise"
  }
right none}</annotation>
  </semantics>
</math>
</file>

<file path=Object 29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underover>
              <mo stretchy="false">∑</mo>
              <mrow>
                <mi>m</mi>
                <mo stretchy="false">=</mo>
                <mi>y</mi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m</mi>
                      </mrow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</mrow>
        </mrow>
      </mrow>
      <msub>
        <mi>D</mi>
        <mrow>
          <mrow>
            <mi>z</mi>
            <mo stretchy="false">−</mo>
            <mi>k</mi>
          </mrow>
          <mi>,</mi>
          <mrow>
            <mi>m</mi>
            <mo stretchy="false">+</mo>
            <mn>1</mn>
          </mrow>
        </mrow>
      </msub>
      <mrow>
        <mo fence="true" stretchy="false">(</mo>
        <mrow>
          <mfrac>
            <mi>n</mi>
            <msup>
              <mi>m</mi>
              <mi>k</mi>
            </msup>
          </mfrac>
        </mrow>
        <mo fence="true" stretchy="false">)</mo>
      </mrow>
    </mrow>
    <annotation encoding="StarMath 5.0">D_{z,y}(n)

=

1+

sum from m = y to n

sum from k = 1 to {lfloor {log n}over{log m}  rfloor} 

( binom{z}{k} ) D_{z-k,m+1}(n over {m^k})</annotation>
  </semantics>
</math>
</file>

<file path=Object 3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d</mi>
            <mi>z</mi>
          </msub>
        </mrow>
      </mrow>
      <mrow>
        <mo fence="true" stretchy="false">(</mo>
        <mrow>
          <mi>j</mi>
        </mrow>
        <mo fence="true" stretchy="false">)</mo>
      </mrow>
    </mrow>
    <annotation encoding="StarMath 5.0">D_z( n ) = sum from j = 1 to n d_z( j )</annotation>
  </semantics>
</math>
</file>

<file path=Object 30/content.xml><?xml version="1.0" encoding="utf-8"?>
<math xmlns="http://www.w3.org/1998/Math/MathML" display="block">
  <semantics>
    <mrow>
      <mi mathvariant="normal">ζ</mi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%zeta( s )^z</annotation>
  </semantics>
</math>
</file>

<file path=Object 31/content.xml><?xml version="1.0" encoding="utf-8"?>
<math xmlns="http://www.w3.org/1998/Math/MathML" display="block">
  <semantics>
    <mrow>
      <mo fence="true" stretchy="false">(</mo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a</mi>
                </mtd>
              </mtr>
            </mtable>
          </mrow>
          <mo fence="true" stretchy="false">)</mo>
        </mrow>
      </mrow>
      <mo fence="true" stretchy="false">)</mo>
    </mrow>
    <annotation encoding="StarMath 5.0">( (binom{z}{a}) )</annotation>
  </semantics>
</math>
</file>

<file path=Object 32/content.xml><?xml version="1.0" encoding="utf-8"?>
<math xmlns="http://www.w3.org/1998/Math/MathML" display="block">
  <semantics>
    <mfrac>
      <mrow>
        <mi>z</mi>
        <mrow>
          <mo fence="true" stretchy="false">(</mo>
          <mrow>
            <mrow>
              <mi>z</mi>
              <mo stretchy="false">+</mo>
              <mn>1</mn>
            </mrow>
          </mrow>
          <mo fence="true" stretchy="false">)</mo>
        </mrow>
        <mn>...</mn>
        <mrow>
          <mo fence="true" stretchy="false">(</mo>
          <mrow>
            <mrow>
              <mi>z</mi>
              <mo stretchy="false">+</mo>
              <mi>a</mi>
              <mo stretchy="false">−</mo>
              <mn>1</mn>
            </mrow>
          </mrow>
          <mo fence="true" stretchy="false">)</mo>
        </mrow>
      </mrow>
      <mrow>
        <mi>a</mi>
        <mi>!</mi>
      </mrow>
    </mfrac>
    <annotation encoding="StarMath 5.0">{z(z+1)...(z+a-1)}over{ a! }</annotation>
  </semantics>
</math>
</file>

<file path=Object 33/content.xml><?xml version="1.0" encoding="utf-8"?>
<math xmlns="http://www.w3.org/1998/Math/MathML" display="block">
  <semantics>
    <mrow>
      <mi>log</mi>
      <mi mathvariant="normal">ζ</mi>
      <mrow>
        <mo fence="true" stretchy="false">(</mo>
        <mrow>
          <mi>s</mi>
        </mrow>
        <mo fence="true" stretchy="false">)</mo>
      </mrow>
    </mrow>
    <annotation encoding="StarMath 5.0">log %zeta( s )</annotation>
  </semantics>
</math>
</file>

<file path=Object 34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sup>
                <mi>p</mi>
                <mi>a</mi>
              </msup>
              <mo stretchy="false">∣</mo>
              <mi>n</mi>
            </mrow>
          </mund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a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d_z( n ) = sum from p^a divides n ( (binom{z}{a}) )</annotation>
  </semantics>
</math>
</file>

<file path=Object 35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36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37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
%PI( n )</annotation>
  </semantics>
</math>
</file>

<file path=Object 3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
%pi( n )</annotation>
  </semantics>
</math>
</file>

<file path=Object 39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
%PI( n )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frac>
              <mn>1</mn>
              <mi>k</mi>
            </mfrac>
          </mrow>
          <mo stretchy="false">⋅</mo>
          <mrow>
            <mi mathvariant="normal">π</mi>
            <mrow>
              <mo fence="true" stretchy="false">(</mo>
              <mrow>
                <msup>
                  <mi>n</mi>
                  <mfrac>
                    <mn>1</mn>
                    <mi>k</mi>
                  </mfrac>
                </msup>
              </mrow>
              <mo fence="true" stretchy="false">)</mo>
            </mrow>
          </mrow>
        </mrow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lim from {z rightarrow 0}{} {{partial}over{partial z}} D_z( n ) 

= 

sum from k = 1 to { lfloor {log n}over{log 2} rfloor} {1 over k} cdot {{ %pi(n^{1 over k})}  } 

= 

%PI( n )</annotation>
  </semantics>
</math>
</file>

<file path=Object 40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
%PI( n )</annotation>
  </semantics>
</math>
</file>

<file path=Object 41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4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 </annotation>
  </semantics>
</math>
</file>

<file path=Object 43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 </annotation>
  </semantics>
</math>
</file>

<file path=Object 44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
%PI( n )</annotation>
  </semantics>
</math>
</file>

<file path=Object 45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 </annotation>
  </semantics>
</math>
</file>

<file path=Object 46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 </annotation>
  </semantics>
</math>
</file>

<file path=Object 47/content.xml><?xml version="1.0" encoding="utf-8"?>
<math xmlns="http://www.w3.org/1998/Math/MathML" display="block">
  <semantics>
    <mrow>
      <mi mathvariant="normal">ζ</mi>
      <mrow>
        <mo fence="true" stretchy="false">(</mo>
        <mrow>
          <mn>0</mn>
        </mrow>
        <mo fence="true" stretchy="false">)</mo>
      </mrow>
    </mrow>
    <annotation encoding="StarMath 5.0">%zeta( 0 )</annotation>
  </semantics>
</math>
</file>

<file path=Object 48/content.xml><?xml version="1.0" encoding="utf-8"?>
<math xmlns="http://www.w3.org/1998/Math/MathML" display="block">
  <semantics>
    <mrow>
      <mi mathvariant="normal">ζ</mi>
      <mrow>
        <mo fence="true" stretchy="false">(</mo>
        <mrow>
          <mrow>
            <mn>0</mn>
            <mi>,</mi>
            <mi>y</mi>
          </mrow>
        </mrow>
        <mo fence="true" stretchy="false">)</mo>
      </mrow>
    </mrow>
    <annotation encoding="StarMath 5.0">%zeta( 0,y )</annotation>
  </semantics>
</math>
</file>

<file path=Object 49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 n ) </annotation>
  </semantics>
</math>
</file>

<file path=Object 5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x</mi>
        </mrow>
        <mo fence="true" stretchy="false">)</mo>
      </mrow>
      <mrow>
        <mrow/>
        <mo stretchy="false">=</mo>
        <mrow/>
      </mrow>
      <mn>1</mn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1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i>y</mi>
          </mrow>
          <mi>n</mi>
        </munderover>
        <mn>1</mn>
      </mrow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2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i>y</mi>
          </mrow>
          <mi>n</mi>
        </munderover>
        <mrow>
          <munderover>
            <mo stretchy="false">∑</mo>
            <mrow>
              <mi>u</mi>
              <mo stretchy="false">=</mo>
              <mi>y</mi>
            </mrow>
            <mrow>
              <mo fence="true" stretchy="false">⌊</mo>
              <mrow>
                <mfrac>
                  <mi>n</mi>
                  <mi>t</mi>
                </mfrac>
              </mrow>
              <mo fence="true" stretchy="false">⌋</mo>
            </mrow>
          </munderover>
          <mn>1</mn>
        </mrow>
      </mrow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3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i>y</mi>
          </mrow>
          <mi>n</mi>
        </munderover>
        <mrow>
          <munderover>
            <mo stretchy="false">∑</mo>
            <mrow>
              <mi>u</mi>
              <mo stretchy="false">=</mo>
              <mi>y</mi>
            </mrow>
            <mrow>
              <mo fence="true" stretchy="false">⌊</mo>
              <mrow>
                <mfrac>
                  <mi>n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i>y</mi>
              </mrow>
              <mrow>
                <mo fence="true" stretchy="false">⌊</mo>
                <mrow>
                  <mfrac>
                    <mi>n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  <mrow>
        <mrow/>
        <mo stretchy="false">+</mo>
        <mrow/>
      </mrow>
      <mn>...</mn>
    </mrow>
    <annotation encoding="StarMath 5.0">D_{ z,y }( x )
{}={}
1
{}+{} ""(binom{z}{1})sum from t=y to n 1
{}+{} ""(binom{z}{2})sum from t=y to n sum from u=y to lfloor n over t rfloor 1
{}+{} ""(binom{z}{3})sum from t=y to n sum from u=y to lfloor n over t rfloor sum from v=y to lfloor n over {t cdot u} rfloor 1
{}+{} ...
</annotation>
  </semantics>
</math>
</file>

<file path=Object 50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{z}( n ) </annotation>
  </semantics>
</math>
</file>

<file path=Object 51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>D</mi>
          <mrow>
            <mi>z</mi>
            <mi>,</mi>
            <mn>2</mn>
          </mrow>
        </msub>
      </mrow>
      <mrow>
        <mo fence="true" stretchy="false">(</mo>
        <mrow>
          <mi>n</mi>
        </mrow>
        <mo fence="true" stretchy="false">)</mo>
      </mrow>
    </mrow>
    <annotation encoding="StarMath 5.0">D_{z}( n ) = D_{ z,2 }( n )</annotation>
  </semantics>
</math>
</file>

<file path=Object 52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 n ) </annotation>
  </semantics>
</math>
</file>

<file path=Object 53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 n ) </annotation>
  </semantics>
</math>
</file>

<file path=Object 54/content.xml><?xml version="1.0" encoding="utf-8"?>
<math xmlns="http://www.w3.org/1998/Math/MathML" display="block">
  <semantics>
    <mrow>
      <msub>
        <mi>D</mi>
        <mrow>
          <mi>z</mi>
          <mi>,</mi>
          <mrow>
            <mi>y</mi>
            <mo stretchy="false">+</mo>
            <mn>1</mn>
          </mrow>
        </mrow>
      </msub>
      <mrow>
        <mo fence="true" stretchy="false">(</mo>
        <mrow>
          <mi>n</mi>
        </mrow>
        <mo fence="true" stretchy="false">)</mo>
      </mrow>
    </mrow>
    <annotation encoding="StarMath 5.0">D_{z,y+1}( n ) </annotation>
  </semantics>
</math>
</file>

<file path=Object 55/content.xml><?xml version="1.0" encoding="utf-8"?>
<math xmlns="http://www.w3.org/1998/Math/MathML" display="block">
  <semantics>
    <mrow>
      <msub>
        <mi>D</mi>
        <mrow>
          <mi>z</mi>
          <mi>,</mi>
          <mrow>
            <mi>y</mi>
            <mo stretchy="false">−</mo>
            <mn>1</mn>
          </mrow>
        </mrow>
      </msub>
      <mrow>
        <mo fence="true" stretchy="false">(</mo>
        <mrow>
          <mi>n</mi>
        </mrow>
        <mo fence="true" stretchy="false">)</mo>
      </mrow>
    </mrow>
    <annotation encoding="StarMath 5.0">D_{z,y-1}( n ) </annotation>
  </semantics>
</math>
</file>

<file path=Object 56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 n ) </annotation>
  </semantics>
</math>
</file>

<file path=Object 57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{z}( n ) </annotation>
  </semantics>
</math>
</file>

<file path=Object 5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 </annotation>
  </semantics>
</math>
</file>

<file path=Object 59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>D</mi>
          <mrow>
            <mi>z</mi>
            <mi>,</mi>
            <mn>2</mn>
          </mrow>
        </msub>
      </mrow>
      <mrow>
        <mo fence="true" stretchy="false">(</mo>
        <mrow>
          <mi>n</mi>
        </mrow>
        <mo fence="true" stretchy="false">)</mo>
      </mrow>
    </mrow>
    <annotation encoding="StarMath 5.0">D_{z}( n ) = D_{ z,2 }( n )</annotation>
  </semantics>
</math>
</file>

<file path=Object 6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  <mrow>
        <mrow/>
        <mo stretchy="false">=</mo>
        <mrow/>
      </mrow>
      <mn>1</mn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1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2</mn>
          </mrow>
          <mi>x</mi>
        </munderover>
        <mn>1</mn>
      </mrow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2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n>1</mn>
        </mrow>
      </mrow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3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  <mrow>
        <mrow/>
        <mo stretchy="false">+</mo>
        <mrow/>
      </mrow>
      <mn>...</mn>
    </mrow>
    <annotation encoding="StarMath 5.0">D_z( n )
{}={}
1
{}+{} ""(binom{z}{1})sum from t=2 to x 1
{}+{} ""(binom{z}{2})sum from t=2 to x sum from u=2 to lfloor x over t rfloor 1
{}+{} ""(binom{z}{3})sum from t=2 to x sum from u=2 to lfloor x over t rfloor sum from v=2 to lfloor x over {t cdot u} rfloor 1
{}+{} ...
</annotation>
  </semantics>
</math>
</file>

<file path=Object 60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 </annotation>
  </semantics>
</math>
</file>

<file path=Object 61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y</mi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</msub>
      <mrow>
        <mo fence="true" stretchy="false">(</mo>
        <mrow>
          <mfrac>
            <mi>n</mi>
            <msup>
              <mi>y</mi>
              <mi>k</mi>
            </msup>
          </mfrac>
        </mrow>
        <mo fence="true" stretchy="false">)</mo>
      </mrow>
    </mrow>
    <annotation encoding="StarMath 5.0">D_{z,y}(n)

=

sum from k = 0 to {lfloor {log n}over{log y}  rfloor} ( binom{z}{k} ) D_{z-k,y+1}(n over {y^k})</annotation>
  </semantics>
</math>
</file>

<file path=Object 6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{z}(n)</annotation>
  </semantics>
</math>
</file>

<file path=Object 63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 </annotation>
  </semantics>
</math>
</file>

<file path=Object 64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i mathvariant="normal">ϕ</mi>
              <mrow>
                <mo fence="true" stretchy="false">(</mo>
                <mrow>
                  <mrow>
                    <mi>n</mi>
                    <mi>,</mi>
                    <mi>K</mi>
                  </mrow>
                </mrow>
                <mo fence="true" stretchy="false">)</mo>
              </mrow>
            </mrow>
          </munderover>
          <msub>
            <mi>d</mi>
            <mi>z</mi>
          </msub>
        </mrow>
      </mrow>
      <mrow>
        <mo fence="true" stretchy="false">(</mo>
        <mrow>
          <mrow>
            <mi mathvariant="normal">α</mi>
            <mrow>
              <mo fence="true" stretchy="false">(</mo>
              <mrow>
                <mi>j</mi>
              </mrow>
              <mo fence="true" stretchy="false">)</mo>
            </mrow>
          </mrow>
        </mrow>
        <mo fence="true" stretchy="false">)</mo>
      </mrow>
    </mrow>
    <annotation encoding="StarMath 5.0">D^{B_K}_{z}(n)= sum from j = 1 to {%phi(n,K)} d_z( %alpha(j) )
</annotation>
  </semantics>
</math>
</file>

<file path=Object 65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sup>
        <mi>D</mi>
        <mi>z</mi>
        <msub>
          <mi>B</mi>
          <mi>k</mi>
        </msub>
      </msubsup>
      <mrow>
        <mrow>
          <mrow>
            <mo fence="true" stretchy="false">(</mo>
            <mrow>
              <mi>n</mi>
            </mrow>
            <mo fence="true" stretchy="false">)</mo>
          </mrow>
          <mo stretchy="false">+</mo>
          <mrow>
            <munder>
              <mo stretchy="false">∑</mo>
              <mrow>
                <mi>p</mi>
                <mo stretchy="false">∈</mo>
                <msub>
                  <mi>P</mi>
                  <mi>k</mi>
                </msub>
              </mrow>
            </munder>
            <msub>
              <mi>H</mi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p</mi>
                    </mrow>
                  </mfrac>
                </mrow>
                <mo fence="true" stretchy="false">⌋</mo>
              </mrow>
            </msub>
          </mrow>
        </mrow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lim from {z rightarrow 0}{} {{partial}over{partial z}} D^{B_k}_z( n ) 


+ sum from p in P_k H_{ lfloor {log n}over{log p} rfloor }

= 

%PI( n )</annotation>
  </semantics>
</math>
</file>

<file path=Object 66/content.xml><?xml version="1.0" encoding="utf-8"?>
<math xmlns="http://www.w3.org/1998/Math/MathML" display="block">
  <semantics>
    <mrow>
      <mi mathvariant="normal">ϕ</mi>
      <mrow>
        <mo fence="true" stretchy="false">(</mo>
        <mrow>
          <mrow>
            <mi>n</mi>
            <mi>,</mi>
            <mi>K</mi>
          </mrow>
        </mrow>
        <mo fence="true" stretchy="false">)</mo>
      </mrow>
    </mrow>
    <annotation encoding="StarMath 5.0">%phi( n, K )</annotation>
  </semantics>
</math>
</file>

<file path=Object 67/content.xml><?xml version="1.0" encoding="utf-8"?>
<math xmlns="http://www.w3.org/1998/Math/MathML" display="block">
  <semantics>
    <mrow>
      <mi mathvariant="normal">α</mi>
      <mrow>
        <mo fence="true" stretchy="false">(</mo>
        <mrow>
          <mi>n</mi>
        </mrow>
        <mo fence="true" stretchy="false">)</mo>
      </mrow>
    </mrow>
    <annotation encoding="StarMath 5.0">%alpha( n )</annotation>
  </semantics>
</math>
</file>

<file path=Object 68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,y}( n ) </annotation>
  </semantics>
</math>
</file>

<file path=Object 69/content.xml><?xml version="1.0" encoding="utf-8"?>
<math xmlns="http://www.w3.org/1998/Math/MathML" display="block">
  <semantics>
    <mrow>
      <mi mathvariant="normal">ϕ</mi>
      <mrow>
        <mo fence="true" stretchy="false">(</mo>
        <mrow>
          <mrow>
            <mi>n</mi>
            <mi>,</mi>
            <mi>K</mi>
          </mrow>
        </mrow>
        <mo fence="true" stretchy="false">)</mo>
      </mrow>
    </mrow>
    <annotation encoding="StarMath 5.0">%phi( n, K )</annotation>
  </semantics>
</math>
</file>

<file path=Object 7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otherwise</mtext>
                  </mrow>
                </mtd>
              </mtr>
            </mtable>
          </mrow>
        </mrow>
      </mrow>
    </mrow>
    <annotation encoding="StarMath 5.0">D_z(n) = 1+f_1(n, 2) "    where     " f_k(n,j)  = {left lbrace
  stack {
    ({{z+1} over {k} - 1})(1+f_{k+1}( n over j, 2 )) + f_k(n, j+1)"         if " n &gt;= j#
    0"                                                                   otherwise"
  }
right none}</annotation>
  </semantics>
</math>
</file>

<file path=Object 70/content.xml><?xml version="1.0" encoding="utf-8"?>
<math xmlns="http://www.w3.org/1998/Math/MathML" display="block">
  <semantics>
    <mrow>
      <mi mathvariant="normal">α</mi>
      <mrow>
        <mo fence="true" stretchy="false">(</mo>
        <mrow>
          <mi>n</mi>
        </mrow>
        <mo fence="true" stretchy="false">)</mo>
      </mrow>
    </mrow>
    <annotation encoding="StarMath 5.0">%alpha( n )</annotation>
  </semantics>
</math>
</file>

<file path=Object 71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72/content.xml><?xml version="1.0" encoding="utf-8"?>
<math xmlns="http://www.w3.org/1998/Math/MathML" display="block">
  <semantics>
    <mrow>
      <mi mathvariant="normal">ϕ</mi>
      <mrow>
        <mo fence="true" stretchy="false">(</mo>
        <mrow>
          <mrow>
            <mi>n</mi>
            <mi>,</mi>
            <mi>K</mi>
          </mrow>
        </mrow>
        <mo fence="true" stretchy="false">)</mo>
      </mrow>
    </mrow>
    <annotation encoding="StarMath 5.0">%phi( n, K )</annotation>
  </semantics>
</math>
</file>

<file path=Object 73/content.xml><?xml version="1.0" encoding="utf-8"?>
<math xmlns="http://www.w3.org/1998/Math/MathML" display="block">
  <semantics>
    <mrow>
      <mi mathvariant="normal">α</mi>
      <mrow>
        <mo fence="true" stretchy="false">(</mo>
        <mrow>
          <mi>n</mi>
        </mrow>
        <mo fence="true" stretchy="false">)</mo>
      </mrow>
    </mrow>
    <annotation encoding="StarMath 5.0">%alpha( n )</annotation>
  </semantics>
</math>
</file>

<file path=Object 74/content.xml><?xml version="1.0" encoding="utf-8"?>
<math xmlns="http://www.w3.org/1998/Math/MathML" display="block">
  <semantics>
    <mrow>
      <mtext/>
      <mo stretchy="false">≤</mo>
      <mtext/>
    </mrow>
    <annotation encoding="StarMath 5.0">"" &lt;= ""</annotation>
  </semantics>
</math>
</file>

<file path=Object 75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76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}(n)</annotation>
  </semantics>
</math>
</file>

<file path=Object 77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{z}(n)</annotation>
  </semantics>
</math>
</file>

<file path=Object 78/content.xml><?xml version="1.0" encoding="utf-8"?>
<math xmlns="http://www.w3.org/1998/Math/MathML" display="block">
  <semantics>
    <mrow>
      <msub>
        <mi>D</mi>
        <mrow>
          <mi>k</mi>
          <mi>,</mi>
          <mi>y</mi>
        </mrow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sub>
        <mi>D</mi>
        <mrow>
          <mrow>
            <mi>k</mi>
            <mo stretchy="false">−</mo>
            <mi>j</mi>
          </mrow>
          <mi>,</mi>
          <mrow>
            <mi>y</mi>
            <mo stretchy="false">+</mo>
            <mn>1</mn>
          </mrow>
        </mrow>
      </msub>
      <mi>'</mi>
      <mrow>
        <mo fence="true" stretchy="false">(</mo>
        <mrow>
          <mfrac>
            <mi>n</mi>
            <msup>
              <mi>y</mi>
              <mi>j</mi>
            </msup>
          </mfrac>
        </mrow>
        <mo fence="true" stretchy="false">)</mo>
      </mrow>
    </mrow>
    <annotation encoding="StarMath 5.0">D_{k,y}'(n) = sum from j = 0 to k ( binom{k}{j} ) D_{k-j,y+1}'(n over y^{j})</annotation>
  </semantics>
</math>
</file>

<file path=Object 79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{z}(n)</annotation>
  </semantics>
</math>
</file>

<file path=Object 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  <mrow>
        <mrow/>
        <mo stretchy="false">=</mo>
        <mrow/>
      </mrow>
      <mrow/>
      <mrow/>
      <mtext/>
      <mrow>
        <munderover>
          <mo stretchy="false">∑</mo>
          <mrow>
            <mi>t</mi>
            <mo stretchy="false">=</mo>
            <mn>2</mn>
          </mrow>
          <mi>x</mi>
        </munderover>
        <mn>1</mn>
      </mrow>
      <mrow>
        <mrow/>
        <mo stretchy="false">−</mo>
        <mrow/>
      </mrow>
      <mtext/>
      <mfrac>
        <mn>1</mn>
        <mn>2</mn>
      </mfrac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n>1</mn>
        </mrow>
      </mrow>
      <mrow>
        <mrow/>
        <mo stretchy="false">+</mo>
        <mrow/>
      </mrow>
      <mtext/>
      <mfrac>
        <mn>1</mn>
        <mn>3</mn>
      </mfrac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  <mrow>
        <mrow/>
        <mo stretchy="false">−</mo>
        <mrow/>
      </mrow>
      <mn>...</mn>
    </mrow>
    <annotation encoding="StarMath 5.0">%PI( n )
{}={}
{} {} ""sum from t=2 to x 1
{}-{} ""{1 over 2} sum from t=2 to x sum from u=2 to lfloor x over t rfloor 1
{}+{} ""{1 over 3} sum from t=2 to x sum from u=2 to lfloor x over t rfloor sum from v=2 to lfloor x over {t cdot u} rfloor 1
{}-{} ...
</annotation>
  </semantics>
</math>
</file>

<file path=Object 80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}(n)</annotation>
  </semantics>
</math>
</file>

<file path=Object 81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}(n)</annotation>
  </semantics>
</math>
</file>

<file path=Object 8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{z}(n)</annotation>
  </semantics>
</math>
</file>

<file path=Object 83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}(n)</annotation>
  </semantics>
</math>
</file>

<file path=Object 84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}(n)</annotation>
  </semantics>
</math>
</file>

<file path=Object 85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,y}(n)</annotation>
  </semantics>
</math>
</file>

<file path=Object 86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i>y</mi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row>
                                      <mi mathvariant="normal">α</mi>
                                      <mrow>
                                        <mo fence="true" stretchy="false">(</mo>
                                        <mrow>
                                          <mi>j</mi>
                                        </mrow>
                                        <mo fence="true" stretchy="false">)</mo>
                                      </mrow>
                                    </mrow>
                                  </mfrac>
                                  <mi>,</mi>
                                  <mi>y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 mathvariant="normal">α</mi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otherwise</mtext>
                  </mrow>
                </mtd>
              </mtr>
            </mtable>
          </mrow>
        </mrow>
      </mrow>
    </mrow>
    <annotation encoding="StarMath 5.0">D^{B_k}_{z,y}(n) = 1+f_1(n, y) "    where     " f_k(n,j)  = {left lbrace
  stack {
    ({{z+1} over {k} - 1})(1+f_{k+1}( n over {%alpha(j)}, y )) + f_k(n, j+1)"         if " n &gt;= %alpha(j)#
    0"                                                                          otherwise"
  }
right none}</annotation>
  </semantics>
</math>
</file>

<file path=Object 87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o fence="true" stretchy="false">(</mo>
        <mrow>
          <mi>n</mi>
        </mrow>
        <mo fence="true" stretchy="false">)</mo>
      </mrow>
    </mrow>
    <annotation encoding="StarMath 5.0">D_{z,y}(n)</annotation>
  </semantics>
</math>
</file>

<file path=Object 88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,y}(n)</annotation>
  </semantics>
</math>
</file>

<file path=Object 89/content.xml><?xml version="1.0" encoding="utf-8"?>
<math xmlns="http://www.w3.org/1998/Math/MathML" display="block">
  <semantics>
    <mrow>
      <msubsup>
        <mi>D</mi>
        <mrow>
          <mi>z</mi>
          <mi>,</mi>
          <mrow>
            <mi>y</mi>
            <mo stretchy="false">+</mo>
            <mn>1</mn>
          </mrow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,y+1}( n ) 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=</mo>
        <msub>
          <mi>f</mi>
          <mn>1</mn>
        </msub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   where 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i>k</mi>
                              </mfrac>
                              <mo stretchy="false">−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otherwise</mtext>
                  </mrow>
                </mtd>
              </mtr>
            </mtable>
          </mrow>
        </mrow>
      </mrow>
    </mrow>
    <annotation encoding="StarMath 5.0">lim from {z rightarrow 0}{} {{partial}over{partial z}} D_z(n) = %PI(n) = f_1(n, 2) "    where     " f_k(n,j)  = {left lbrace
  stack {
    (1 over k-f_{k+1}( n over j, 2 )) + f_k(n, j+1)"         if " n &gt;= j#
    0"                                                   otherwise"
  }
right none}</annotation>
  </semantics>
</math>
</file>

<file path=Object 90/content.xml><?xml version="1.0" encoding="utf-8"?>
<math xmlns="http://www.w3.org/1998/Math/MathML" display="block">
  <semantics>
    <mrow>
      <msubsup>
        <mi>D</mi>
        <mrow>
          <mi>z</mi>
          <mi>,</mi>
          <mrow>
            <mi>y</mi>
            <mo stretchy="false">−</mo>
            <mn>1</mn>
          </mrow>
        </mrow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,y-1}( n ) </annotation>
  </semantics>
</math>
</file>

<file path=Object 91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o fence="true" stretchy="false">(</mo>
        <mrow>
          <mi>n</mi>
        </mrow>
        <mo fence="true" stretchy="false">)</mo>
      </mrow>
    </mrow>
    <annotation encoding="StarMath 5.0">D^{B_k}_{z}( n ) </annotation>
  </semantics>
</math>
</file>

<file path=Object 9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 </annotation>
  </semantics>
</math>
</file>

<file path=Object 93/content.xml><?xml version="1.0" encoding="utf-8"?>
<math xmlns="http://www.w3.org/1998/Math/MathML" display="block">
  <semantics>
    <mrow>
      <mrow>
        <mi>n</mi>
        <mo stretchy="false">&lt;</mo>
        <mi mathvariant="normal">α</mi>
      </mrow>
      <mrow>
        <mo fence="true" stretchy="false">(</mo>
        <mrow>
          <mi>y</mi>
        </mrow>
        <mo fence="true" stretchy="false">)</mo>
      </mrow>
    </mrow>
    <annotation encoding="StarMath 5.0">n&lt;%alpha(y)</annotation>
  </semantics>
</math>
</file>

<file path=Object 94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D_{ z,y }( n )

=

1
</annotation>
  </semantics>
</math>
</file>

<file path=Object 95/content.xml><?xml version="1.0" encoding="utf-8"?>
<math xmlns="http://www.w3.org/1998/Math/MathML" display="block">
  <semantics>
    <mrow>
      <msubsup>
        <mi>D</mi>
        <mi>z</mi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subsup>
          <mi>D</mi>
          <mrow>
            <mi>z</mi>
            <mi>,</mi>
            <mn>2</mn>
          </mrow>
          <msub>
            <mi>B</mi>
            <mi>k</mi>
          </msub>
        </msubsup>
      </mrow>
      <mrow>
        <mo fence="true" stretchy="false">(</mo>
        <mrow>
          <mi>n</mi>
        </mrow>
        <mo fence="true" stretchy="false">)</mo>
      </mrow>
    </mrow>
    <annotation encoding="StarMath 5.0">D^{B_k}_{z}( n ) = D^{B_k}_{ z,2 }( n )</annotation>
  </semantics>
</math>
</file>

<file path=Object 96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 </annotation>
  </semantics>
</math>
</file>

<file path=Object 97/content.xml><?xml version="1.0" encoding="utf-8"?>
<math xmlns="http://www.w3.org/1998/Math/MathML" display="block">
  <semantics>
    <mrow>
      <msubsup>
        <mi>D</mi>
        <mrow>
          <mi>z</mi>
          <mi>,</mi>
          <mi>y</mi>
        </mrow>
        <msub>
          <mi>B</mi>
          <mi>k</mi>
        </msub>
      </msubsup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 mathvariant="normal">α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i>D</mi>
        <mrow>
          <mrow>
            <mi>z</mi>
            <mo stretchy="false">−</mo>
            <mi>k</mi>
          </mrow>
          <mi>,</mi>
          <mrow>
            <mi>y</mi>
            <mo stretchy="false">+</mo>
            <mn>1</mn>
          </mrow>
        </mrow>
        <msub>
          <mi>B</mi>
          <mi>k</mi>
        </msub>
      </msubsup>
      <mrow>
        <mo fence="true" stretchy="false">(</mo>
        <mrow>
          <mfrac>
            <mi>n</mi>
            <mrow>
              <mi mathvariant="normal">α</mi>
              <msup>
                <mrow>
                  <mo fence="true" stretchy="false">(</mo>
                  <mrow>
                    <mi>y</mi>
                  </mrow>
                  <mo fence="true" stretchy="false">)</mo>
                </mrow>
                <mi>k</mi>
              </msup>
            </mrow>
          </mfrac>
        </mrow>
        <mo fence="true" stretchy="false">)</mo>
      </mrow>
    </mrow>
    <annotation encoding="StarMath 5.0">D^{B_k}_{z,y}(n)

=

sum from k = 0 to {lfloor {log n}over{log %alpha(y)}  rfloor} ( binom{z}{k} ) D^{B_k}_{z-k,y+1}(n over {%alpha(y)^k})</annotation>
  </semantics>
</math>
</file>

<file path=Object 98/content.xml><?xml version="1.0" encoding="utf-8"?>
<math xmlns="http://www.w3.org/1998/Math/MathML" display="block">
  <semantics>
    <mrow>
      <msub>
        <mi>D</mi>
        <mrow>
          <mi>z</mi>
          <mi>,</mi>
          <mi>y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i>z</mi>
            <mo stretchy="false">⋅</mo>
            <mrow>
              <mo fence="true" stretchy="false">(</mo>
              <mrow>
                <mrow>
                  <mrow>
                    <mi>n</mi>
                    <mo stretchy="false">+</mo>
                    <mn>1</mn>
                    <mo stretchy="false">−</mo>
                    <mi mathvariant="italic">max</mi>
                  </mrow>
                  <mrow>
                    <mo fence="true" stretchy="false">(</mo>
                    <mrow>
                      <mrow>
                        <mi>y</mi>
                        <mi>,</mi>
                        <mrow>
                          <mn>1</mn>
                          <mo stretchy="false">+</mo>
                          <mrow>
                            <mo fence="true" stretchy="false">⌊</mo>
                            <mrow>
                              <msup>
                                <mi>n</mi>
                                <mfrac>
                                  <mn>1</mn>
                                  <mn>2</mn>
                                </mfrac>
                              </msup>
                            </mrow>
                            <mo fence="true" stretchy="false">⌋</mo>
                          </mrow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o stretchy="false">+</mo>
          <mrow>
            <munderover>
              <mo stretchy="false">∑</mo>
              <mrow>
                <mi>m</mi>
                <mo stretchy="false">=</mo>
                <mi>y</mi>
              </mrow>
              <mrow>
                <mo fence="true" stretchy="false">⌊</mo>
                <mrow>
                  <msup>
                    <mi>n</mi>
                    <mfrac>
                      <mn>1</mn>
                      <mn>2</mn>
                    </mfrac>
                  </msup>
                </mrow>
                <mo fence="true"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m</mi>
                      </mrow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</mrow>
        </mrow>
      </mrow>
      <msub>
        <mi>D</mi>
        <mrow>
          <mrow>
            <mi>z</mi>
            <mo stretchy="false">−</mo>
            <mi>k</mi>
          </mrow>
          <mi>,</mi>
          <mrow>
            <mi>m</mi>
            <mo stretchy="false">+</mo>
            <mn>1</mn>
          </mrow>
        </mrow>
      </msub>
      <mrow>
        <mo fence="true" stretchy="false">(</mo>
        <mrow>
          <mrow>
            <mo fence="true" stretchy="false">⌊</mo>
            <mrow>
              <mfrac>
                <mi>n</mi>
                <msup>
                  <mi>m</mi>
                  <mi>k</mi>
                </msup>
              </mfrac>
            </mrow>
            <mo fence="true" stretchy="false">⌋</mo>
          </mrow>
        </mrow>
        <mo fence="true" stretchy="false">)</mo>
      </mrow>
    </mrow>
    <annotation encoding="StarMath 5.0">D_{z,y}(n)

=

1+

z cdot( n+1 - max(y,1+lfloor n^{1 over 2} rfloor) )

+

sum from m = y to lfloor n^{1 over 2} rfloor

sum from k = 1 to {lfloor {log n}over{log m}  rfloor} 

( binom{z}{k} ) D_{z-k,m+1}(lfloor n over {m^k} rfloor)</annotation>
  </semantics>
</math>
</file>

<file path=Object 99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>
        <mi>D</mi>
        <mrow>
          <mi>z</mi>
          <mi>,</mi>
          <mn>2</mn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m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m</mi>
                      </mrow>
                    </mfrac>
                  </mrow>
                  <mo fence="true" stretchy="false">⌋</mo>
                </mrow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</mrow>
          <mo stretchy="false">⋅</mo>
          <msub>
            <mi>D</mi>
            <mrow>
              <mrow>
                <mo stretchy="false">−</mo>
                <mi>k</mi>
              </mrow>
              <mi>,</mi>
              <mrow>
                <mi>m</mi>
                <mo stretchy="false">+</mo>
                <mn>1</mn>
              </mrow>
            </mrow>
          </msub>
        </mrow>
      </mrow>
      <mrow>
        <mo fence="true" stretchy="false">(</mo>
        <mrow>
          <mfrac>
            <mi>n</mi>
            <msup>
              <mi>m</mi>
              <mi>k</mi>
            </msup>
          </mfrac>
        </mrow>
        <mo fence="true" stretchy="false">)</mo>
      </mrow>
    </mrow>
    <annotation encoding="StarMath 5.0">lim from {z rightarrow 0}{} {{partial}over{partial z}} D_{z,2}(n)

=

%PI( n )

=

sum from m = 2 to n

sum from k = 1 to {lfloor {log n}over{log m}  rfloor} 

{(-1)^{k+1} over k} cdot  D_{-k,m+1}(n over {m^k})</annotation>
  </semantics>
</math>
</file>